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7.969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2.307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5.17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ff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Ark1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row table:style-name="ro1">
          <table:table-cell table:style-name="ce1" office:value-type="string">
            <text:p>Tool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Examination</text:p>
          </table:table-cell>
          <table:table-cell table:style-name="ce5" office:value-type="string">
            <text:p>Time flag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tatus</text:p>
          </table:table-cell>
          <table:table-cell table:style-name="ce6" office:value-type="string">
            <text:p>Estimated Resul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TFFFTTFTTT</text:p>
          </table:table-cell>
          <table:table-cell office:value-type="string">
            <text:p>normal</text:p>
          </table:table-cell>
          <table:table-cell office:value-type="string">
            <text:p>TFTFTTT(F)FFTTF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FFTFTTTFFT</text:p>
          </table:table-cell>
          <table:table-cell office:value-type="string">
            <text:p>normal</text:p>
          </table:table-cell>
          <table:table-cell table:style-name="ce2" office:value-type="string">
            <text:p>TTTFFFFFTFTTT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2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RMCacheCoherence-PT-none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FFFFFFFFFTFT</text:p>
          </table:table-cell>
          <table:table-cell office:value-type="string">
            <text:p>normal</text:p>
          </table:table-cell>
          <table:table-cell office:value-type="string">
            <text:p>(T)(F)(F)(F)(F)(F)(F)(F)(F)(F)(F)(F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04P05N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FFTFFTFTTFT</text:p>
          </table:table-cell>
          <table:table-cell office:value-type="string">
            <text:p>normal</text:p>
          </table:table-cell>
          <table:table-cell office:value-type="string">
            <text:p>(F)(T)(F)(T)(T)(F)(F)(T)(F)(T)(F)(F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10P10N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FFFTTTTFTFFTT</text:p>
          </table:table-cell>
          <table:table-cell office:value-type="string">
            <text:p>normal</text:p>
          </table:table-cell>
          <table:table-cell office:value-type="string">
            <text:p>(T)(F)(T)(F)(F)(F)(T)(T)(T)(T)(F)(T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10N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------FF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F)(F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10N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F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20N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20N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20N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2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20N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50N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5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50P50N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80P20N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80P2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80P50N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80P50N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80P50N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adianClock-PT-0000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FTTFFFFTFFT</text:p>
          </table:table-cell>
          <table:table-cell office:value-type="string">
            <text:p>normal</text:p>
          </table:table-cell>
          <table:table-cell office:value-type="string">
            <text:p>TFTTTFTTFF(F)FT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adianClock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FFFFTTFTFFT</text:p>
          </table:table-cell>
          <table:table-cell office:value-type="string">
            <text:p>normal</text:p>
          </table:table-cell>
          <table:table-cell office:value-type="string">
            <text:p>TTFFTFFFFTTFT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adianClock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F)(F)(T)(F)(T)(F)(F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adianClock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01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FTFFFTTFTF</text:p>
          </table:table-cell>
          <table:table-cell office:value-type="string">
            <text:p>normal</text:p>
          </table:table-cell>
          <table:table-cell office:value-type="string">
            <text:p>TFTFTTFTFFFTT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FFTTTTTTTT</text:p>
          </table:table-cell>
          <table:table-cell office:value-type="string">
            <text:p>normal</text:p>
          </table:table-cell>
          <table:table-cell office:value-type="string">
            <text:p>FFFTTFFFTT(T)TTTT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04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096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T------F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19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38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76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F----T-F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3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table:formula="of:=-#NAVN?[.$E#REF!]-#NAVN?[.$E#REF!]---------#NAVN?[.$E#REF!]-#NAVN?[.$E#REF!]" office:value-type="string" office:string-value="#REF!">
            <text:p>#REF!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COL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COL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TFFTFTTFTFFT</text:p>
          </table:table-cell>
          <table:table-cell office:value-type="string">
            <text:p>normal</text:p>
          </table:table-cell>
          <table:table-cell office:value-type="string">
            <text:p>(T)(T)(T)(F)(T)(F)(F)(T)(F)(T)(F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PT-03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FFFT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F)(T)(T)(F)(T)(T)(F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PT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T--------T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COL-04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COL-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FTTFFTTTF</text:p>
          </table:table-cell>
          <table:table-cell office:value-type="string">
            <text:p>normal</text:p>
          </table:table-cell>
          <table:table-cell office:value-type="string">
            <text:p>(F)(T)(T)(F)(T)(F)(T)(F)(T)(T)(F)(F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atabaseWithMutex-PT-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TFFFTFFTFF</text:p>
          </table:table-cell>
          <table:table-cell office:value-type="string">
            <text:p>normal</text:p>
          </table:table-cell>
          <table:table-cell office:value-type="string">
            <text:p>TFFFTTTFFFTFF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1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FTFFFFFFFFFFF</text:p>
          </table:table-cell>
          <table:table-cell office:value-type="string">
            <text:p>normal</text:p>
          </table:table-cell>
          <table:table-cell table:style-name="ce2" office:value-type="string">
            <text:p>FFFFTFFFFFFFFFF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TTFFFFFTFFFF</text:p>
          </table:table-cell>
          <table:table-cell office:value-type="string">
            <text:p>normal</text:p>
          </table:table-cell>
          <table:table-cell office:value-type="string">
            <text:p>FFTTTTFFFFFTFFF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FTTTTTTFFTT</text:p>
          </table:table-cell>
          <table:table-cell office:value-type="string">
            <text:p>normal</text:p>
          </table:table-cell>
          <table:table-cell table:style-name="ce2" office:value-type="string">
            <text:p>FTFTTFTTTTTTFFT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F)(F)(T)(T)(F)(F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T)(F)(T)(F)(T)(T)(T)(T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T)(F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2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F)(T)(T)(T)(F)(T)(T)(T)(T)(F)(F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2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table:style-name="ce2" office:value-type="string">
            <text:p>(F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3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05N3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1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F)(T)(F)(T)(T)(F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1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F)(F)(T)(T)(T)(F)(F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1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15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---------------</text:p>
          </table:table-cell>
          <table:table-cell office:value-type="string">
            <text:p>normal</text:p>
          </table:table-cell>
          <table:table-cell table:style-name="ce2" office:value-type="string">
            <text:p>(T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10N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2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F)(T)(T)(T)(T)(T)(T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2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NOVAL)(NOVAL)(NOVAL)(F)(T)(T)(F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2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2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3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T)(F)(F)(F)(F)(T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3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3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3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T)(T)(F)(T)(F)(F)(T)(F)(T)(T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4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4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4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5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F)(T)(F)(F)(T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5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5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iffusion2D-PT-D5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otAndBoxes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FF----F------F-</text:p>
          </table:table-cell>
          <table:table-cell office:value-type="string">
            <text:p>normal</text:p>
          </table:table-cell>
          <table:table-cell office:value-type="string">
            <text:p>(NOVAL)(F)(F)(NOVAL)(NOVAL)(NOVAL)(NOVAL)(F)(NOVAL)(NOVAL)(NOVAL)(NOVAL)(NOVAL)(NOVAL)(F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otAndBoxes-COL-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otAndBoxes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otAndBoxes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----FF-F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1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COL-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4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COL-7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COL-9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TTFTTTTTFT</text:p>
          </table:table-cell>
          <table:table-cell office:value-type="string">
            <text:p>normal</text:p>
          </table:table-cell>
          <table:table-cell office:value-type="string">
            <text:p>(F)(F)(T)(F)(F)(F)(T)(T)(F)(F)(T)(T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rinkVendingMachine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2r0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2r11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2r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2r1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3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3r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3r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cho-PT-d04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5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nergyBus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atosthenes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FFFFFTTFTFT</text:p>
          </table:table-cell>
          <table:table-cell office:value-type="string">
            <text:p>normal</text:p>
          </table:table-cell>
          <table:table-cell office:value-type="string">
            <text:p>(F)(T)(F)(T)(F)F(F)(F)(F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TTFTFFFTTTFT</text:p>
          </table:table-cell>
          <table:table-cell office:value-type="string">
            <text:p>normal</text:p>
          </table:table-cell>
          <table:table-cell office:value-type="string">
            <text:p>(F)(T)FF(T)(T)(F)(T)FFFT(T)T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T)(T)(F)(F)(T)(F)(F)(F)(T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atosthenes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T)(F)(F)(T)(T)(F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atosthenes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000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FFFTTFFFTTFT</text:p>
          </table:table-cell>
          <table:table-cell office:value-type="string">
            <text:p>normal</text:p>
          </table:table-cell>
          <table:table-cell office:value-type="string">
            <text:p>TFTTFFFTTFFFTT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K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TFFFTFTFFFT</text:p>
          </table:table-cell>
          <table:table-cell office:value-type="string">
            <text:p>normal</text:p>
          </table:table-cell>
          <table:table-cell office:value-type="string">
            <text:p>TFTTTTFFFTFTF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K-PT-0001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--------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K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ERK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TTFTTFTFFFT</text:p>
          </table:table-cell>
          <table:table-cell office:value-type="string">
            <text:p>normal</text:p>
          </table:table-cell>
          <table:table-cell table:style-name="ce2" office:value-type="string">
            <text:p>FTFFFTTFT(T)FT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FFFTFTTTTTTF</text:p>
          </table:table-cell>
          <table:table-cell office:value-type="string">
            <text:p>normal</text:p>
          </table:table-cell>
          <table:table-cell office:value-type="string">
            <text:p>TFTTFFFTFTT(T)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TT------</text:p>
          </table:table-cell>
          <table:table-cell office:value-type="string">
            <text:p>timeout</text:p>
          </table:table-cell>
          <table:table-cell office:value-type="string">
            <text:p>TF(F)(F)(F)(F)(F)(F)(T)T(T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FMS-PT-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--------------</text:p>
          </table:table-cell>
          <table:table-cell office:value-type="string">
            <text:p>timeout</text:p>
          </table:table-cell>
          <table:table-cell office:value-type="string">
            <text:p>FT(T)(F)(F)(T)(T)(F)(F)(T)(F)(T)(T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FMS-PT-0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F(T)(F)(T)(T)(F)(F)(T)(T)(T)(T)(T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F)(T)(T)(T)(F)(T)(F)(T)(F)(T)(F)(T)(T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FMS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-----------F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0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COL-11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FTTFTFTFT</text:p>
          </table:table-cell>
          <table:table-cell office:value-type="string">
            <text:p>normal</text:p>
          </table:table-cell>
          <table:table-cell office:value-type="string">
            <text:p>(F)(F)(T)(F)(F)(F)(F)(F)(F)(T)(F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GlobalResAllocation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TFFTFTFFFFF</text:p>
          </table:table-cell>
          <table:table-cell office:value-type="string">
            <text:p>normal</text:p>
          </table:table-cell>
          <table:table-cell office:value-type="string">
            <text:p>(T)(T)(F)FTTFFT(F)(T)(F)F(F)F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TFFFFFTTFTF</text:p>
          </table:table-cell>
          <table:table-cell office:value-type="string">
            <text:p>normal</text:p>
          </table:table-cell>
          <table:table-cell office:value-type="string">
            <text:p>FFT(T)(F)TFF(F)FF(T)T(F)T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0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(F)(F)(T)(F)(T)(T)(T)(F)(F)(T)(F)(F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T)(F)(T)(F)(T)(F)(F)(T)(F)(F)(F)(F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T)(T)(T)(T)(F)(F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T)(F)(F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T)(T)(T)(F)(T)(F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ouseConstruction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F)(T)(F)(F)(F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HypercubeGrid-PT-C3K4P4B1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ypercubeGrid-PT-C4K3P3B1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ypercubeGrid-PT-C5K3P3B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F)(T)(T)(F)(T)(F)(T)(T)(T)(F)(T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BM319-PT-none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FTTFTTTFTTF</text:p>
          </table:table-cell>
          <table:table-cell office:value-type="string">
            <text:p>normal</text:p>
          </table:table-cell>
          <table:table-cell office:value-type="string">
            <text:p>FFFTFF(T)(T)(F)(T)(T)(T)FT(T)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BM5964-PT-none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TFFTFFFFFF</text:p>
          </table:table-cell>
          <table:table-cell office:value-type="string">
            <text:p>normal</text:p>
          </table:table-cell>
          <table:table-cell office:value-type="string">
            <text:p>TFTF(T)TT(F)(F)T(F)F(F)F(F)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BM703-PT-none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TFTFTTTFTTF</text:p>
          </table:table-cell>
          <table:table-cell office:value-type="string">
            <text:p>normal</text:p>
          </table:table-cell>
          <table:table-cell office:value-type="string">
            <text:p>(F)T(F)TT(T)(F)(T)(F)T(T)T(F)(T)T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BMB2S565S3960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01M01P01D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TTTTTTFFTFTT</text:p>
          </table:table-cell>
          <table:table-cell office:value-type="string">
            <text:p>normal</text:p>
          </table:table-cell>
          <table:table-cell office:value-type="string">
            <text:p>FTFFTTTTTTFFTF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03M03P03D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TTTFFTTTTTTFF</text:p>
          </table:table-cell>
          <table:table-cell office:value-type="string">
            <text:p>normal</text:p>
          </table:table-cell>
          <table:table-cell table:style-name="ce2" office:value-type="string">
            <text:p>TTTT(T)TFFTTTTTTF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OTPpurchase-PT-C05M04P03D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FTTTFTFFTFF</text:p>
          </table:table-cell>
          <table:table-cell office:value-type="string">
            <text:p>normal</text:p>
          </table:table-cell>
          <table:table-cell office:value-type="string">
            <text:p>(F)(F)(F)(T)(F)FT(T)(T)(F)T(F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IOTPpurchase-PT-C12M10P15D1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T)(T)(T)(F)(F)(T)(F)(T)(T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Kanban-PT-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TTTFTTTFF</text:p>
          </table:table-cell>
          <table:table-cell office:value-type="string">
            <text:p>normal</text:p>
          </table:table-cell>
          <table:table-cell office:value-type="string">
            <text:p>FTTFTFFTTT(F)TTT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FTFFFFTTTTTF</text:p>
          </table:table-cell>
          <table:table-cell office:value-type="string">
            <text:p>normal</text:p>
          </table:table-cell>
          <table:table-cell office:value-type="string">
            <text:p>TFFFFTF(F)FFTT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T)(F)(F)(T)(F)(F)(T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Kanban-PT-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T)(T)(T)(T)(T)(T)(F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Kanban-PT-01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F)(F)(F)(T)(F)(F)(T)(T)(F)(T)(F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2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T)(F)(F)(T)(T)(F)(T)(NOVAL)(T)(F)(T)(F)(T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Kanban-PT-0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Kanban-PT-1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LamportFastMutEx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--F--------F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---T-T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COL-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-F-------F--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COL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TFTTFFTTF</text:p>
          </table:table-cell>
          <table:table-cell office:value-type="string">
            <text:p>normal</text:p>
          </table:table-cell>
          <table:table-cell office:value-type="string">
            <text:p>(T)(F)(F)(F)(T)(T)(F)(T)(F)(T)(T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FTTFTFTTFT</text:p>
          </table:table-cell>
          <table:table-cell office:value-type="string">
            <text:p>normal</text:p>
          </table:table-cell>
          <table:table-cell office:value-type="string">
            <text:p>(T)(F)(T)(F)(T)(T)(F)(T)(T)(F)(T)(F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4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FF----TTFFTFFT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00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TTFTFTTTFF</text:p>
          </table:table-cell>
          <table:table-cell office:value-type="string">
            <text:p>normal</text:p>
          </table:table-cell>
          <table:table-cell office:value-type="string">
            <text:p>FTTTFTTT(F)TFTT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08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-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16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MAPK-PT-3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ultiwaySync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F)(F)(F)(T)(F)(F)(T)(T)(F)(F)(T)(F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F---T--T--F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-----T--------F</text:p>
          </table:table-cell>
          <table:table-cell office:value-type="string">
            <text:p>normal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COL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NeoElection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FFTFFTFFT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TTFTTFTFFTTF</text:p>
          </table:table-cell>
          <table:table-cell office:value-type="string">
            <text:p>normal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TTTFTTFFTFF</text:p>
          </table:table-cell>
          <table:table-cell office:value-type="string">
            <text:p>normal</text:p>
          </table:table-cell>
          <table:table-cell office:value-type="string">
            <text:p>TF(T)FFTTTFTT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TFFFFFFTTF</text:p>
          </table:table-cell>
          <table:table-cell office:value-type="string">
            <text:p>normal</text:p>
          </table:table-cell>
          <table:table-cell office:value-type="string">
            <text:p>FTTTFTTFFFFFF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aramProductionCell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TTTFFFFTFFFFT</text:p>
          </table:table-cell>
          <table:table-cell office:value-type="string">
            <text:p>normal</text:p>
          </table:table-cell>
          <table:table-cell table:style-name="ce2" office:value-type="string">
            <text:p>TTTTTTFFFFT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FTTTTTFFFFFFT</text:p>
          </table:table-cell>
          <table:table-cell office:value-type="string">
            <text:p>normal</text:p>
          </table:table-cell>
          <table:table-cell office:value-type="string">
            <text:p>F(F)FFTTTTTFF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FFFTTFFFTF</text:p>
          </table:table-cell>
          <table:table-cell office:value-type="string">
            <text:p>normal</text:p>
          </table:table-cell>
          <table:table-cell office:value-type="string">
            <text:p>FTFTFTFFF(T)TFF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TTFFFFFTFF</text:p>
          </table:table-cell>
          <table:table-cell office:value-type="string">
            <text:p>normal</text:p>
          </table:table-cell>
          <table:table-cell office:value-type="string">
            <text:p>TTFFFFTTFFF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10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FFFFFFFTFFFT</text:p>
          </table:table-cell>
          <table:table-cell office:value-type="string">
            <text:p>normal</text:p>
          </table:table-cell>
          <table:table-cell office:value-type="string">
            <text:p>F(T)TFF(F)FFFFFT(F)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2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F)(F)(F)(T)(T)(T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41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43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83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king-PT-86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T---F------F-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COL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FFFTFFFFTT</text:p>
          </table:table-cell>
          <table:table-cell office:value-type="string">
            <text:p>normal</text:p>
          </table:table-cell>
          <table:table-cell table:style-name="ce2" office:value-type="string">
            <text:p>(F)(F)(T)(T)(F)(F)(F)(F)(F)(F)(T)(T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F)(F)(T)(T)(F)(F)(F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T)(T)(F)(F)(F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T)(T)(T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F)(F)(F)(T)(T)(T)(F)(T)(T)(T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F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------#NAVN?[.$E#REF!]----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TFFFFFFTTFFF</text:p>
          </table:table-cell>
          <table:table-cell office:value-type="string">
            <text:p>normal</text:p>
          </table:table-cell>
          <table:table-cell table:style-name="ce2" office:value-type="string">
            <text:p>(F)(F)(T)(F)(T)(F)(F)(F)(F)(F)(F)(T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TTFTFTFTF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eterson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02CS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TTFFTFTFTTFTF</text:p>
          </table:table-cell>
          <table:table-cell office:value-type="string">
            <text:p>normal</text:p>
          </table:table-cell>
          <table:table-cell office:value-type="string">
            <text:p>(T)(T)(T)(T)(T)(F)F(T)(F)(T)FT(T)F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02CS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05CS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F)(T)(F)(T)(T)(F)(T)(F)(T)(F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05CS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10CS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10CS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20CS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20CS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30CS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30CS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tf----#NAVN?[.$E#REF!]----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-------#NAVN?[.$E#REF!]--#NAVN?[.$E#REF!]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2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05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020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05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5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10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TFTFFFFFTT</text:p>
          </table:table-cell>
          <table:table-cell office:value-type="string">
            <text:p>normal</text:p>
          </table:table-cell>
          <table:table-cell office:value-type="string">
            <text:p>(T)(F)(T)(F)(F)(F)(T)(F)(T)(F)(F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TFFFTTFFTTFFT</text:p>
          </table:table-cell>
          <table:table-cell office:value-type="string">
            <text:p>normal</text:p>
          </table:table-cell>
          <table:table-cell office:value-type="string">
            <text:p>(T)(F)(T)(T)(F)(F)(F)(T)(T)(F)(F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2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5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Dyn-COL-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Dyn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COL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Dyn-COL-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hilosophersDyn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TFFFTFFFFFT</text:p>
          </table:table-cell>
          <table:table-cell office:value-type="string">
            <text:p>normal</text:p>
          </table:table-cell>
          <table:table-cell office:value-type="string">
            <text:p>T(T)(F)FFTFFFTFFF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hilosophersDyn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lanning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4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4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4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4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4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4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4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6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6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T)(F)(F)(T)(T)(F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T)(T)(T)(T)(F)(F)(T)(T)(T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F)(T)(T)(F)(T)(F)(F)(F)(F)(F)(T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F)(F)(T)(F)(T)(F)(F)(T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T)(T)(F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F)(F)(T)(F)(F)(T)(F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T)(F)(F)(F)(F)(F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F)(T)(T)(T)(T)(T)(F)(F)(F)(T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F)(T)(F)(F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F)(T)(T)(T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F)(F)(T)(T)(F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F)(F)(F)(T)(T)(T)(F)(F)(T)(F)(T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4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T)(F)(T)(T)(T)(F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F)(F)(F)(F)(T)(T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F)(F)(F)(F)(F)(F)(F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6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T)(F)(F)(F)(F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F)(F)(F)(F)(T)(T)(F)(F)(F)(F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F)(F)(T)(T)(T)(T)(F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05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olyORBNT-COL-S05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05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05J6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05J8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10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10J3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10J4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10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10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05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T)(T)(F)(T)(F)(F)(T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05J3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T)(T)(T)(T)(T)(F)(F)(F)(T)(F)(F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05J4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F)(T)(F)(F)(F)(T)(T)(F)(T)(F)(T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05J6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T)(T)(F)(T)(T)(T)(T)(F)(F)(T)(F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05J8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T)(T)(F)(T)(F)(F)(F)(F)(F)(F)(F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PT-S10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F)(T)(T)(T)(F)(F)(T)(T)(T)(F)(F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10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T)(T)(F)(F)(F)(F)(T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10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T)(T)(T)(F)(T)(F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10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T)(F)(F)(F)(F)(F)(T)(F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PT-S10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F)(T)(T)(T)(F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roductionCell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F------F-T----</text:p>
          </table:table-cell>
          <table:table-cell office:value-type="string">
            <text:p>normal</text:p>
          </table:table-cell>
          <table:table-cell office:value-type="string">
            <text:p>(NOVAL)(T)(F)(NOVAL)(NOVAL)(NOVAL)(NOVAL)(NOVAL)(NOVAL)(F)(NOVAL)(T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1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2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COL-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FTTTFFTFTF</text:p>
          </table:table-cell>
          <table:table-cell office:value-type="string">
            <text:p>normal</text:p>
          </table:table-cell>
          <table:table-cell office:value-type="string">
            <text:p>T(F)(T)(F)(F)F(F)T(T)(T)(F)(F)(T)FT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0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TFFTTFTTFTF</text:p>
          </table:table-cell>
          <table:table-cell office:value-type="string">
            <text:p>normal</text:p>
          </table:table-cell>
          <table:table-cell office:value-type="string">
            <text:p>(T)(T)(T)(F)(F)(T)(F)(F)(T)(T)(F)(T)(T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1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2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FFFTTFFFTT</text:p>
          </table:table-cell>
          <table:table-cell office:value-type="string">
            <text:p>normal</text:p>
          </table:table-cell>
          <table:table-cell office:value-type="string">
            <text:p>FTFTFTFFF(T)TFFFT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TFFTFTFTFT</text:p>
          </table:table-cell>
          <table:table-cell office:value-type="string">
            <text:p>normal</text:p>
          </table:table-cell>
          <table:table-cell office:value-type="string">
            <text:p>TTFFFFTFF(T)FTF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F)(F)(F)(F)(F)(T)(T)(F)(F)(F)(T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5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FF(F)(T)(F)(F)(F)(T)(F)(T)(T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T)(F)(T)(F)(F)(F)(F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ilroad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FTFFFTFFFF</text:p>
          </table:table-cell>
          <table:table-cell office:value-type="string">
            <text:p>normal</text:p>
          </table:table-cell>
          <table:table-cell office:value-type="string">
            <text:p>TF(T)FFFFTFFFTFF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ilroad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TFTTFFFTFFT</text:p>
          </table:table-cell>
          <table:table-cell office:value-type="string">
            <text:p>normal</text:p>
          </table:table-cell>
          <table:table-cell office:value-type="string">
            <text:p>FTFFFTFTTFFF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ilroad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ilroad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ilroad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2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TTFFFFFTFFTF</text:p>
          </table:table-cell>
          <table:table-cell office:value-type="string">
            <text:p>normal</text:p>
          </table:table-cell>
          <table:table-cell table:style-name="ce2" office:value-type="string">
            <text:p>(T)(T)TFTTFFFFFTF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FFTFFFFTFT</text:p>
          </table:table-cell>
          <table:table-cell office:value-type="string">
            <text:p>normal</text:p>
          </table:table-cell>
          <table:table-cell office:value-type="string">
            <text:p>(T)TFFFFFFTFFFFTF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TFFFTTFTF</text:p>
          </table:table-cell>
          <table:table-cell office:value-type="string">
            <text:p>normal</text:p>
          </table:table-cell>
          <table:table-cell office:value-type="string">
            <text:p>TFFFTTFTFFFTT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FFFFFTFFTFF</text:p>
          </table:table-cell>
          <table:table-cell office:value-type="string">
            <text:p>normal</text:p>
          </table:table-cell>
          <table:table-cell office:value-type="string">
            <text:p>TFF(F)TF(F)FFFTF(F)(T)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TFTTFFFTFF</text:p>
          </table:table-cell>
          <table:table-cell office:value-type="string">
            <text:p>normal</text:p>
          </table:table-cell>
          <table:table-cell office:value-type="string">
            <text:p>FFFTTFTFTTF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1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FFTFFTTFFTF</text:p>
          </table:table-cell>
          <table:table-cell office:value-type="string">
            <text:p>normal</text:p>
          </table:table-cell>
          <table:table-cell office:value-type="string">
            <text:p>FFTT(F)FFTFFT(T)F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F)(T)(T)(T)(F)(F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3C0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table:style-name="ce2" office:value-type="string">
            <text:p>T(T)(F)(F)(F)(T)(F)(T)(F)(F)(T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3C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F)(T)(F)(F)(T)(T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05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TFFTTFTFF</text:p>
          </table:table-cell>
          <table:table-cell office:value-type="string">
            <text:p>normal</text:p>
          </table:table-cell>
          <table:table-cell office:value-type="string">
            <text:p>(F)(F)TFFFFT(F)(F)(T)T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10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TTFTFFFFFT</text:p>
          </table:table-cell>
          <table:table-cell office:value-type="string">
            <text:p>normal</text:p>
          </table:table-cell>
          <table:table-cell office:value-type="string">
            <text:p>TT(T)F(F)FTTFTF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15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TTTTFFFFFFFFF</text:p>
          </table:table-cell>
          <table:table-cell office:value-type="string">
            <text:p>normal</text:p>
          </table:table-cell>
          <table:table-cell office:value-type="string">
            <text:p>TFFTTT(T)FF(F)(F)FFF(F)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020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TFTTFTFFT</text:p>
          </table:table-cell>
          <table:table-cell office:value-type="string">
            <text:p>normal</text:p>
          </table:table-cell>
          <table:table-cell office:value-type="string">
            <text:p>FFTFFFFTFTTFTF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50C0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esAllocation-PT-R100C0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ing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FFTFFFTFT</text:p>
          </table:table-cell>
          <table:table-cell office:value-type="string">
            <text:p>normal</text:p>
          </table:table-cell>
          <table:table-cell office:value-type="string">
            <text:p>FTTFTFFFFTFFF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FTTFTFFTTFT</text:p>
          </table:table-cell>
          <table:table-cell office:value-type="string">
            <text:p>normal</text:p>
          </table:table-cell>
          <table:table-cell table:style-name="ce2" office:value-type="string">
            <text:p>FTFFFFTTFTFFT(T)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05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FFTFFFFTFTT</text:p>
          </table:table-cell>
          <table:table-cell office:value-type="string">
            <text:p>normal</text:p>
          </table:table-cell>
          <table:table-cell table:style-name="ce2" office:value-type="string">
            <text:p>(F)TFFFFFTFFF(F)TFT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01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TFFFFFFFFF</text:p>
          </table:table-cell>
          <table:table-cell office:value-type="string">
            <text:p>normal</text:p>
          </table:table-cell>
          <table:table-cell office:value-type="string">
            <text:p>FTFTFTTFFFFFFF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0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FTFFTFTFFT</text:p>
          </table:table-cell>
          <table:table-cell office:value-type="string">
            <text:p>normal</text:p>
          </table:table-cell>
          <table:table-cell office:value-type="string">
            <text:p>FFFTTFFTFFTF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1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FFTTTFTFFTT</text:p>
          </table:table-cell>
          <table:table-cell office:value-type="string">
            <text:p>normal</text:p>
          </table:table-cell>
          <table:table-cell office:value-type="string">
            <text:p>FTFTFFFTTTFTFFT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20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------TTFFF---</text:p>
          </table:table-cell>
          <table:table-cell office:value-type="string">
            <text:p>timeout</text:p>
          </table:table-cell>
          <table:table-cell office:value-type="string">
            <text:p>FT(F)(F)(F)(F)(T)(T)TTFFF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20w00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T--------------</text:p>
          </table:table-cell>
          <table:table-cell office:value-type="string">
            <text:p>timeout</text:p>
          </table:table-cell>
          <table:table-cell office:value-type="string">
            <text:p>TT(T)(T)(F)(F)(T)(T)(F)(F)(F)(F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1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5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10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20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TFFFTTFTTT</text:p>
          </table:table-cell>
          <table:table-cell office:value-type="string">
            <text:p>normal</text:p>
          </table:table-cell>
          <table:table-cell office:value-type="string">
            <text:p>TFTFTTT(F)FFTTFT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FFTFTTTFFT</text:p>
          </table:table-cell>
          <table:table-cell office:value-type="string">
            <text:p>normal</text:p>
          </table:table-cell>
          <table:table-cell office:value-type="string">
            <text:p>TTTFFFFFTFTT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Angiogenesis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Angiogenesis-PT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Angiogenesis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Angiogenesis-PT-2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Angiogenesis-PT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ARMCacheCoherence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0000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FTTFFFFTFFT</text:p>
          </table:table-cell>
          <table:table-cell office:value-type="string">
            <text:p>normal</text:p>
          </table:table-cell>
          <table:table-cell office:value-type="string">
            <text:p>TFTTTFTTFF(F)F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FFFFTTFTFFT</text:p>
          </table:table-cell>
          <table:table-cell office:value-type="string">
            <text:p>normal</text:p>
          </table:table-cell>
          <table:table-cell office:value-type="string">
            <text:p>TTFFTFFFFTTF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F)(F)(T)(F)(T)(F)(F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ularTrains-PT-01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FTFFFTTFTF</text:p>
          </table:table-cell>
          <table:table-cell office:value-type="string">
            <text:p>normal</text:p>
          </table:table-cell>
          <table:table-cell office:value-type="string">
            <text:p>TFTFTTFTFFFTT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ularTrains-PT-0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FFTTTTTTTT</text:p>
          </table:table-cell>
          <table:table-cell office:value-type="string">
            <text:p>normal</text:p>
          </table:table-cell>
          <table:table-cell office:value-type="string">
            <text:p>FFFTTFFFTT(T)TTTT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ularTrains-PT-04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ularTrains-PT-096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T------F-------</text:p>
          </table:table-cell>
          <table:table-cell office:value-type="string">
            <text:p>timeout</text:p>
          </table:table-cell>
          <table:table-cell table:style-name="ce2" office:value-type="string">
            <text:p>(T)(T)(NOVAL)(NOVAL)(NOVAL)(NOVAL)(NOVAL)(NOVAL)(F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ularTrains-PT-19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ularTrains-PT-38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ularTrains-PT-76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F----T-F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03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table:formula="of:=-#NAVN?[.$E#REF!]-#NAVN?[.$E#REF!]---------#NAVN?[.$E#REF!]-#NAVN?[.$E#REF!]" office:value-type="string" office:string-value="#REF!">
            <text:p>#REF!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TFFTFTTFTFFT</text:p>
          </table:table-cell>
          <table:table-cell office:value-type="string">
            <text:p>normal</text:p>
          </table:table-cell>
          <table:table-cell table:style-name="ce2" office:value-type="string">
            <text:p>(T)(T)(T)(F)(T)(F)(F)(T)(F)(T)(F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03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FFFT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F)(T)(T)(F)(T)(T)(F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T--------T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04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FTTFFTTTF</text:p>
          </table:table-cell>
          <table:table-cell office:value-type="string">
            <text:p>normal</text:p>
          </table:table-cell>
          <table:table-cell office:value-type="string">
            <text:p>(F)(T)(T)(F)(T)(F)(T)(F)(T)(T)(F)(F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PT-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PT-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ekker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TFFFTFFTFF</text:p>
          </table:table-cell>
          <table:table-cell office:value-type="string">
            <text:p>normal</text:p>
          </table:table-cell>
          <table:table-cell office:value-type="string">
            <text:p>TFFFTTTFFFTF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01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FTFFFFFFFFFFF</text:p>
          </table:table-cell>
          <table:table-cell office:value-type="string">
            <text:p>normal</text:p>
          </table:table-cell>
          <table:table-cell table:style-name="ce2" office:value-type="string">
            <text:p>FFFFTFFFFFFFFF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ekker-PT-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TTFFFFFTFFFF</text:p>
          </table:table-cell>
          <table:table-cell office:value-type="string">
            <text:p>normal</text:p>
          </table:table-cell>
          <table:table-cell office:value-type="string">
            <text:p>FFTTTTFFFFFTF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Dekker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ekker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FTTTTTTFFTT</text:p>
          </table:table-cell>
          <table:table-cell office:value-type="string">
            <text:p>normal</text:p>
          </table:table-cell>
          <table:table-cell office:value-type="string">
            <text:p>FTFTTFTTTTTTFF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F)(F)(T)(T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T)(F)(T)(F)(T)(T)(T)(T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T)(F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2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F)(T)(T)(T)(F)(T)(T)(T)(T)(F)(F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2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3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3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1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F)(T)(F)(T)(T)(F)(T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1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F)(F)(T)(T)(T)(F)(F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1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10N15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---------------</text:p>
          </table:table-cell>
          <table:table-cell office:value-type="string">
            <text:p>normal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10N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2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F)(T)(T)(T)(T)(T)(T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2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NOVAL)(NOVAL)(NOVAL)(F)(T)(T)(F)(T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2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2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3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T)(F)(F)(F)(F)(T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3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3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3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4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T)(T)(F)(T)(F)(F)(T)(F)(T)(T)(F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4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4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4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50N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F)(T)(F)(F)(T)(F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50N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50N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50N1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otAndBoxes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FF----F------F-</text:p>
          </table:table-cell>
          <table:table-cell office:value-type="string">
            <text:p>normal</text:p>
          </table:table-cell>
          <table:table-cell office:value-type="string">
            <text:p>(NOVAL)(F)(F)(NOVAL)(NOVAL)(NOVAL)(NOVAL)(F)(NOVAL)(NOVAL)(NOVAL)(NOVAL)(NOVAL)(NOVAL)(F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otAndBoxes-COL-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otAndBoxes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otAndBoxes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----FF-F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1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4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7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DrinkVendingMachine-COL-9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TTFTTTTTFT</text:p>
          </table:table-cell>
          <table:table-cell office:value-type="string">
            <text:p>normal</text:p>
          </table:table-cell>
          <table:table-cell office:value-type="string">
            <text:p>(F)(F)(T)(F)(F)(F)(T)(T)(F)(F)(T)(T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2r0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2r11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2r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2r1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3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3r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3r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4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5r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nergyBus-PT-none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atosthenes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FFFFFTTFTFT</text:p>
          </table:table-cell>
          <table:table-cell office:value-type="string">
            <text:p>normal</text:p>
          </table:table-cell>
          <table:table-cell office:value-type="string">
            <text:p>(F)(T)(F)(T)(F)F(F)(F)(F)(F)(T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atosthenes-PT-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TTFTFFFTTTFT</text:p>
          </table:table-cell>
          <table:table-cell office:value-type="string">
            <text:p>normal</text:p>
          </table:table-cell>
          <table:table-cell office:value-type="string">
            <text:p>(F)(T)FF(T)(T)(F)(T)FFFT(T)T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atosthenes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T)(T)(F)(F)(T)(F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atosthenes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T)(F)(F)(T)(T)(F)(T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ratosthenes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atosthenes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K-PT-0000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FFFTTFFFTTFT</text:p>
          </table:table-cell>
          <table:table-cell office:value-type="string">
            <text:p>normal</text:p>
          </table:table-cell>
          <table:table-cell office:value-type="string">
            <text:p>TFTTFFFTTFFFTT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K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TFFFTFTFFFT</text:p>
          </table:table-cell>
          <table:table-cell office:value-type="string">
            <text:p>normal</text:p>
          </table:table-cell>
          <table:table-cell office:value-type="string">
            <text:p>TFTTTTFFFTFTFF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RK-PT-0001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--------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RK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K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RK-PT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TTFTTFTFFFT</text:p>
          </table:table-cell>
          <table:table-cell office:value-type="string">
            <text:p>normal</text:p>
          </table:table-cell>
          <table:table-cell office:value-type="string">
            <text:p>FTFFFTTFT(T)FT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FFFTFTTTTTTF</text:p>
          </table:table-cell>
          <table:table-cell office:value-type="string">
            <text:p>normal</text:p>
          </table:table-cell>
          <table:table-cell office:value-type="string">
            <text:p>TFTTFFFTFTT(T)TT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0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TTTTF---</text:p>
          </table:table-cell>
          <table:table-cell office:value-type="string">
            <text:p>timeout</text:p>
          </table:table-cell>
          <table:table-cell office:value-type="string">
            <text:p>TF(F)(F)(F)(F)(F)(F)(T)TTTF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T)(T)(F)(F)(T)(F)(T)(T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0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F(T)(F)(T)(T)(F)(F)(T)(T)(T)(T)(T)(F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T)(F)(T)(F)(T)(F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FMS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FMS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-----------F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0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09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11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FTTFTFTFT</text:p>
          </table:table-cell>
          <table:table-cell office:value-type="string">
            <text:p>normal</text:p>
          </table:table-cell>
          <table:table-cell office:value-type="string">
            <text:p>(F)(F)(T)(F)(F)(F)(F)(F)(F)(T)(F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GlobalResAllocation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TFFTFTFFFFF</text:p>
          </table:table-cell>
          <table:table-cell office:value-type="string">
            <text:p>normal</text:p>
          </table:table-cell>
          <table:table-cell table:style-name="ce2" office:value-type="string">
            <text:p>(T)(T)(F)FTTFFT(F)(T)(F)F(F)F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TFFFFFTTFTF</text:p>
          </table:table-cell>
          <table:table-cell office:value-type="string">
            <text:p>normal</text:p>
          </table:table-cell>
          <table:table-cell office:value-type="string">
            <text:p>FFT(T)(F)TFF(F)FF(T)T(F)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T)(T)(T)(F)(F)(T)(F)(F)(T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T)(F)(T)(F)(F)(T)(F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T)(T)(T)(T)(F)(F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T)(F)(F)(T)(F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T)(T)(T)(F)(T)(F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F)(T)(F)(F)(F)(T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IBMB2S565S3960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Kanban-PT-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TTTFTTTFF</text:p>
          </table:table-cell>
          <table:table-cell office:value-type="string">
            <text:p>normal</text:p>
          </table:table-cell>
          <table:table-cell office:value-type="string">
            <text:p>FTTFTFFTTT(F)TTT(F)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FTFFFFTTTTTF</text:p>
          </table:table-cell>
          <table:table-cell office:value-type="string">
            <text:p>normal</text:p>
          </table:table-cell>
          <table:table-cell office:value-type="string">
            <text:p>TFFFFTF(F)FFTTTT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0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T)(F)(F)(T)(F)(F)(T)(F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T)(T)(T)(T)(T)(T)(F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01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F)(F)(F)(T)(F)(F)(T)(T)(F)(T)(F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02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F)(F)(T)(T)(F)(T)(NOVAL)(T)(F)(T)(F)(T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Kanban-PT-0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Kanban-PT-1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--F--------F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LamportFastMutEx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---T-T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COL-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-F-------F--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LamportFastMutEx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COL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LamportFastMutEx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TFTTFFTTF</text:p>
          </table:table-cell>
          <table:table-cell office:value-type="string">
            <text:p>normal</text:p>
          </table:table-cell>
          <table:table-cell office:value-type="string">
            <text:p>(T)(F)(F)(F)(T)(T)(F)(T)(F)(T)(T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FTTFTFTTFT</text:p>
          </table:table-cell>
          <table:table-cell office:value-type="string">
            <text:p>normal</text:p>
          </table:table-cell>
          <table:table-cell office:value-type="string">
            <text:p>(T)(F)(T)(F)(T)(T)(F)(T)(T)(F)(T)(F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4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TF-----TTFFTFFT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LamportFastMutEx-PT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00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TTFTFTTTFF</text:p>
          </table:table-cell>
          <table:table-cell office:value-type="string">
            <text:p>normal</text:p>
          </table:table-cell>
          <table:table-cell office:value-type="string">
            <text:p>FTTTFTTT(F)TFTT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APK-PT-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table:style-name="ce2"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08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-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16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APK-PT-3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ultiwaySync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T)(F)(F)(T)(T)(F)(F)(T)(F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F---T--T--F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-----T-------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NeoElection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COL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FFTFFTFFT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TTFTTFTFFTT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NeoElection-PT-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aramProductionCell-PT-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TTTFTTFFTFF</text:p>
          </table:table-cell>
          <table:table-cell office:value-type="string">
            <text:p>normal</text:p>
          </table:table-cell>
          <table:table-cell office:value-type="string">
            <text:p>TF(T)FFTTTFTT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aramProductionCell-PT-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TTFFFFFFTTF</text:p>
          </table:table-cell>
          <table:table-cell office:value-type="string">
            <text:p>normal</text:p>
          </table:table-cell>
          <table:table-cell office:value-type="string">
            <text:p>FTTTFTTFFFFFFT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aramProductionCell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TTTFFFFTFFFFT</text:p>
          </table:table-cell>
          <table:table-cell office:value-type="string">
            <text:p>normal</text:p>
          </table:table-cell>
          <table:table-cell office:value-type="string">
            <text:p>TTTTTTFFFFT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aramProductionCell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FTTTTTFFFFFFT</text:p>
          </table:table-cell>
          <table:table-cell office:value-type="string">
            <text:p>normal</text:p>
          </table:table-cell>
          <table:table-cell office:value-type="string">
            <text:p>F(F)FFTTTTTFF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aramProductionCell-PT-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FFFTTFFFTF</text:p>
          </table:table-cell>
          <table:table-cell office:value-type="string">
            <text:p>normal</text:p>
          </table:table-cell>
          <table:table-cell office:value-type="string">
            <text:p>FTFTFTFFF(T)TFF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aramProductionCell-PT-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TTFFFFFTFF</text:p>
          </table:table-cell>
          <table:table-cell office:value-type="string">
            <text:p>normal</text:p>
          </table:table-cell>
          <table:table-cell office:value-type="string">
            <text:p>TTFFFFTTFFF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COL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-T---F------F-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COL-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COL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COL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FFFTFFFFTT</text:p>
          </table:table-cell>
          <table:table-cell office:value-type="string">
            <text:p>normal</text:p>
          </table:table-cell>
          <table:table-cell table:style-name="ce2" office:value-type="string">
            <text:p>(F)(F)(T)(T)(F)(F)(F)(F)(F)(F)(T)(T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PT-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PT-0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F)(F)(T)(T)(F)(F)(F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T)(T)(F)(F)(F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T)(T)(T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PT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T)(T)(T)(F)(T)(T)(T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F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------#NAVN?[.$E#REF!]----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COL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TFFFFFFTTFFF</text:p>
          </table:table-cell>
          <table:table-cell office:value-type="string">
            <text:p>normal</text:p>
          </table:table-cell>
          <table:table-cell table:style-name="ce2" office:value-type="string">
            <text:p>(F)(F)(T)(F)(T)(F)(F)(F)(F)(F)(F)(T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PT-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TTFTFTFTF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PT-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PT-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eterson-PT-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hilosophers-COL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tf----#NAVN?[.$E#REF!]----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table:formula="of:=--------#NAVN?[.$E#REF!]--#NAVN?[.$E#REF!]--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2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05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200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5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5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10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TFTFFFFFTT</text:p>
          </table:table-cell>
          <table:table-cell office:value-type="string">
            <text:p>normal</text:p>
          </table:table-cell>
          <table:table-cell office:value-type="string">
            <text:p>(T)(F)(T)(F)(F)(F)(T)(F)(T)(F)(F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TFFFTTFFTTFFT</text:p>
          </table:table-cell>
          <table:table-cell office:value-type="string">
            <text:p>normal</text:p>
          </table:table-cell>
          <table:table-cell office:value-type="string">
            <text:p>(T)(F)(T)(T)(F)(F)(F)(T)(T)(F)(F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0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2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5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10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COL-0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COL-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TFFFTFFFFFT</text:p>
          </table:table-cell>
          <table:table-cell office:value-type="string">
            <text:p>normal</text:p>
          </table:table-cell>
          <table:table-cell table:style-name="ce2" office:value-type="string">
            <text:p>T(T)(F)FFTFFFTF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lanning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4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4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4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4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4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6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COL-S06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T)(F)(F)(T)(T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F)(F)(T)(T)(T)(T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F)(T)(T)(F)(T)(F)(F)(F)(F)(F)(T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F)(F)(T)(F)(T)(F)(F)(T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T)(T)(F)(F)(F)(F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F)(F)(T)(F)(F)(T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PT-S04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T)(F)(F)(F)(F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4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T)(F)(F)(F)(T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4J04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F)(T)(F)(F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4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F)(T)(T)(T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4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F)(F)(T)(T)(F)(T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4J06T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T)(T)(F)(F)(T)(F)(T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6J04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T)(F)(T)(T)(T)(F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6J04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F)(F)(F)(F)(T)(T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PT-S06J04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F)(T)(T)(T)(T)(F)(F)(F)(F)(F)(F)(F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6J06T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T)(F)(F)(F)(F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6J06T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T)(T)(F)(F)(F)(F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PT-S06J06T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F)(F)(T)(T)(T)(T)(F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05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05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05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05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05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10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10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10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10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COL-S10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PT-S05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T)(T)(F)(T)(F)(F)(T)(T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PT-S05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F)(F)(T)(F)(F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05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F)(F)(T)(T)(F)(T)(F)(T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05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T)(T)(F)(F)(T)(F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05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T)(F)(F)(F)(F)(F)(F)(F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10J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T)(F)(F)(T)(T)(T)(F)(F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10J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T)(T)(F)(F)(F)(F)(T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10J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T)(T)(T)(F)(T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6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F)(T)(T)(F)(F)(F)(F)(F)(T)(F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PT-S10J8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F)(T)(T)(T)(F)(F)(F)(T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roductionCell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F------F-T----</text:p>
          </table:table-cell>
          <table:table-cell office:value-type="string">
            <text:p>normal</text:p>
          </table:table-cell>
          <table:table-cell office:value-type="string">
            <text:p>(NOVAL)(T)(F)(NOVAL)(NOVAL)(NOVAL)(NOVAL)(NOVAL)(NOVAL)(F)(NOVAL)(T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06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1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2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COL-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FTTTFFTFTF</text:p>
          </table:table-cell>
          <table:table-cell office:value-type="string">
            <text:p>normal</text:p>
          </table:table-cell>
          <table:table-cell office:value-type="string">
            <text:p>T(F)(T)(F)(F)F(F)T(T)(T)(F)(F)(T)FT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0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TFFTTFTTFTF</text:p>
          </table:table-cell>
          <table:table-cell office:value-type="string">
            <text:p>normal</text:p>
          </table:table-cell>
          <table:table-cell office:value-type="string">
            <text:p>(T)(T)(T)(F)(F)(T)(F)(F)(T)(T)(F)(T)(T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1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2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ailroad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FTFFFTFFFF</text:p>
          </table:table-cell>
          <table:table-cell office:value-type="string">
            <text:p>normal</text:p>
          </table:table-cell>
          <table:table-cell office:value-type="string">
            <text:p>TF(T)FFFFTFFFTFFF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ailroad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TFTTFFFTFFT</text:p>
          </table:table-cell>
          <table:table-cell office:value-type="string">
            <text:p>normal</text:p>
          </table:table-cell>
          <table:table-cell office:value-type="string">
            <text:p>FTFFFTFTTFFFTFF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ailroad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ailroad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esAllocation-PT-R002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TTFFFFFTFFTF</text:p>
          </table:table-cell>
          <table:table-cell office:value-type="string">
            <text:p>normal</text:p>
          </table:table-cell>
          <table:table-cell office:value-type="string">
            <text:p>(T)(T)TFTTFFFFFTF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FFFFTFFFFTFT</text:p>
          </table:table-cell>
          <table:table-cell office:value-type="string">
            <text:p>normal</text:p>
          </table:table-cell>
          <table:table-cell office:value-type="string">
            <text:p>(T)TFFFFFFTFFFFTF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3C0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TFFFTTFTF</text:p>
          </table:table-cell>
          <table:table-cell office:value-type="string">
            <text:p>normal</text:p>
          </table:table-cell>
          <table:table-cell office:value-type="string">
            <text:p>TFFFTTFTFFFTT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3C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FFFFFTFFTFF</text:p>
          </table:table-cell>
          <table:table-cell office:value-type="string">
            <text:p>normal</text:p>
          </table:table-cell>
          <table:table-cell office:value-type="string">
            <text:p>TFF(F)TF(F)FFFTF(F)(T)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TFTTFFFTFF</text:p>
          </table:table-cell>
          <table:table-cell office:value-type="string">
            <text:p>normal</text:p>
          </table:table-cell>
          <table:table-cell table:style-name="ce2" office:value-type="string">
            <text:p>FFFTTFTFTTFF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3C01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FFTFFTTFFTF</text:p>
          </table:table-cell>
          <table:table-cell office:value-type="string">
            <text:p>normal</text:p>
          </table:table-cell>
          <table:table-cell office:value-type="string">
            <text:p>FFTT(F)FFTFFT(T)F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F)(T)(T)(T)(F)(F)(T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3C05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F)(F)(F)(T)(F)(T)(F)(F)(T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3C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F)(T)(F)(F)(T)(T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05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TFFTTFTFF</text:p>
          </table:table-cell>
          <table:table-cell office:value-type="string">
            <text:p>normal</text:p>
          </table:table-cell>
          <table:table-cell office:value-type="string">
            <text:p>(F)(F)TFFFFT(F)(F)(T)T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10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TTFTFFFFFT</text:p>
          </table:table-cell>
          <table:table-cell office:value-type="string">
            <text:p>normal</text:p>
          </table:table-cell>
          <table:table-cell office:value-type="string">
            <text:p>TT(T)F(F)FTTFTFFF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15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TTTTFFFFFFFFF</text:p>
          </table:table-cell>
          <table:table-cell office:value-type="string">
            <text:p>normal</text:p>
          </table:table-cell>
          <table:table-cell office:value-type="string">
            <text:p>TFFTTT(T)FF(F)(F)FFF(F)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020C0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FFTFTTFTFFT</text:p>
          </table:table-cell>
          <table:table-cell office:value-type="string">
            <text:p>normal</text:p>
          </table:table-cell>
          <table:table-cell office:value-type="string">
            <text:p>FFTFFFFTFTTFTFF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esAllocation-PT-R050C0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esAllocation-PT-R100C0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ing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FTFFFFTFFFTFT</text:p>
          </table:table-cell>
          <table:table-cell office:value-type="string">
            <text:p>normal</text:p>
          </table:table-cell>
          <table:table-cell office:value-type="string">
            <text:p>FTTFTFFFFTFFFT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00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FTTFTFFTTFT</text:p>
          </table:table-cell>
          <table:table-cell office:value-type="string">
            <text:p>normal</text:p>
          </table:table-cell>
          <table:table-cell office:value-type="string">
            <text:p>FTFFFFTTFTFFT(T)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005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FFTFFFFTFTT</text:p>
          </table:table-cell>
          <table:table-cell office:value-type="string">
            <text:p>normal</text:p>
          </table:table-cell>
          <table:table-cell office:value-type="string">
            <text:p>(F)TFFFFFTFFF(F)TF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01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TFFFFFFFFF</text:p>
          </table:table-cell>
          <table:table-cell office:value-type="string">
            <text:p>normal</text:p>
          </table:table-cell>
          <table:table-cell table:style-name="ce2" office:value-type="string">
            <text:p>FTFTFTTFFFFFFF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0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FTFFTFTFFT</text:p>
          </table:table-cell>
          <table:table-cell office:value-type="string">
            <text:p>normal</text:p>
          </table:table-cell>
          <table:table-cell office:value-type="string">
            <text:p>FFFTTFFTFFTFTF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1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FFTTTFTFFTT</text:p>
          </table:table-cell>
          <table:table-cell office:value-type="string">
            <text:p>normal</text:p>
          </table:table-cell>
          <table:table-cell office:value-type="string">
            <text:p>FTFTFFFTTTFTFFT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2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F)(T)(T)(T)(T)(F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20w00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T)(T)(F)(F)(T)(T)(F)(F)(F)(F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1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5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10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2000w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F-------F--T-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-T--FFF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0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02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COL-005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1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COL-02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COL-05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COL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PT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TTTTFFTTFTF</text:p>
          </table:table-cell>
          <table:table-cell office:value-type="string">
            <text:p>normal</text:p>
          </table:table-cell>
          <table:table-cell office:value-type="string">
            <text:p>(F)(F)(F)(F)(F)(T)(T)(T)(T)(F)(F)(T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TFTTTTTTTTF</text:p>
          </table:table-cell>
          <table:table-cell office:value-type="string">
            <text:p>normal</text:p>
          </table:table-cell>
          <table:table-cell office:value-type="string">
            <text:p>(F)(T)(F)(T)(T)(T)(F)(T)(T)(T)(T)(T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PT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haredMemory-PT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F-----F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COL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F-------T---T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COL-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COL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FFFTFTFTTTT</text:p>
          </table:table-cell>
          <table:table-cell office:value-type="string">
            <text:p>normal</text:p>
          </table:table-cell>
          <table:table-cell office:value-type="string">
            <text:p>(F)(T)(F)(T)(T)(F)(F)(F)(T)(F)(T)(F)(T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SimpleLoadBal-PT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FTFFTFTFTTT</text:p>
          </table:table-cell>
          <table:table-cell office:value-type="string">
            <text:p>normal</text:p>
          </table:table-cell>
          <table:table-cell office:value-type="string">
            <text:p>(F)(F)(F)(T)(F)(F)(T)(F)(T)(T)(F)(T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SimpleLoadBal-PT-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PT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impleLoadBal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EngCT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EngNC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FrnCT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FrnNC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SqrCT5x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T)(T)(F)(T)(T)(T)(F)(T)(T)(T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SqrNC5x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FTTFTTFTT</text:p>
          </table:table-cell>
          <table:table-cell office:value-type="string">
            <text:p>normal</text:p>
          </table:table-cell>
          <table:table-cell office:value-type="string">
            <text:p>(T)(F)(F)(F)(T)(T)(F)(F)(T)(T)(F)(T)(T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F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F--F---F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COL-015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F-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F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COL-0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2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COL-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FTTFTTTFFFT</text:p>
          </table:table-cell>
          <table:table-cell office:value-type="string">
            <text:p>normal</text:p>
          </table:table-cell>
          <table:table-cell office:value-type="string">
            <text:p>(F)(T)(T)(T)(F)(F)(T)(T)(F)(T)(T)(T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TTTTTTFFT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UtahNoC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F)(T)(F)(F)(T)(T)(F)(F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Vasy2003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0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1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2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5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COL-8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FTFFFFFTTFF</text:p>
          </table:table-cell>
          <table:table-cell office:value-type="string">
            <text:p>normal</text:p>
          </table:table-cell>
          <table:table-cell office:value-type="string">
            <text:p>FFFTFFTFFFFFT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PT-06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PT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haredMemory-COL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F-------F--T-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-T--FFF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5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10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2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5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1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2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table:style-name="ce2"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5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haredMemory-COL-1000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FFTTTTFFTTFTF</text:p>
          </table:table-cell>
          <table:table-cell office:value-type="string">
            <text:p>normal</text:p>
          </table:table-cell>
          <table:table-cell office:value-type="string">
            <text:p>(F)(F)(F)(F)(F)(T)(T)(T)(T)(F)(F)(T)(T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PT-000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TFTTTTTTTTF</text:p>
          </table:table-cell>
          <table:table-cell office:value-type="string">
            <text:p>normal</text:p>
          </table:table-cell>
          <table:table-cell office:value-type="string">
            <text:p>(F)(T)(F)(T)(T)(T)(F)(T)(T)(T)(T)(T)(T)(T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haredMemory-PT-00002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PT-000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haredMemory-PT-000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2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impleLoadBal-COL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F-----F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impleLoadBal-COL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TF-------T---T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COL-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table:style-name="ce2"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impleLoadBal-COL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impleLoadBal-COL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impleLoadBal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FFFTFTFTTTT</text:p>
          </table:table-cell>
          <table:table-cell office:value-type="string">
            <text:p>normal</text:p>
          </table:table-cell>
          <table:table-cell office:value-type="string">
            <text:p>(F)(T)(F)(T)(T)(F)(F)(F)(T)(F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FTFFTFTFTTT</text:p>
          </table:table-cell>
          <table:table-cell office:value-type="string">
            <text:p>normal</text:p>
          </table:table-cell>
          <table:table-cell table:style-name="ce2" office:value-type="string">
            <text:p>(F)(F)(F)(T)(F)(F)(T)(F)(T)(T)(F)(T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impleLoadBal-PT-10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impleLoadBal-PT-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impleLoadBal-PT-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mallOperatingSystem-PT-MT0016DC000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FFTTFTTFTFF</text:p>
          </table:table-cell>
          <table:table-cell office:value-type="string">
            <text:p>normal</text:p>
          </table:table-cell>
          <table:table-cell office:value-type="string">
            <text:p>(F)(T)(T)(T)(F)(F)F(T)(T)(F)(T)(T)(F)(T)F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032DC000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TTTTFTTFTT</text:p>
          </table:table-cell>
          <table:table-cell office:value-type="string">
            <text:p>normal</text:p>
          </table:table-cell>
          <table:table-cell office:value-type="string">
            <text:p>(T)(F)TF(F)(F)(T)T(T)(T)(F)(T)(T)(F)T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032DC001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FTFTTFTTFTFT</text:p>
          </table:table-cell>
          <table:table-cell office:value-type="string">
            <text:p>normal</text:p>
          </table:table-cell>
          <table:table-cell office:value-type="string">
            <text:p>(F)(T)(F)(F)(F)(T)(F)T(T)(F)(T)(T)(F)(T)(F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64DC001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TTTTFTFTTTTF</text:p>
          </table:table-cell>
          <table:table-cell office:value-type="string">
            <text:p>normal</text:p>
          </table:table-cell>
          <table:table-cell table:style-name="ce2" office:value-type="string">
            <text:p>(T)(F)(T)(T)T(T)(T)(T)(F)(T)(F)(T)T(T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064DC00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FTTFTTTTFTT</text:p>
          </table:table-cell>
          <table:table-cell office:value-type="string">
            <text:p>normal</text:p>
          </table:table-cell>
          <table:table-cell office:value-type="string">
            <text:p>(F)(T)(T)(T)(F)(F)(T)(T)(F)(T)T(T)TF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128DC003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TTTFFTFFFFFF</text:p>
          </table:table-cell>
          <table:table-cell office:value-type="string">
            <text:p>normal</text:p>
          </table:table-cell>
          <table:table-cell office:value-type="string">
            <text:p>(T)(F)(T)(F)(T)(T)(T)(F)(F)(T)(F)(F)(F)(F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128DC006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FTFFTFTTTTTT</text:p>
          </table:table-cell>
          <table:table-cell office:value-type="string">
            <text:p>normal</text:p>
          </table:table-cell>
          <table:table-cell office:value-type="string">
            <text:p>F(F)FTF(T)(F)(F)T(F)(T)(T)(T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256DC006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FTFTFTFTTFTFF</text:p>
          </table:table-cell>
          <table:table-cell office:value-type="string">
            <text:p>normal</text:p>
          </table:table-cell>
          <table:table-cell office:value-type="string">
            <text:p>(F)(T)(F)(F)(T)(F)(T)F(T)(F)(T)(T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256DC01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TFFFFFTTTFTT</text:p>
          </table:table-cell>
          <table:table-cell office:value-type="string">
            <text:p>normal</text:p>
          </table:table-cell>
          <table:table-cell table:style-name="ce2" office:value-type="string">
            <text:p>(F)(T)(F)T(T)(F)(F)(F)F(F)(T)(T)(T)(F)(T)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512DC012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FFFTFTTTTTT</text:p>
          </table:table-cell>
          <table:table-cell office:value-type="string">
            <text:p>normal</text:p>
          </table:table-cell>
          <table:table-cell office:value-type="string">
            <text:p>(T)T(F)(F)(T)(F)(F)(F)(T)(F)(T)(T)(T)(T)(T)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512DC025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TFTFTFFTFFFT</text:p>
          </table:table-cell>
          <table:table-cell office:value-type="string">
            <text:p>normal</text:p>
          </table:table-cell>
          <table:table-cell office:value-type="string">
            <text:p>(F)(F)(T)(T)(T)(F)(T)(F)(T)(F)(F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1024DC025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TFFTFTFFFTT</text:p>
          </table:table-cell>
          <table:table-cell office:value-type="string">
            <text:p>normal</text:p>
          </table:table-cell>
          <table:table-cell office:value-type="string">
            <text:p>(F)(F)T(T)(F)(T)(F)(F)(T)F(T)(F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1024DC051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TTTTFFTTTTFTT</text:p>
          </table:table-cell>
          <table:table-cell office:value-type="string">
            <text:p>normal</text:p>
          </table:table-cell>
          <table:table-cell office:value-type="string">
            <text:p>(T)(T)(T)(T)(T)(T)(T)(F)(F)(T)(T)TTF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2048DC051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TTFFTFFFTTFT</text:p>
          </table:table-cell>
          <table:table-cell office:value-type="string">
            <text:p>normal</text:p>
          </table:table-cell>
          <table:table-cell office:value-type="string">
            <text:p>(F)(T)(T)(T)(T)(T)(F)(F)(T)(F)(F)(F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2048DC10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TFFFFTFFFFTTT</text:p>
          </table:table-cell>
          <table:table-cell office:value-type="string">
            <text:p>normal</text:p>
          </table:table-cell>
          <table:table-cell office:value-type="string">
            <text:p>(T)(F)(T)(T)(F)(F)(F)(F)(T)(F)(F)(F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4096DC102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FFTFFFTFTTFTFT</text:p>
          </table:table-cell>
          <table:table-cell office:value-type="string">
            <text:p>normal</text:p>
          </table:table-cell>
          <table:table-cell office:value-type="string">
            <text:p>(T)(T)(F)(F)(T)(F)(F)(F)(T)(F)(T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4096DC204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FTTFFFFTFF</text:p>
          </table:table-cell>
          <table:table-cell office:value-type="string">
            <text:p>normal</text:p>
          </table:table-cell>
          <table:table-cell office:value-type="string">
            <text:p>(T)(T)(T)(F)(F)(F)(F)(T)(T)(F)(F)(F)(F)(T)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8192DC2048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FTTFTTTTFTTFTT</text:p>
          </table:table-cell>
          <table:table-cell office:value-type="string">
            <text:p>normal</text:p>
          </table:table-cell>
          <table:table-cell office:value-type="string">
            <text:p>(F)(F)(F)(T)(T)(F)(T)(T)(T)(T)(F)(T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8192DC4096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FFFTTTFTFTTT</text:p>
          </table:table-cell>
          <table:table-cell office:value-type="string">
            <text:p>normal</text:p>
          </table:table-cell>
          <table:table-cell table:style-name="ce2" office:value-type="string">
            <text:p>(T)(T)(T)(F)(F)(F)(F)(T)(T)(T)(F)(T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EngCT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EngNC7x7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FrnCT7x7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FrnNC7x7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SqrCT5x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T)(T)(T)(T)(F)(T)(T)(T)(F)(T)(T)(T)(F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SqrNC5x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TTFFTTFTTFTT</text:p>
          </table:table-cell>
          <table:table-cell office:value-type="string">
            <text:p>normal</text:p>
          </table:table-cell>
          <table:table-cell office:value-type="string">
            <text:p>(T)(F)(F)(F)(T)(T)(F)(F)(T)(T)(F)(T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20102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quareGrid-PT-040204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804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1005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quareGrid-PT-130613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1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TFFFFFTTTTTTTF</text:p>
          </table:table-cell>
          <table:table-cell office:value-type="string">
            <text:p>normal</text:p>
          </table:table-cell>
          <table:table-cell table:style-name="ce2" office:value-type="string">
            <text:p>TFTFFFFFTTTTTTT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2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FFFFFFFFTFTFTFT</text:p>
          </table:table-cell>
          <table:table-cell office:value-type="string">
            <text:p>normal</text:p>
          </table:table-cell>
          <table:table-cell office:value-type="string">
            <text:p>TFFFF(F)FFFTFTF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3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FTTFTTFFFFTFTTT</text:p>
          </table:table-cell>
          <table:table-cell office:value-type="string">
            <text:p>normal</text:p>
          </table:table-cell>
          <table:table-cell office:value-type="string">
            <text:p>FFTTFTTFFFFTFTT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4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TTTFTFTFTFFTTTTT</text:p>
          </table:table-cell>
          <table:table-cell office:value-type="string">
            <text:p>normal</text:p>
          </table:table-cell>
          <table:table-cell office:value-type="string">
            <text:p>TTTFTFTFT(F)FTTTT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5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FFFF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F)(F)(F)(F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6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T-------</text:p>
          </table:table-cell>
          <table:table-cell office:value-type="string">
            <text:p>timeout</text:p>
          </table:table-cell>
          <table:table-cell table:style-name="ce2" office:value-type="string">
            <text:p>(F)(F)(NOVAL)(NOVAL)(NOVAL)(NOVAL)(NOVAL)(NOVAL)(T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7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FF------TFT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T)(F)(T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8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9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TF------T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T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1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---F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---F--F---F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15</text:p>
          </table:table-cell>
          <table:table-cell office:value-type="string">
            <text:p>CTLCardinality</text:p>
          </table:table-cell>
          <table:table-cell office:value-type="string">
            <text:p>DNF</text:p>
          </table:table-cell>
          <table:table-cell office:value-type="string">
            <text:p>--------------F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F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10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2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50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05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TTFFTTFTTTFFFT</text:p>
          </table:table-cell>
          <table:table-cell office:value-type="string">
            <text:p>normal</text:p>
          </table:table-cell>
          <table:table-cell office:value-type="string">
            <text:p>(F)(T)(T)(T)(F)(F)(T)(T)(F)(T)(T)(T)(F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10</text:p>
          </table:table-cell>
          <table:table-cell office:value-type="string">
            <text:p>CTLCardinality</text:p>
          </table:table-cell>
          <table:table-cell office:value-type="string">
            <text:p>OK</text:p>
          </table:table-cell>
          <table:table-cell office:value-type="string">
            <text:p>FTFTFTTTTTTTFFTT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15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2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3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4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50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UtahNoC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F)(T)(F)(F)(T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Vasy2003-PT-none</text:p>
          </table:table-cell>
          <table:table-cell office:value-type="string">
            <text:p>CTLCardina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table:style-name="ce2" office:value-type="string">
            <text:p>(NOVAL)</text:p>
          </table:table-cell>
        </table:table-row>
        <table:table-row table:style-name="ro4" table:number-rows-repeated="4">
          <table:table-cell table:style-name="ce4"/>
          <table:table-cell table:style-name="Default" table:number-columns-repeated="6"/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FFFTFFFFTFT</text:p>
          </table:table-cell>
          <table:table-cell office:value-type="string">
            <text:p>normal</text:p>
          </table:table-cell>
          <table:table-cell office:value-type="string">
            <text:p>FTFTFFFFT(F)(F)FFTF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FFTFFFTFTF</text:p>
          </table:table-cell>
          <table:table-cell office:value-type="string">
            <text:p>normal</text:p>
          </table:table-cell>
          <table:table-cell office:value-type="string">
            <text:p>FTTTTFFFTFFF(T)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TFTTTFFTFF</text:p>
          </table:table-cell>
          <table:table-cell office:value-type="string">
            <text:p>normal</text:p>
          </table:table-cell>
          <table:table-cell office:value-type="string">
            <text:p>(T)(F)(T)(T)(F)(T)(T)(F)(T)(T)(T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15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F-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F-------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2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Angiogenesis-PT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RMCacheCoherence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FFTFFFFTT</text:p>
          </table:table-cell>
          <table:table-cell office:value-type="string">
            <text:p>normal</text:p>
          </table:table-cell>
          <table:table-cell office:value-type="string">
            <text:p>(F)(F)(F)(F)(F)(F)(F)(F)(F)(T)(F)(F)(F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COL-V04P05N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T---F-T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10P1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1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F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F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COL-V20P10N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F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F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10N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COL-V20P2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20N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20N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COL-V50P5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50N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5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2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COL-V80P2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2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04P05N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FTFFFTTTTTFT</text:p>
          </table:table-cell>
          <table:table-cell office:value-type="string">
            <text:p>normal</text:p>
          </table:table-cell>
          <table:table-cell office:value-type="string">
            <text:p>(F)(F)(T)(F)(T)(T)(T)(F)(F)(T)(F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10P10N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FTFFFFTFFFT</text:p>
          </table:table-cell>
          <table:table-cell office:value-type="string">
            <text:p>normal</text:p>
          </table:table-cell>
          <table:table-cell office:value-type="string">
            <text:p>(T)(F)(T)(F)(T)(F)(T)(F)(F)(F)(F)(T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FFTF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F)(T)(F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10N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F------FTFT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F)(T)(F)(T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BridgeAndVehicles-PT-V20P2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5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--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0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FFFTFTFF</text:p>
          </table:table-cell>
          <table:table-cell office:value-type="string">
            <text:p>normal</text:p>
          </table:table-cell>
          <table:table-cell office:value-type="string">
            <text:p>TTFFFFFFFF(F)TF(T)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FFTTTFTFFFT</text:p>
          </table:table-cell>
          <table:table-cell office:value-type="string">
            <text:p>normal</text:p>
          </table:table-cell>
          <table:table-cell office:value-type="string">
            <text:p>TFTFF(F)F(T)TTFT(F)(F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TFFTFFFTTTT</text:p>
          </table:table-cell>
          <table:table-cell office:value-type="string">
            <text:p>normal</text:p>
          </table:table-cell>
          <table:table-cell office:value-type="string">
            <text:p>FT(F)(T)FTFFTF(F)F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10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FTT---TFTFFFTF</text:p>
          </table:table-cell>
          <table:table-cell office:value-type="string">
            <text:p>timeout</text:p>
          </table:table-cell>
          <table:table-cell office:value-type="string">
            <text:p>(F)(F)(F)(T)(T)(NOVAL)(NOVAL)(NOVAL)(T)(F)(T)(F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adianClock-PT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1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FTTFTFTFTFT</text:p>
          </table:table-cell>
          <table:table-cell office:value-type="string">
            <text:p>normal</text:p>
          </table:table-cell>
          <table:table-cell office:value-type="string">
            <text:p>(T)(T)FF(T)(F)TTFTF(T)F(T)(F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FFFTFFFTTT</text:p>
          </table:table-cell>
          <table:table-cell office:value-type="string">
            <text:p>normal</text:p>
          </table:table-cell>
          <table:table-cell office:value-type="string">
            <text:p>TF(T)TFFFF(F)(T)FFF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FFFFFFTFTTT</text:p>
          </table:table-cell>
          <table:table-cell office:value-type="string">
            <text:p>normal</text:p>
          </table:table-cell>
          <table:table-cell office:value-type="string">
            <text:p>(F)(T)(T)(F)(T)(F)(F)(F)(F)(F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9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19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38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ircularTrains-PT-76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COL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TTTFFFFFFFF</text:p>
          </table:table-cell>
          <table:table-cell office:value-type="string">
            <text:p>normal</text:p>
          </table:table-cell>
          <table:table-cell office:value-type="string">
            <text:p>(F)(T)F(T)(F)TT(T)F(F)F(F)F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TTFTFFFFFFT</text:p>
          </table:table-cell>
          <table:table-cell office:value-type="string">
            <text:p>normal</text:p>
          </table:table-cell>
          <table:table-cell office:value-type="string">
            <text:p>(F)(F)(T)(T)(T)(T)(T)(F)(T)(F)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F)(F)(F)(F)(F)(F)(F)(F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CSRepetitions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0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TTFFTFFF</text:p>
          </table:table-cell>
          <table:table-cell office:value-type="string">
            <text:p>normal</text:p>
          </table:table-cell>
          <table:table-cell office:value-type="string">
            <text:p>FTF(F)FFTTTTF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FFFTFFTFFF</text:p>
          </table:table-cell>
          <table:table-cell office:value-type="string">
            <text:p>normal</text:p>
          </table:table-cell>
          <table:table-cell office:value-type="string">
            <text:p>(F)FTF(T)TFFFTFFTF(F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Dekker-PT-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FFTTTFTFFTT</text:p>
          </table:table-cell>
          <table:table-cell office:value-type="string">
            <text:p>normal</text:p>
          </table:table-cell>
          <table:table-cell office:value-type="string">
            <text:p>FFTTFFFTTTF(T)F(F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FTFFTFFFF</text:p>
          </table:table-cell>
          <table:table-cell office:value-type="string">
            <text:p>normal</text:p>
          </table:table-cell>
          <table:table-cell office:value-type="string">
            <text:p>TTFFTT(F)F(T)FFT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ekker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ekker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Diffusion2D-PT-D05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TTFTFFFFTTTF</text:p>
          </table:table-cell>
          <table:table-cell office:value-type="string">
            <text:p>normal</text:p>
          </table:table-cell>
          <table:table-cell office:value-type="string">
            <text:p>TTTTTTFTFFFFT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TTTTTFFTFF</text:p>
          </table:table-cell>
          <table:table-cell office:value-type="string">
            <text:p>normal</text:p>
          </table:table-cell>
          <table:table-cell office:value-type="string">
            <text:p>FTF(F)(T)FTTTTTF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TTTTTFFT</text:p>
          </table:table-cell>
          <table:table-cell office:value-type="string">
            <text:p>normal</text:p>
          </table:table-cell>
          <table:table-cell office:value-type="string">
            <text:p>FTFF(F)FTTTTTTTF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1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FFTTTFF</text:p>
          </table:table-cell>
          <table:table-cell office:value-type="string">
            <text:p>normal</text:p>
          </table:table-cell>
          <table:table-cell office:value-type="string">
            <text:p>FFFFFFFTFFFTT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------FFFFF---</text:p>
          </table:table-cell>
          <table:table-cell office:value-type="string">
            <text:p>normal</text:p>
          </table:table-cell>
          <table:table-cell office:value-type="string">
            <text:p>TF(F)(F)(F)(F)(F)(F)FFFFF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2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------TTFFFT--</text:p>
          </table:table-cell>
          <table:table-cell office:value-type="string">
            <text:p>normal</text:p>
          </table:table-cell>
          <table:table-cell office:value-type="string">
            <text:p>TT(T)(F)(T)(T)(T)(T)TTFFFT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3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------FTTFF---</text:p>
          </table:table-cell>
          <table:table-cell office:value-type="string">
            <text:p>normal</text:p>
          </table:table-cell>
          <table:table-cell office:value-type="string">
            <text:p>FF(F)(F)(F)(F)(T)(F)FTTFF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05N3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------FF------</text:p>
          </table:table-cell>
          <table:table-cell office:value-type="string">
            <text:p>normal</text:p>
          </table:table-cell>
          <table:table-cell office:value-type="string">
            <text:p>(F)(T)(NOVAL)(NOVAL)(NOVAL)(NOVAL)(NOVAL)(NOVAL)(F)(F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10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TFFFFTTFTT</text:p>
          </table:table-cell>
          <table:table-cell office:value-type="string">
            <text:p>normal</text:p>
          </table:table-cell>
          <table:table-cell office:value-type="string">
            <text:p>FTTTT(F)TFFFFT(T)F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10N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TTFTTFTTTF</text:p>
          </table:table-cell>
          <table:table-cell office:value-type="string">
            <text:p>normal</text:p>
          </table:table-cell>
          <table:table-cell office:value-type="string">
            <text:p>FTF(T)TTT(T)(F)TTFT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10N1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TTTTFTF-</text:p>
          </table:table-cell>
          <table:table-cell office:value-type="string">
            <text:p>timeout</text:p>
          </table:table-cell>
          <table:table-cell office:value-type="string">
            <text:p>FT(T)(T)(T)(T)(F)(F)TTTTFTF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Diffusion2D-PT-D10N15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T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T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10N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20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FTTTFTTFT</text:p>
          </table:table-cell>
          <table:table-cell office:value-type="string">
            <text:p>normal</text:p>
          </table:table-cell>
          <table:table-cell office:value-type="string">
            <text:p>TTFFTTFFTTTFT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20N05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T)(T)(T)(T)(T)(F)(T)(F)(T)(T)(F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2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2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30N0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F(T)(F)(T)(T)(T)(T)(T)(F)(T)(T)(T)(F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3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3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3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40N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F)(T)(T)(T)(F)(F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4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iffusion2D-PT-D4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F)(F)(F)(T)(T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1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DrinkVendingMachine-COL-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7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COL-9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TFFTFTFFFT</text:p>
          </table:table-cell>
          <table:table-cell office:value-type="string">
            <text:p>normal</text:p>
          </table:table-cell>
          <table:table-cell office:value-type="string">
            <text:p>TFTT(F)FT(F)FTFT(F)(F)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DrinkVendingMachine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2r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2r11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2r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2r1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3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3r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3r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cho-PT-d04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Echo-PT-d05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nergyBus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FFFFT-TFFFTTTT</text:p>
          </table:table-cell>
          <table:table-cell office:value-type="string">
            <text:p>timeout</text:p>
          </table:table-cell>
          <table:table-cell office:value-type="string">
            <text:p>F(T)(F)FFFT(F)(T)(F)F(F)(T)T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TTFFFFFFTF</text:p>
          </table:table-cell>
          <table:table-cell office:value-type="string">
            <text:p>normal</text:p>
          </table:table-cell>
          <table:table-cell office:value-type="string">
            <text:p>(T)(T)FFFFTTFF(F)(F)(F)(F)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TTFTTFTFFTF</text:p>
          </table:table-cell>
          <table:table-cell office:value-type="string">
            <text:p>normal</text:p>
          </table:table-cell>
          <table:table-cell office:value-type="string">
            <text:p>FTTFTTTF(T)(T)FTF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FFFFF</text:p>
          </table:table-cell>
          <table:table-cell office:value-type="string">
            <text:p>normal</text:p>
          </table:table-cell>
          <table:table-cell office:value-type="string">
            <text:p>F(F)(T)TTF(F)F(F)F(F)FFF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FFFTFFFFFF</text:p>
          </table:table-cell>
          <table:table-cell office:value-type="string">
            <text:p>normal</text:p>
          </table:table-cell>
          <table:table-cell office:value-type="string">
            <text:p>(F)T(F)(F)FFFFF(T)FFF(F)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TFFTFFFFFTF</text:p>
          </table:table-cell>
          <table:table-cell office:value-type="string">
            <text:p>normal</text:p>
          </table:table-cell>
          <table:table-cell office:value-type="string">
            <text:p>(T)(F)(T)(F)(F)(T)(F)(F)(T)(F)(F)(F)(F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atosthenes-PT-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TFTTFFTTF</text:p>
          </table:table-cell>
          <table:table-cell office:value-type="string">
            <text:p>normal</text:p>
          </table:table-cell>
          <table:table-cell office:value-type="string">
            <text:p>(T)(T)(F)(F)(F)(F)(F)(T)(F)(T)(T)(F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0000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TFTTTTFFTFTT</text:p>
          </table:table-cell>
          <table:table-cell office:value-type="string">
            <text:p>normal</text:p>
          </table:table-cell>
          <table:table-cell office:value-type="string">
            <text:p>TF(T)T(T)F(T)TTTF(F)T(F)T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FFFFTFTTT</text:p>
          </table:table-cell>
          <table:table-cell office:value-type="string">
            <text:p>normal</text:p>
          </table:table-cell>
          <table:table-cell office:value-type="string">
            <text:p>FTTTT(T)(F)FF(F)FTF(T)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TFFTTFTTFFF</text:p>
          </table:table-cell>
          <table:table-cell office:value-type="string">
            <text:p>normal</text:p>
          </table:table-cell>
          <table:table-cell office:value-type="string">
            <text:p>(T)(F)(T)(F)(T)(T)(F)(F)(T)(T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ERK-PT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FMS-PT-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FFTTTTTFTT</text:p>
          </table:table-cell>
          <table:table-cell office:value-type="string">
            <text:p>normal</text:p>
          </table:table-cell>
          <table:table-cell office:value-type="string">
            <text:p>(F)TFTTTFFTT(T)TT(F)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TTTTTFFFTTTT</text:p>
          </table:table-cell>
          <table:table-cell office:value-type="string">
            <text:p>normal</text:p>
          </table:table-cell>
          <table:table-cell office:value-type="string">
            <text:p>(F)FFTTTTTTFF(F)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FTFTFFTFFFF</text:p>
          </table:table-cell>
          <table:table-cell office:value-type="string">
            <text:p>normal</text:p>
          </table:table-cell>
          <table:table-cell office:value-type="string">
            <text:p>TTTTFFTFTFFT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FTTFTFFTFFFT</text:p>
          </table:table-cell>
          <table:table-cell office:value-type="string">
            <text:p>normal</text:p>
          </table:table-cell>
          <table:table-cell office:value-type="string">
            <text:p>TFFFFTTFTFFT(F)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FTFTFFTTTF</text:p>
          </table:table-cell>
          <table:table-cell office:value-type="string">
            <text:p>normal</text:p>
          </table:table-cell>
          <table:table-cell office:value-type="string">
            <text:p>(T)FTTFTFTFTF(F)TTT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FMS-PT-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------TFTFFFT-</text:p>
          </table:table-cell>
          <table:table-cell office:value-type="string">
            <text:p>normal</text:p>
          </table:table-cell>
          <table:table-cell office:value-type="string">
            <text:p>FF(F)(T)(F)(T)(F)(F)TFTFFF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COL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COL-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COL-11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TFTFTTFFTTT</text:p>
          </table:table-cell>
          <table:table-cell office:value-type="string">
            <text:p>normal</text:p>
          </table:table-cell>
          <table:table-cell office:value-type="string">
            <text:p>F(T)(T)(F)(F)TFT(F)T(T)FFTT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GlobalResAllocation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FFTTFFFTFFFT</text:p>
          </table:table-cell>
          <table:table-cell office:value-type="string">
            <text:p>normal</text:p>
          </table:table-cell>
          <table:table-cell office:value-type="string">
            <text:p>TTTF(F)(F)TTF(F)(F)T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TTFFFTFTTF</text:p>
          </table:table-cell>
          <table:table-cell office:value-type="string">
            <text:p>normal</text:p>
          </table:table-cell>
          <table:table-cell office:value-type="string">
            <text:p>(F)(F)(T)F(F)F(T)T(F)F(F)TF(T)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TTTTFFTFFF</text:p>
          </table:table-cell>
          <table:table-cell office:value-type="string">
            <text:p>normal</text:p>
          </table:table-cell>
          <table:table-cell office:value-type="string">
            <text:p>T(T)TT(F)T(T)(T)(T)TFFTF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HouseConstruction-PT-0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T)(T)(T)(F)(T)(T)(F)(F)(T)(F)(F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T)(F)(T)(F)(T)(F)(T)(F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T)(T)(F)(T)(F)(F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T)(F)(T)(T)(T)(F)(T)(T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ouseConstruction-PT-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T)(F)(T)(T)(T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HypercubeGrid-PT-C3K4P4B1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HypercubeGrid-PT-C4K3P3B1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HypercubeGrid-PT-C5K3P3B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F)(F)(F)(F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BM319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TTFFFTFFFTT</text:p>
          </table:table-cell>
          <table:table-cell office:value-type="string">
            <text:p>normal</text:p>
          </table:table-cell>
          <table:table-cell office:value-type="string">
            <text:p>FFT(T)FTT(F)FFT(F)F(F)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BM5964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FFFFFTFTFFT</text:p>
          </table:table-cell>
          <table:table-cell office:value-type="string">
            <text:p>normal</text:p>
          </table:table-cell>
          <table:table-cell office:value-type="string">
            <text:p>(F)(F)FT(F)F(F)(F)(F)FT(F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BM703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FFTTFFFFFFT</text:p>
          </table:table-cell>
          <table:table-cell office:value-type="string">
            <text:p>normal</text:p>
          </table:table-cell>
          <table:table-cell office:value-type="string">
            <text:p>F(F)TT(F)(F)(F)(T)(T)FFF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BMB2S565S3960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OTPpurchase-PT-C01M01P01D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TFTFFFTFTFF</text:p>
          </table:table-cell>
          <table:table-cell office:value-type="string">
            <text:p>normal</text:p>
          </table:table-cell>
          <table:table-cell office:value-type="string">
            <text:p>FFFF(T)(T)FTFFFTFTF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IOTPpurchase-PT-C03M03P03D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FFFTTTFTTFF</text:p>
          </table:table-cell>
          <table:table-cell office:value-type="string">
            <text:p>normal</text:p>
          </table:table-cell>
          <table:table-cell office:value-type="string">
            <text:p>T(T)F(F)TFFFT(T)TF(T)(T)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OTPpurchase-PT-C05M04P03D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TTFTFFFTF</text:p>
          </table:table-cell>
          <table:table-cell office:value-type="string">
            <text:p>normal</text:p>
          </table:table-cell>
          <table:table-cell office:value-type="string">
            <text:p>T(T)F(F)TTFT(T)(F)T(F)(F)F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IOTPpurchase-PT-C12M10P15D17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------TTTTFFTT</text:p>
          </table:table-cell>
          <table:table-cell office:value-type="string">
            <text:p>timeout</text:p>
          </table:table-cell>
          <table:table-cell office:value-type="string">
            <text:p>TT(T)(T)(F)(F)(F)(F)(T)(T)TT(F)F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Kanban-PT-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FTFFFTTFFF</text:p>
          </table:table-cell>
          <table:table-cell office:value-type="string">
            <text:p>normal</text:p>
          </table:table-cell>
          <table:table-cell office:value-type="string">
            <text:p>TT(F)TFTF(T)FF(F)TT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Kanban-PT-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TFFFTTFFFFT</text:p>
          </table:table-cell>
          <table:table-cell office:value-type="string">
            <text:p>normal</text:p>
          </table:table-cell>
          <table:table-cell office:value-type="string">
            <text:p>F(F)F(F)TT(F)(F)FTTFFF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Kanban-PT-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FFFTFFTFFTF</text:p>
          </table:table-cell>
          <table:table-cell office:value-type="string">
            <text:p>normal</text:p>
          </table:table-cell>
          <table:table-cell office:value-type="string">
            <text:p>FFT(T)FFFFTFFTFF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Kanban-PT-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FTTFTTFFTFT</text:p>
          </table:table-cell>
          <table:table-cell office:value-type="string">
            <text:p>normal</text:p>
          </table:table-cell>
          <table:table-cell office:value-type="string">
            <text:p>FFFFTFTTFTTFF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Kanban-PT-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TTTFTFT</text:p>
          </table:table-cell>
          <table:table-cell office:value-type="string">
            <text:p>normal</text:p>
          </table:table-cell>
          <table:table-cell office:value-type="string">
            <text:p>FFFF(F)(F)(F)TFTTTFTF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Kanban-PT-0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F)(T)(F)(T)(F)(T)(T)(T)(F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1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FTFFFTFTTF</text:p>
          </table:table-cell>
          <table:table-cell office:value-type="string">
            <text:p>normal</text:p>
          </table:table-cell>
          <table:table-cell office:value-type="string">
            <text:p>FF(T)FFF(F)(T)FF(F)TF(T)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TTFFTFFTTT</text:p>
          </table:table-cell>
          <table:table-cell office:value-type="string">
            <text:p>normal</text:p>
          </table:table-cell>
          <table:table-cell office:value-type="string">
            <text:p>(T)(T)(F)(T)FT(T)T(F)(F)(T)FFT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TTFFTTFTFFT</text:p>
          </table:table-cell>
          <table:table-cell office:value-type="string">
            <text:p>normal</text:p>
          </table:table-cell>
          <table:table-cell office:value-type="string">
            <text:p>(T)(T)(F)(F)(F)(T)(T)(F)(F)(T)(T)(F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LamportFastMutEx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LamportFastMutEx-PT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0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FTFTTTTFFTFF</text:p>
          </table:table-cell>
          <table:table-cell office:value-type="string">
            <text:p>normal</text:p>
          </table:table-cell>
          <table:table-cell office:value-type="string">
            <text:p>TFF(F)FTF(T)T(T)T(F)F(T)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FTFFTFFTTFT</text:p>
          </table:table-cell>
          <table:table-cell office:value-type="string">
            <text:p>normal</text:p>
          </table:table-cell>
          <table:table-cell office:value-type="string">
            <text:p>(F)(F)(F)(F)(T)(F)(T)(F)(F)(T)(F)(F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04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FFTFFFFTTFTT</text:p>
          </table:table-cell>
          <table:table-cell office:value-type="string">
            <text:p>normal</text:p>
          </table:table-cell>
          <table:table-cell office:value-type="string">
            <text:p>(T)(F)(F)(T)(F)(F)(T)(F)(F)(F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08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-FTTTFFTFTTFFTF</text:p>
          </table:table-cell>
          <table:table-cell office:value-type="string">
            <text:p>normal</text:p>
          </table:table-cell>
          <table:table-cell office:value-type="string">
            <text:p>(F)(NOVAL)(F)(T)(T)(T)(F)(F)(T)(F)(T)(T)(F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16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-FF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NOVAL)(F)(F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APK-PT-3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MultiwaySync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FTTFFTFFTFF</text:p>
          </table:table-cell>
          <table:table-cell office:value-type="string">
            <text:p>normal</text:p>
          </table:table-cell>
          <table:table-cell office:value-type="string">
            <text:p>(T)TTTFFTTFFTF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COL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TFFTFFTTTTT</text:p>
          </table:table-cell>
          <table:table-cell office:value-type="string">
            <text:p>normal</text:p>
          </table:table-cell>
          <table:table-cell office:value-type="string">
            <text:p>(T)(F)(F)(F)T(T)(F)(F)(T)(F)(F)T(T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FFTTFTTF</text:p>
          </table:table-cell>
          <table:table-cell office:value-type="string">
            <text:p>normal</text:p>
          </table:table-cell>
          <table:table-cell office:value-type="string">
            <text:p>(T)(T)(F)(F)(F)(F)(F)(F)(F)(F)(T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NeoElection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NeoElection-PT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aramProductionCell-PT-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FTFTFFFTFTF</text:p>
          </table:table-cell>
          <table:table-cell office:value-type="string">
            <text:p>normal</text:p>
          </table:table-cell>
          <table:table-cell office:value-type="string">
            <text:p>FF(F)(T)FFTFTFFFT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aramProductionCell-PT-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FTTTTFFFFFT</text:p>
          </table:table-cell>
          <table:table-cell office:value-type="string">
            <text:p>normal</text:p>
          </table:table-cell>
          <table:table-cell office:value-type="string">
            <text:p>TFTFF(F)T(T)T(T)FFFFF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aramProductionCell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TFFTTTFTF</text:p>
          </table:table-cell>
          <table:table-cell office:value-type="string">
            <text:p>normal</text:p>
          </table:table-cell>
          <table:table-cell office:value-type="string">
            <text:p>(F)TT(T)TTF(T)FFT(T)(T)F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aramProductionCell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TTFTTTTTFFT</text:p>
          </table:table-cell>
          <table:table-cell office:value-type="string">
            <text:p>normal</text:p>
          </table:table-cell>
          <table:table-cell office:value-type="string">
            <text:p>(F)F(T)TF(T)TFTT(T)T(T)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TFFFTFFFF</text:p>
          </table:table-cell>
          <table:table-cell office:value-type="string">
            <text:p>normal</text:p>
          </table:table-cell>
          <table:table-cell office:value-type="string">
            <text:p>(F)T(T)TT(T)FTF(F)(F)T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TTFTTTTFTFT</text:p>
          </table:table-cell>
          <table:table-cell office:value-type="string">
            <text:p>normal</text:p>
          </table:table-cell>
          <table:table-cell office:value-type="string">
            <text:p>(F)TTFFT(T)FTTTTF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10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TFTFFTFTTFTF</text:p>
          </table:table-cell>
          <table:table-cell office:value-type="string">
            <text:p>normal</text:p>
          </table:table-cell>
          <table:table-cell office:value-type="string">
            <text:p>TFF(T)TFTFFT(F)TT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2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FTFTFFTFTTF</text:p>
          </table:table-cell>
          <table:table-cell office:value-type="string">
            <text:p>normal</text:p>
          </table:table-cell>
          <table:table-cell office:value-type="string">
            <text:p>FTT(F)(T)FTFT(F)FTFT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41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43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83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86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COL-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COL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TFTFTTFFFFFF</text:p>
          </table:table-cell>
          <table:table-cell office:value-type="string">
            <text:p>normal</text:p>
          </table:table-cell>
          <table:table-cell office:value-type="string">
            <text:p>T(F)FTTFT(F)TTF(F)F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T)(T)(T)(F)(F)(F)(F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T)(F)(F)(T)(T)(F)(T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rmAdmissibility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F)(F)(T)(F)(T)(T)(F)(T)(F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rmAdmissibility-PT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F)(T)(F)(F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TTFTTFTFFFFT</text:p>
          </table:table-cell>
          <table:table-cell office:value-type="string">
            <text:p>normal</text:p>
          </table:table-cell>
          <table:table-cell office:value-type="string">
            <text:p>TTFTT(T)(F)T(T)F(T)FF(F)(F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FTTTFTTFFFFF</text:p>
          </table:table-cell>
          <table:table-cell office:value-type="string">
            <text:p>normal</text:p>
          </table:table-cell>
          <table:table-cell office:value-type="string">
            <text:p>(T)(F)(F)(T)(F)(T)(T)(T)(F)(T)(T)(F)(F)(F)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eterson-PT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eterson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02CS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TFFFTFFFFTF</text:p>
          </table:table-cell>
          <table:table-cell office:value-type="string">
            <text:p>normal</text:p>
          </table:table-cell>
          <table:table-cell office:value-type="string">
            <text:p>(F)(F)(F)(F)(F)(T)(F)F(F)(T)F(F)(F)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02CS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TFTFFFFFTFT</text:p>
          </table:table-cell>
          <table:table-cell office:value-type="string">
            <text:p>normal</text:p>
          </table:table-cell>
          <table:table-cell office:value-type="string">
            <text:p>(T)FT(F)FT(F)TFF(F)(F)(F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aseVariation-PT-D05CS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TTFFFFFFTT</text:p>
          </table:table-cell>
          <table:table-cell office:value-type="string">
            <text:p>normal</text:p>
          </table:table-cell>
          <table:table-cell office:value-type="string">
            <text:p>T(T)(F)F(F)F(T)(T)(F)F(F)(F)(F)(F)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05CS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10CS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10CS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20CS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20CS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aseVariation-PT-D30CS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30CS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hilosophers-COL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1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hilosophers-COL-002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05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COL-05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COL-10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FTFFFTFFFF</text:p>
          </table:table-cell>
          <table:table-cell office:value-type="string">
            <text:p>normal</text:p>
          </table:table-cell>
          <table:table-cell office:value-type="string">
            <text:p>(F)T(F)FTF(F)(T)F(F)FT(F)F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FFFFTFTTFTF</text:p>
          </table:table-cell>
          <table:table-cell office:value-type="string">
            <text:p>normal</text:p>
          </table:table-cell>
          <table:table-cell office:value-type="string">
            <text:p>TF(T)FT(F)(F)FFTFTTF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FTFFFFFFFT</text:p>
          </table:table-cell>
          <table:table-cell office:value-type="string">
            <text:p>normal</text:p>
          </table:table-cell>
          <table:table-cell office:value-type="string">
            <text:p>(T)(T)(T)(T)(F)(T)(F)(T)(F)(F)(F)(F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TFFTTFTFFTT</text:p>
          </table:table-cell>
          <table:table-cell office:value-type="string">
            <text:p>normal</text:p>
          </table:table-cell>
          <table:table-cell office:value-type="string">
            <text:p>(T)(F)(F)(F)(T)(T)(F)(F)(T)(T)(F)(T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FTFFFFTTFFF</text:p>
          </table:table-cell>
          <table:table-cell office:value-type="string">
            <text:p>normal</text:p>
          </table:table-cell>
          <table:table-cell office:value-type="string">
            <text:p>(F)(T)(T)(F)(F)(F)(T)(F)(F)(F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2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0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02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-PT-005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COL-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Dyn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hilosophersDyn-COL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COL-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FTFFTFTFFTFF</text:p>
          </table:table-cell>
          <table:table-cell office:value-type="string">
            <text:p>normal</text:p>
          </table:table-cell>
          <table:table-cell office:value-type="string">
            <text:p>TTT(F)F(T)FF(T)FTFFT(F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hilosophersDyn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lanning-PT-none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COL-S02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2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4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olyORBLF-COL-S04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olyORBLF-COL-S04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6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6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COL-S06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F)(F)(F)(T)(T)(T)(T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F)(F)(T)(T)(F)(F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2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F)(F)(F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F)(F)(T)(F)(T)(T)(T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F)(F)(F)(F)(F)(T)(F)(F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2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F)(T)(F)(T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T)(F)(F)(F)(T)(T)(T)(T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T)(T)(F)(T)(T)(T)(T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F)(T)(F)(T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F)(T)(T)(F)(T)(T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4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T)(T)(T)(T)(T)(F)(F)(T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4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F)(F)(T)(F)(T)(F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4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T)(T)(F)(T)(F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T)(F)(T)(F)(T)(T)(T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T)(T)(F)(T)(T)(F)(F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6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F)(T)(T)(F)(T)(F)(T)(T)(F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LF-PT-S06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T)(T)(T)(F)(T)(T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LF-PT-S06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F)(T)(F)(T)(T)(T)(T)(T)(T)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05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05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05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05J6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05J8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10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10J3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10J4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PolyORBNT-COL-S10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COL-S10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PT-S05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F)(F)(F)(T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PolyORBNT-PT-S05J3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F)(T)(F)(T)(F)(T)(F)(T)(F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4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T)(F)(F)(F)(T)(F)(F)(T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T)(T)(F)(T)(T)(F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8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T)(F)(F)(F)(T)(F)(T)(F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PolyORBNT-PT-S10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F)(F)(T)(T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F)(F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F)(T)(T)(T)(F)(F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F)(T)(T)(T)(F)(F)(T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F)(F)(T)(T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roductionCell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T--F---T------</text:p>
          </table:table-cell>
          <table:table-cell office:value-type="string">
            <text:p>normal</text:p>
          </table:table-cell>
          <table:table-cell office:value-type="string">
            <text:p>(NOVAL)(NOVAL)(T)(NOVAL)(NOVAL)(F)(NOVAL)(NOVAL)(NOVAL)(T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F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1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2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COL-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FFFFTTTFTTTF</text:p>
          </table:table-cell>
          <table:table-cell office:value-type="string">
            <text:p>normal</text:p>
          </table:table-cell>
          <table:table-cell office:value-type="string">
            <text:p>F(T)(T)T(F)(F)(F)(F)(T)(T)TF(T)(T)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FFFTFFFFFF</text:p>
          </table:table-cell>
          <table:table-cell office:value-type="string">
            <text:p>normal</text:p>
          </table:table-cell>
          <table:table-cell office:value-type="string">
            <text:p>(F)(F)(T)(F)(T)(T)(F)(F)(F)(T)(F)(F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1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QuasiCertifProtocol-PT-2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QuasiCertifProtocol-PT-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TFFFFTTTFTFF</text:p>
          </table:table-cell>
          <table:table-cell office:value-type="string">
            <text:p>normal</text:p>
          </table:table-cell>
          <table:table-cell office:value-type="string">
            <text:p>TTTTTF(F)FF(T)(T)T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FFFFFFTTTFFF</text:p>
          </table:table-cell>
          <table:table-cell office:value-type="string">
            <text:p>normal</text:p>
          </table:table-cell>
          <table:table-cell office:value-type="string">
            <text:p>TT(T)(F)F(F)F(F)FFTT(T)F(F)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TFFTFFFFT</text:p>
          </table:table-cell>
          <table:table-cell office:value-type="string">
            <text:p>normal</text:p>
          </table:table-cell>
          <table:table-cell office:value-type="string">
            <text:p>(T)T(F)FF(F)FTFFTFFF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FFFTTFTFFFF</text:p>
          </table:table-cell>
          <table:table-cell office:value-type="string">
            <text:p>normal</text:p>
          </table:table-cell>
          <table:table-cell office:value-type="string">
            <text:p>FFF(T)(F)FFFTTFT(F)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TFFFTTFFTF</text:p>
          </table:table-cell>
          <table:table-cell office:value-type="string">
            <text:p>normal</text:p>
          </table:table-cell>
          <table:table-cell office:value-type="string">
            <text:p>TFT(T)F(F)(T)FFFTTFF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7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FFFFTTFTTFT</text:p>
          </table:table-cell>
          <table:table-cell office:value-type="string">
            <text:p>normal</text:p>
          </table:table-cell>
          <table:table-cell office:value-type="string">
            <text:p>(T)(T)(F)(T)(F)(F)(F)(F)(F)(T)(T)(F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FTFFTTFTF</text:p>
          </table:table-cell>
          <table:table-cell office:value-type="string">
            <text:p>normal</text:p>
          </table:table-cell>
          <table:table-cell office:value-type="string">
            <text:p>(F)(T)(F)(F)(F)(F)(T)(F)(T)(F)(F)(T)(T)(F)(T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aft-PT-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ft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ilroad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TFFTFFTTFFF</text:p>
          </table:table-cell>
          <table:table-cell office:value-type="string">
            <text:p>normal</text:p>
          </table:table-cell>
          <table:table-cell office:value-type="string">
            <text:p>(T)(F)T(F)FTFFTFFTTF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ilroad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TFFFFFFTFT</text:p>
          </table:table-cell>
          <table:table-cell office:value-type="string">
            <text:p>normal</text:p>
          </table:table-cell>
          <table:table-cell office:value-type="string">
            <text:p>FTTTT(T)TF(F)(F)(F)FF(T)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ilroad-PT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ilroad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ailroad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2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FFFTTTFFTFT</text:p>
          </table:table-cell>
          <table:table-cell office:value-type="string">
            <text:p>normal</text:p>
          </table:table-cell>
          <table:table-cell office:value-type="string">
            <text:p>FTF(T)F(F)(F)(F)TTTFF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3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FFFTTTFFFTF</text:p>
          </table:table-cell>
          <table:table-cell office:value-type="string">
            <text:p>normal</text:p>
          </table:table-cell>
          <table:table-cell office:value-type="string">
            <text:p>(F)(F)TFTFFF(T)TTFF(F)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3C0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TFTFTTTFFT</text:p>
          </table:table-cell>
          <table:table-cell office:value-type="string">
            <text:p>normal</text:p>
          </table:table-cell>
          <table:table-cell office:value-type="string">
            <text:p>FFTFFF(T)FTF(T)(T)TF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003C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TTFFTTFFTFFF</text:p>
          </table:table-cell>
          <table:table-cell office:value-type="string">
            <text:p>normal</text:p>
          </table:table-cell>
          <table:table-cell office:value-type="string">
            <text:p>FFFT(T)TFFTTF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FFFTTFFFF</text:p>
          </table:table-cell>
          <table:table-cell office:value-type="string">
            <text:p>normal</text:p>
          </table:table-cell>
          <table:table-cell office:value-type="string">
            <text:p>FF(F)FFFFFFF(T)T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TFFTFTFTTF</text:p>
          </table:table-cell>
          <table:table-cell office:value-type="string">
            <text:p>normal</text:p>
          </table:table-cell>
          <table:table-cell office:value-type="string">
            <text:p>(F)(T)T(T)TT(T)(F)FTF(T)F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TFFFTTTT</text:p>
          </table:table-cell>
          <table:table-cell office:value-type="string">
            <text:p>normal</text:p>
          </table:table-cell>
          <table:table-cell office:value-type="string">
            <text:p>TTFFF(F)F(F)TF(F)FT(T)(T)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ResAllocation-PT-R003C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TTTTT</text:p>
          </table:table-cell>
          <table:table-cell office:value-type="string">
            <text:p>normal</text:p>
          </table:table-cell>
          <table:table-cell office:value-type="string">
            <text:p>F(F)(T)(T)T(F)FFFF(F)T(T)T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T)(T)(F)(T)(F)(T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5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FTTFTFFFFT</text:p>
          </table:table-cell>
          <table:table-cell office:value-type="string">
            <text:p>normal</text:p>
          </table:table-cell>
          <table:table-cell office:value-type="string">
            <text:p>(F)TFFTFFTTFTFF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10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TFTFTFTFFF</text:p>
          </table:table-cell>
          <table:table-cell office:value-type="string">
            <text:p>normal</text:p>
          </table:table-cell>
          <table:table-cell office:value-type="string">
            <text:p>TFT(T)(F)(F)TFTF(T)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15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FTFFFFFFFTF</text:p>
          </table:table-cell>
          <table:table-cell office:value-type="string">
            <text:p>normal</text:p>
          </table:table-cell>
          <table:table-cell office:value-type="string">
            <text:p>F(T)F(T)T(F)TFFF(F)FF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20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FTFFTFTTFTT</text:p>
          </table:table-cell>
          <table:table-cell office:value-type="string">
            <text:p>normal</text:p>
          </table:table-cell>
          <table:table-cell office:value-type="string">
            <text:p>TFFF(T)FTF(F)TFT(T)F(T)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ResAllocation-PT-R050C002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F------FFTTFFTF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F)(F)(T)(T)(F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esAllocation-PT-R100C0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ing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FTTTTTTFFF</text:p>
          </table:table-cell>
          <table:table-cell office:value-type="string">
            <text:p>normal</text:p>
          </table:table-cell>
          <table:table-cell office:value-type="string">
            <text:p>(T)(T)(F)(T)(F)(T)(F)(T)(T)(T)(T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TFTFTFTTFFF</text:p>
          </table:table-cell>
          <table:table-cell office:value-type="string">
            <text:p>normal</text:p>
          </table:table-cell>
          <table:table-cell office:value-type="string">
            <text:p>FF(F)T(F)TF(T)(F)TF(T)TF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TTTFFFFFTFFT</text:p>
          </table:table-cell>
          <table:table-cell office:value-type="string">
            <text:p>normal</text:p>
          </table:table-cell>
          <table:table-cell office:value-type="string">
            <text:p>(T)TT(T)(T)(T)(T)FFFFF(T)(F)F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RwMutex-PT-r0010w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FTFTFTTFFTF</text:p>
          </table:table-cell>
          <table:table-cell office:value-type="string">
            <text:p>normal</text:p>
          </table:table-cell>
          <table:table-cell office:value-type="string">
            <text:p>(T)TF(T)F(F)T(F)T(F)(T)TF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TTTFFTFTFT</text:p>
          </table:table-cell>
          <table:table-cell office:value-type="string">
            <text:p>normal</text:p>
          </table:table-cell>
          <table:table-cell office:value-type="string">
            <text:p>FFFFF(F)(T)(T)T(F)FTFT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FFFFTFFTF</text:p>
          </table:table-cell>
          <table:table-cell office:value-type="string">
            <text:p>normal</text:p>
          </table:table-cell>
          <table:table-cell office:value-type="string">
            <text:p>FFFF(F)FF(F)FFF(T)F(F)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10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FT----FFFTFTTF</text:p>
          </table:table-cell>
          <table:table-cell office:value-type="string">
            <text:p>timeout</text:p>
          </table:table-cell>
          <table:table-cell office:value-type="string">
            <text:p>(T)TF(T)(T)(F)(F)(F)F(F)(F)(T)(F)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10w20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T-------</text:p>
          </table:table-cell>
          <table:table-cell office:value-type="string">
            <text:p>timeout</text:p>
          </table:table-cell>
          <table:table-cell office:value-type="string">
            <text:p>FF(T)(T)(F)(T)(F)(F)T(T)(F)(T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020w00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F)(T)(T)(T)(F)(T)(F)(T)(T)(T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1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05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10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RwMutex-PT-r20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FFFTFFFFTFT</text:p>
          </table:table-cell>
          <table:table-cell office:value-type="string">
            <text:p>normal</text:p>
          </table:table-cell>
          <table:table-cell office:value-type="string">
            <text:p>FTFTFFFFT(F)(F)FFT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FFTFFFTFTF</text:p>
          </table:table-cell>
          <table:table-cell office:value-type="string">
            <text:p>normal</text:p>
          </table:table-cell>
          <table:table-cell office:value-type="string">
            <text:p>FTTTTFFFTFFF(T)F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TFTTTFFTFF</text:p>
          </table:table-cell>
          <table:table-cell office:value-type="string">
            <text:p>normal</text:p>
          </table:table-cell>
          <table:table-cell office:value-type="string">
            <text:p>(T)(F)(T)(T)(F)(T)(T)(F)(T)(T)(T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15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F--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F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2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ngiogenesis-PT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ARMCacheCoherence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0000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FFFTFTFF</text:p>
          </table:table-cell>
          <table:table-cell office:value-type="string">
            <text:p>normal</text:p>
          </table:table-cell>
          <table:table-cell office:value-type="string">
            <text:p>TTFFFFFFFF(F)TF(T)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FFTTTFTFFFT</text:p>
          </table:table-cell>
          <table:table-cell office:value-type="string">
            <text:p>normal</text:p>
          </table:table-cell>
          <table:table-cell office:value-type="string">
            <text:p>TFTFF(F)F(T)TTFT(F)(F)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TFFTFFFTTTT</text:p>
          </table:table-cell>
          <table:table-cell office:value-type="string">
            <text:p>normal</text:p>
          </table:table-cell>
          <table:table-cell office:value-type="string">
            <text:p>FT(F)(T)FTFFTF(F)F(T)T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0010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FTT---TFTFFFTF</text:p>
          </table:table-cell>
          <table:table-cell office:value-type="string">
            <text:p>timeout</text:p>
          </table:table-cell>
          <table:table-cell office:value-type="string">
            <text:p>(F)(F)(F)(T)(T)(NOVAL)(NOVAL)(NOVAL)(T)(F)(T)(F)(F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adianClock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ircadianClock-PT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ularTrains-PT-01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FTTFTFTFTFT</text:p>
          </table:table-cell>
          <table:table-cell office:value-type="string">
            <text:p>normal</text:p>
          </table:table-cell>
          <table:table-cell office:value-type="string">
            <text:p>(T)(T)FF(T)(F)TTFTF(T)F(T)(F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ularTrains-PT-0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FFFTFFFTTT</text:p>
          </table:table-cell>
          <table:table-cell office:value-type="string">
            <text:p>normal</text:p>
          </table:table-cell>
          <table:table-cell office:value-type="string">
            <text:p>TF(T)TFFFF(F)(T)FFFTT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ircularTrains-PT-0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FFFFFFTFTTT</text:p>
          </table:table-cell>
          <table:table-cell office:value-type="string">
            <text:p>normal</text:p>
          </table:table-cell>
          <table:table-cell office:value-type="string">
            <text:p>(F)(T)(T)(F)(T)(F)(F)(F)(F)(F)(F)(T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CircularTrains-PT-09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CircularTrains-PT-19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38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76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COL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CSRepetitions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TTTFFFFFFFF</text:p>
          </table:table-cell>
          <table:table-cell office:value-type="string">
            <text:p>normal</text:p>
          </table:table-cell>
          <table:table-cell office:value-type="string">
            <text:p>(F)(T)F(T)(F)TT(T)F(F)F(F)FF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TTFTFFFFFFT</text:p>
          </table:table-cell>
          <table:table-cell office:value-type="string">
            <text:p>normal</text:p>
          </table:table-cell>
          <table:table-cell office:value-type="string">
            <text:p>(F)(F)(T)(T)(T)(T)(T)(F)(T)(F)(F)(F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F)(F)(F)(F)(F)(F)(F)(F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CSRepetitions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0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COL-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TTFFTFFF</text:p>
          </table:table-cell>
          <table:table-cell office:value-type="string">
            <text:p>normal</text:p>
          </table:table-cell>
          <table:table-cell office:value-type="string">
            <text:p>FTF(F)FFTTTTFFT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PT-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atabaseWithMutex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atabaseWithMutex-PT-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FFFTFFTFFF</text:p>
          </table:table-cell>
          <table:table-cell office:value-type="string">
            <text:p>normal</text:p>
          </table:table-cell>
          <table:table-cell office:value-type="string">
            <text:p>(F)FTF(T)TFFFTFFTF(F)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ekker-PT-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FFTTTFTFFTT</text:p>
          </table:table-cell>
          <table:table-cell office:value-type="string">
            <text:p>normal</text:p>
          </table:table-cell>
          <table:table-cell office:value-type="string">
            <text:p>FFTTFFFTTTF(T)F(F)T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FTFFTFFFF</text:p>
          </table:table-cell>
          <table:table-cell office:value-type="string">
            <text:p>normal</text:p>
          </table:table-cell>
          <table:table-cell office:value-type="string">
            <text:p>TTFFTT(F)F(T)FFT(F)FF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ekker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ekker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TTFTFFFFTTTF</text:p>
          </table:table-cell>
          <table:table-cell office:value-type="string">
            <text:p>normal</text:p>
          </table:table-cell>
          <table:table-cell office:value-type="string">
            <text:p>TTTTTTFTFFFFT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TTTTTFFTFF</text:p>
          </table:table-cell>
          <table:table-cell office:value-type="string">
            <text:p>normal</text:p>
          </table:table-cell>
          <table:table-cell office:value-type="string">
            <text:p>FTF(F)(T)FTTTTTFF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TTTTTFFT</text:p>
          </table:table-cell>
          <table:table-cell office:value-type="string">
            <text:p>normal</text:p>
          </table:table-cell>
          <table:table-cell office:value-type="string">
            <text:p>FTFF(F)FTTTTTTTF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1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FFTTTFF</text:p>
          </table:table-cell>
          <table:table-cell office:value-type="string">
            <text:p>normal</text:p>
          </table:table-cell>
          <table:table-cell office:value-type="string">
            <text:p>FFFFFFFTFFFTTT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------FFFFF---</text:p>
          </table:table-cell>
          <table:table-cell office:value-type="string">
            <text:p>normal</text:p>
          </table:table-cell>
          <table:table-cell office:value-type="string">
            <text:p>TF(F)(F)(F)(F)(F)(F)FFFFF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2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------TTFFFT--</text:p>
          </table:table-cell>
          <table:table-cell office:value-type="string">
            <text:p>normal</text:p>
          </table:table-cell>
          <table:table-cell office:value-type="string">
            <text:p>TT(T)(F)(T)(T)(T)(T)TTFFFT(F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05N3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------FTTFF---</text:p>
          </table:table-cell>
          <table:table-cell office:value-type="string">
            <text:p>normal</text:p>
          </table:table-cell>
          <table:table-cell office:value-type="string">
            <text:p>FF(F)(F)(F)(F)(T)(F)FTTFF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05N3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------FF------</text:p>
          </table:table-cell>
          <table:table-cell office:value-type="string">
            <text:p>normal</text:p>
          </table:table-cell>
          <table:table-cell office:value-type="string">
            <text:p>(F)(T)(NOVAL)(NOVAL)(NOVAL)(NOVAL)(NOVAL)(NOVAL)(F)(F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10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TFFFFTTFTT</text:p>
          </table:table-cell>
          <table:table-cell office:value-type="string">
            <text:p>normal</text:p>
          </table:table-cell>
          <table:table-cell office:value-type="string">
            <text:p>FTTTT(F)TFFFFT(T)F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TTFTTFTTTF</text:p>
          </table:table-cell>
          <table:table-cell office:value-type="string">
            <text:p>normal</text:p>
          </table:table-cell>
          <table:table-cell office:value-type="string">
            <text:p>FTF(T)TTT(T)(F)TTF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1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TTTTFTF-</text:p>
          </table:table-cell>
          <table:table-cell office:value-type="string">
            <text:p>timeout</text:p>
          </table:table-cell>
          <table:table-cell office:value-type="string">
            <text:p>FT(T)(T)(T)(T)(F)(F)TTTTFT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15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T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T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Diffusion2D-PT-D10N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FTTTFTTFT</text:p>
          </table:table-cell>
          <table:table-cell office:value-type="string">
            <text:p>normal</text:p>
          </table:table-cell>
          <table:table-cell office:value-type="string">
            <text:p>TTFFTTFFTTTFT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F)(T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0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F(T)(F)(T)(T)(T)(T)(T)(F)(T)(T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3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40N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F)(T)(T)(T)(F)(F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4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iffusion2D-PT-D4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4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50N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F)(F)(F)(T)(T)(T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50N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50N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iffusion2D-PT-D50N1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otAndBoxes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otAndBoxes-COL-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otAndBoxes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otAndBoxes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1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DrinkVendingMachine-COL-7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COL-9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TFFTFTFFFT</text:p>
          </table:table-cell>
          <table:table-cell office:value-type="string">
            <text:p>normal</text:p>
          </table:table-cell>
          <table:table-cell office:value-type="string">
            <text:p>TFTT(F)FT(F)FTFT(F)(F)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DrinkVendingMachine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2r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2r11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2r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2r1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3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3r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Echo-PT-d03r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Echo-PT-d04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5r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nergyBus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TFFFTTTT</text:p>
          </table:table-cell>
          <table:table-cell office:value-type="string">
            <text:p>normal</text:p>
          </table:table-cell>
          <table:table-cell office:value-type="string">
            <text:p>F(T)(F)FFFT(T)(T)(F)F(F)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TTFFFFFFTF</text:p>
          </table:table-cell>
          <table:table-cell office:value-type="string">
            <text:p>normal</text:p>
          </table:table-cell>
          <table:table-cell office:value-type="string">
            <text:p>(T)(T)FFFFTTFF(F)(F)(F)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TTFTTFTFFTF</text:p>
          </table:table-cell>
          <table:table-cell office:value-type="string">
            <text:p>normal</text:p>
          </table:table-cell>
          <table:table-cell office:value-type="string">
            <text:p>FTTFTTTF(T)(T)FTF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FFFFF</text:p>
          </table:table-cell>
          <table:table-cell office:value-type="string">
            <text:p>normal</text:p>
          </table:table-cell>
          <table:table-cell office:value-type="string">
            <text:p>F(F)(T)TTF(F)F(F)F(F)FF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FFFTFFFFFF</text:p>
          </table:table-cell>
          <table:table-cell office:value-type="string">
            <text:p>normal</text:p>
          </table:table-cell>
          <table:table-cell office:value-type="string">
            <text:p>(F)T(F)(F)FFFFF(T)FF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TFFTFFFFFTF</text:p>
          </table:table-cell>
          <table:table-cell office:value-type="string">
            <text:p>normal</text:p>
          </table:table-cell>
          <table:table-cell office:value-type="string">
            <text:p>(T)(F)(T)(F)(F)(T)(F)(F)(T)(F)(F)(F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TFTTFFTTF</text:p>
          </table:table-cell>
          <table:table-cell office:value-type="string">
            <text:p>normal</text:p>
          </table:table-cell>
          <table:table-cell office:value-type="string">
            <text:p>(T)(T)(F)(F)(F)(F)(F)(T)(F)(T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0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TFTTTTFFTFTT</text:p>
          </table:table-cell>
          <table:table-cell office:value-type="string">
            <text:p>normal</text:p>
          </table:table-cell>
          <table:table-cell office:value-type="string">
            <text:p>TF(T)T(T)F(T)TTTF(F)T(F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FFFFTFTTT</text:p>
          </table:table-cell>
          <table:table-cell office:value-type="string">
            <text:p>normal</text:p>
          </table:table-cell>
          <table:table-cell office:value-type="string">
            <text:p>FTTTT(T)(F)FF(F)FTF(T)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TFFTTFTTFFF</text:p>
          </table:table-cell>
          <table:table-cell office:value-type="string">
            <text:p>normal</text:p>
          </table:table-cell>
          <table:table-cell office:value-type="string">
            <text:p>(T)(F)(T)(F)(T)(T)(F)(F)(T)(T)(F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FFTTTTTFTT</text:p>
          </table:table-cell>
          <table:table-cell office:value-type="string">
            <text:p>normal</text:p>
          </table:table-cell>
          <table:table-cell office:value-type="string">
            <text:p>(F)TFTTTFFTT(T)TT(F)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TTTTTFFFTTTT</text:p>
          </table:table-cell>
          <table:table-cell office:value-type="string">
            <text:p>normal</text:p>
          </table:table-cell>
          <table:table-cell office:value-type="string">
            <text:p>(F)FFTTTTTTFF(F)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FTFTFFTFFFF</text:p>
          </table:table-cell>
          <table:table-cell office:value-type="string">
            <text:p>normal</text:p>
          </table:table-cell>
          <table:table-cell office:value-type="string">
            <text:p>TTTTFFTFTFFT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FTTFTFFTFFFT</text:p>
          </table:table-cell>
          <table:table-cell office:value-type="string">
            <text:p>normal</text:p>
          </table:table-cell>
          <table:table-cell office:value-type="string">
            <text:p>TFFFFTTFTFFT(F)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FTFTFFTTTF</text:p>
          </table:table-cell>
          <table:table-cell office:value-type="string">
            <text:p>normal</text:p>
          </table:table-cell>
          <table:table-cell office:value-type="string">
            <text:p>(T)FTTFTFTFTF(F)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1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TFTF--T-</text:p>
          </table:table-cell>
          <table:table-cell office:value-type="string">
            <text:p>timeout</text:p>
          </table:table-cell>
          <table:table-cell office:value-type="string">
            <text:p>FF(F)(T)(F)(T)(F)(F)TFTF(F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FMS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GlobalResAllocation-COL-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COL-11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TFTFTTFFTTT</text:p>
          </table:table-cell>
          <table:table-cell office:value-type="string">
            <text:p>normal</text:p>
          </table:table-cell>
          <table:table-cell office:value-type="string">
            <text:p>F(T)(T)(F)(F)TFT(F)T(T)FFTT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GlobalResAllocation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HouseConstruction-PT-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FFTTFFFTFFFT</text:p>
          </table:table-cell>
          <table:table-cell office:value-type="string">
            <text:p>normal</text:p>
          </table:table-cell>
          <table:table-cell office:value-type="string">
            <text:p>TTTF(F)(F)TTF(F)(F)T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TTFFFTFTTF</text:p>
          </table:table-cell>
          <table:table-cell office:value-type="string">
            <text:p>normal</text:p>
          </table:table-cell>
          <table:table-cell office:value-type="string">
            <text:p>(F)(F)(T)F(F)F(T)T(F)F(F)TF(T)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TTTTFFTFFF</text:p>
          </table:table-cell>
          <table:table-cell office:value-type="string">
            <text:p>normal</text:p>
          </table:table-cell>
          <table:table-cell office:value-type="string">
            <text:p>T(T)TT(F)T(T)(T)(T)TFFT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02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T)(T)(T)(F)(T)(T)(F)(F)(T)(F)(F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T)(F)(T)(F)(T)(F)(T)(F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T)(T)(F)(T)(F)(F)(F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T)(F)(T)(T)(T)(F)(T)(T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HouseConstruction-PT-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T)(F)(T)(T)(T)(F)(F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IBMB2S565S3960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Kanban-PT-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FTFFFTTFFF</text:p>
          </table:table-cell>
          <table:table-cell office:value-type="string">
            <text:p>normal</text:p>
          </table:table-cell>
          <table:table-cell office:value-type="string">
            <text:p>TT(F)TFTF(T)FF(F)T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TFFFTTFFFFT</text:p>
          </table:table-cell>
          <table:table-cell office:value-type="string">
            <text:p>normal</text:p>
          </table:table-cell>
          <table:table-cell office:value-type="string">
            <text:p>F(F)F(F)TT(F)(F)FTTFF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FFFTFFTFFTF</text:p>
          </table:table-cell>
          <table:table-cell office:value-type="string">
            <text:p>normal</text:p>
          </table:table-cell>
          <table:table-cell office:value-type="string">
            <text:p>FFT(T)FFFFTFFTFF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FTTFTTFFTFT</text:p>
          </table:table-cell>
          <table:table-cell office:value-type="string">
            <text:p>normal</text:p>
          </table:table-cell>
          <table:table-cell office:value-type="string">
            <text:p>FFFFTFTTFTTFF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TTTFTFT</text:p>
          </table:table-cell>
          <table:table-cell office:value-type="string">
            <text:p>normal</text:p>
          </table:table-cell>
          <table:table-cell office:value-type="string">
            <text:p>FFFF(F)(F)(F)TFTTTF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F)(T)(F)(T)(F)(T)(T)(T)(F)(F)(T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Kanban-PT-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1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LamportFastMutEx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FTFFFTFTTF</text:p>
          </table:table-cell>
          <table:table-cell office:value-type="string">
            <text:p>normal</text:p>
          </table:table-cell>
          <table:table-cell office:value-type="string">
            <text:p>FF(T)FFF(F)(T)FF(F)TF(T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TTFFTFFTTT</text:p>
          </table:table-cell>
          <table:table-cell office:value-type="string">
            <text:p>normal</text:p>
          </table:table-cell>
          <table:table-cell office:value-type="string">
            <text:p>(T)(T)(F)(T)FT(T)T(F)(F)(T)FFT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TTFFTTFTFFT</text:p>
          </table:table-cell>
          <table:table-cell office:value-type="string">
            <text:p>normal</text:p>
          </table:table-cell>
          <table:table-cell office:value-type="string">
            <text:p>(T)(T)(F)(F)(F)(T)(T)(F)(F)(T)(T)(F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0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FTFTTTTFFTFF</text:p>
          </table:table-cell>
          <table:table-cell office:value-type="string">
            <text:p>normal</text:p>
          </table:table-cell>
          <table:table-cell office:value-type="string">
            <text:p>TFF(F)FTF(T)T(T)T(F)F(T)F(F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FTFFTFFTTFT</text:p>
          </table:table-cell>
          <table:table-cell office:value-type="string">
            <text:p>normal</text:p>
          </table:table-cell>
          <table:table-cell office:value-type="string">
            <text:p>(F)(F)(F)(F)(T)(F)(T)(F)(F)(T)(F)(F)(T)(T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APK-PT-04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FFTFFFFTTFTT</text:p>
          </table:table-cell>
          <table:table-cell office:value-type="string">
            <text:p>normal</text:p>
          </table:table-cell>
          <table:table-cell office:value-type="string">
            <text:p>(T)(F)(F)(T)(F)(F)(T)(F)(F)(F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APK-PT-08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-FTTTFFTFTTFFTF</text:p>
          </table:table-cell>
          <table:table-cell office:value-type="string">
            <text:p>normal</text:p>
          </table:table-cell>
          <table:table-cell office:value-type="string">
            <text:p>(F)(NOVAL)(F)(T)(T)(T)(F)(F)(T)(F)(T)(T)(F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APK-PT-16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T-------FF-----</text:p>
          </table:table-cell>
          <table:table-cell office:value-type="string">
            <text:p>timeout</text:p>
          </table:table-cell>
          <table:table-cell office:value-type="string">
            <text:p>(F)(T)(NOVAL)(NOVAL)(NOVAL)(NOVAL)(NOVAL)(NOVAL)(NOVAL)(F)(F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MAPK-PT-3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MultiwaySync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------FFTFFTF-</text:p>
          </table:table-cell>
          <table:table-cell office:value-type="string">
            <text:p>timeout</text:p>
          </table:table-cell>
          <table:table-cell office:value-type="string">
            <text:p>(T)T(T)(T)(F)(F)(T)(T)FFTFFTF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COL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TFFTFFTTTTT</text:p>
          </table:table-cell>
          <table:table-cell office:value-type="string">
            <text:p>normal</text:p>
          </table:table-cell>
          <table:table-cell office:value-type="string">
            <text:p>(T)(F)(F)(F)T(T)(F)(F)(T)(F)(F)T(T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FFTTFTTF</text:p>
          </table:table-cell>
          <table:table-cell office:value-type="string">
            <text:p>normal</text:p>
          </table:table-cell>
          <table:table-cell office:value-type="string">
            <text:p>(T)(T)(F)(F)(F)(F)(F)(F)(F)(F)(T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NeoElection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FTFTFFFTFTF</text:p>
          </table:table-cell>
          <table:table-cell office:value-type="string">
            <text:p>normal</text:p>
          </table:table-cell>
          <table:table-cell office:value-type="string">
            <text:p>FF(F)(T)FFTFTFFFT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FTTTTFFFFFT</text:p>
          </table:table-cell>
          <table:table-cell office:value-type="string">
            <text:p>normal</text:p>
          </table:table-cell>
          <table:table-cell office:value-type="string">
            <text:p>TFTFF(F)T(T)T(T)FFF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TFFTTTFTF</text:p>
          </table:table-cell>
          <table:table-cell office:value-type="string">
            <text:p>normal</text:p>
          </table:table-cell>
          <table:table-cell office:value-type="string">
            <text:p>(F)TT(T)TTF(T)FFT(T)(T)F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FTTFTTTTTFFT</text:p>
          </table:table-cell>
          <table:table-cell office:value-type="string">
            <text:p>normal</text:p>
          </table:table-cell>
          <table:table-cell office:value-type="string">
            <text:p>(F)F(T)TF(T)TFTT(T)T(T)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FTFFFTFFFF</text:p>
          </table:table-cell>
          <table:table-cell office:value-type="string">
            <text:p>normal</text:p>
          </table:table-cell>
          <table:table-cell office:value-type="string">
            <text:p>(F)T(T)TT(T)FTF(F)(F)T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TTFTTTTFTFT</text:p>
          </table:table-cell>
          <table:table-cell office:value-type="string">
            <text:p>normal</text:p>
          </table:table-cell>
          <table:table-cell office:value-type="string">
            <text:p>(F)TTFFT(T)FTTTTF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ermAdmissibility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COL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rmAdmissibility-PT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TFTFTTFFFFFF</text:p>
          </table:table-cell>
          <table:table-cell office:value-type="string">
            <text:p>normal</text:p>
          </table:table-cell>
          <table:table-cell office:value-type="string">
            <text:p>T(F)FTTFT(F)TTF(F)F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0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F)(T)(T)(T)(F)(F)(F)(F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T)(F)(F)(T)(T)(F)(T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F)(F)(T)(F)(T)(T)(F)(T)(F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rmAdmissibility-PT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F)(T)(F)(F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COL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PT-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TTFTTFTFFFFT</text:p>
          </table:table-cell>
          <table:table-cell office:value-type="string">
            <text:p>normal</text:p>
          </table:table-cell>
          <table:table-cell office:value-type="string">
            <text:p>TTFTT(T)(F)T(T)F(T)FF(F)(F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TFTTTFTTFFFFF</text:p>
          </table:table-cell>
          <table:table-cell office:value-type="string">
            <text:p>normal</text:p>
          </table:table-cell>
          <table:table-cell office:value-type="string">
            <text:p>(T)(F)(F)(T)(F)(T)(T)(T)(F)(T)(T)(F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eterson-PT-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eterson-PT-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1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COL-002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COL-005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5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hilosophers-COL-10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FTFFFTFFFF</text:p>
          </table:table-cell>
          <table:table-cell office:value-type="string">
            <text:p>normal</text:p>
          </table:table-cell>
          <table:table-cell office:value-type="string">
            <text:p>(F)T(F)FTF(F)(T)F(F)FT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FFFFTFTTFTF</text:p>
          </table:table-cell>
          <table:table-cell office:value-type="string">
            <text:p>normal</text:p>
          </table:table-cell>
          <table:table-cell office:value-type="string">
            <text:p>TF(T)FT(F)(F)FFTFTTF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FTFFFFFFFT</text:p>
          </table:table-cell>
          <table:table-cell office:value-type="string">
            <text:p>normal</text:p>
          </table:table-cell>
          <table:table-cell office:value-type="string">
            <text:p>(T)(T)(T)(T)(F)(T)(F)(T)(F)(F)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TFFTTFTFFTT</text:p>
          </table:table-cell>
          <table:table-cell office:value-type="string">
            <text:p>normal</text:p>
          </table:table-cell>
          <table:table-cell office:value-type="string">
            <text:p>(T)(F)(F)(F)(T)(T)(F)(F)(T)(T)(F)(T)(F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FTFFFFTTFFF</text:p>
          </table:table-cell>
          <table:table-cell office:value-type="string">
            <text:p>normal</text:p>
          </table:table-cell>
          <table:table-cell office:value-type="string">
            <text:p>(F)(T)(T)(F)(F)(F)(T)(F)(F)(F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02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0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2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-PT-005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-PT-010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0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COL-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COL-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hilosophersDyn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FTFFTFTFFTFF</text:p>
          </table:table-cell>
          <table:table-cell office:value-type="string">
            <text:p>normal</text:p>
          </table:table-cell>
          <table:table-cell office:value-type="string">
            <text:p>TTT(F)F(T)FF(T)FTFFT(F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hilosophersDyn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lanning-PT-none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2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2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4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4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4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4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4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LF-COL-S04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4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6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LF-COL-S06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F)(F)(F)(T)(T)(T)(T)(F)(F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F)(F)(T)(T)(F)(F)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2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F)(F)(F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F)(F)(F)(T)(F)(T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F)(F)(F)(F)(F)(T)(F)(F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F)(T)(F)(T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F)(F)(T)(F)(F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F)(T)(T)(F)(T)(T)(T)(T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F)(T)(F)(T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F)(T)(T)(F)(T)(T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T)(F)(T)(T)(T)(T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F)(F)(F)(T)(F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4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T)(T)(F)(T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4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T)(T)(F)(T)(F)(T)(T)(T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LF-PT-S06J04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T)(T)(F)(T)(T)(F)(F)(F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F)(T)(T)(F)(T)(F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6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F)(T)(T)(T)(F)(T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F)(T)(F)(T)(T)(T)(T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PolyORBNT-COL-S05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05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10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10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10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10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COL-S10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05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F)(F)(F)(T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05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F)(T)(F)(T)(F)(T)(F)(T)(T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05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F)(F)(F)(T)(F)(F)(T)(T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05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T)(T)(T)(F)(T)(T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05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F)(F)(F)(T)(F)(T)(F)(F)(T)(F)(F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10J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F)(F)(T)(T)(T)(F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10J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T)(F)(F)(F)(T)(T)(T)(T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10J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F)(T)(T)(T)(F)(F)(F)(T)(T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PolyORBNT-PT-S10J6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F)(T)(T)(T)(F)(F)(T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olyORBNT-PT-S10J8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F)(F)(T)(T)(T)(F)(T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ProductionCell-PT-none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FF-------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QuasiCertifProtocol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T--F---T------</text:p>
          </table:table-cell>
          <table:table-cell office:value-type="string">
            <text:p>normal</text:p>
          </table:table-cell>
          <table:table-cell office:value-type="string">
            <text:p>(NOVAL)(NOVAL)(T)(NOVAL)(NOVAL)(F)(NOVAL)(NOVAL)(NOVAL)(T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QuasiCertifProtocol-COL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F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F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1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2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FFFFTTTFTTTF</text:p>
          </table:table-cell>
          <table:table-cell office:value-type="string">
            <text:p>normal</text:p>
          </table:table-cell>
          <table:table-cell office:value-type="string">
            <text:p>F(T)(T)T(F)(F)(F)(F)(T)(T)TF(T)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FFFTFFFFFF</text:p>
          </table:table-cell>
          <table:table-cell office:value-type="string">
            <text:p>normal</text:p>
          </table:table-cell>
          <table:table-cell office:value-type="string">
            <text:p>(F)(F)(T)(F)(T)(T)(F)(F)(F)(T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1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2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QuasiCertifProtocol-PT-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FTFFTFFTTFFF</text:p>
          </table:table-cell>
          <table:table-cell office:value-type="string">
            <text:p>normal</text:p>
          </table:table-cell>
          <table:table-cell office:value-type="string">
            <text:p>(T)(F)T(F)FTFFTFFTT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TFFFFFFTFT</text:p>
          </table:table-cell>
          <table:table-cell office:value-type="string">
            <text:p>normal</text:p>
          </table:table-cell>
          <table:table-cell office:value-type="string">
            <text:p>FTTTT(T)TF(F)(F)(F)FF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ailroad-PT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2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FFFFTTTFFTFT</text:p>
          </table:table-cell>
          <table:table-cell office:value-type="string">
            <text:p>normal</text:p>
          </table:table-cell>
          <table:table-cell office:value-type="string">
            <text:p>FTF(T)F(F)(F)(F)TTTFF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FFFTTTFFFTF</text:p>
          </table:table-cell>
          <table:table-cell office:value-type="string">
            <text:p>normal</text:p>
          </table:table-cell>
          <table:table-cell office:value-type="string">
            <text:p>(F)(F)TFTFFF(T)TTFF(F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TFTFTTTFFT</text:p>
          </table:table-cell>
          <table:table-cell office:value-type="string">
            <text:p>normal</text:p>
          </table:table-cell>
          <table:table-cell office:value-type="string">
            <text:p>FFTFFF(T)FTF(T)(T)T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TTFFTTFFTFFF</text:p>
          </table:table-cell>
          <table:table-cell office:value-type="string">
            <text:p>normal</text:p>
          </table:table-cell>
          <table:table-cell office:value-type="string">
            <text:p>FFFT(T)TFFTTFFTFFF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esAllocation-PT-R003C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FFFTTFFFF</text:p>
          </table:table-cell>
          <table:table-cell office:value-type="string">
            <text:p>normal</text:p>
          </table:table-cell>
          <table:table-cell office:value-type="string">
            <text:p>FF(F)FFFFFFF(T)TF(F)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TTFFTFTFTTF</text:p>
          </table:table-cell>
          <table:table-cell office:value-type="string">
            <text:p>normal</text:p>
          </table:table-cell>
          <table:table-cell office:value-type="string">
            <text:p>(F)(T)T(T)TT(T)(F)FTF(T)F(T)(T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FFFFTFFFTTTT</text:p>
          </table:table-cell>
          <table:table-cell office:value-type="string">
            <text:p>normal</text:p>
          </table:table-cell>
          <table:table-cell office:value-type="string">
            <text:p>TTFFF(F)F(F)TF(F)FT(T)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TTTTT</text:p>
          </table:table-cell>
          <table:table-cell office:value-type="string">
            <text:p>normal</text:p>
          </table:table-cell>
          <table:table-cell office:value-type="string">
            <text:p>F(F)(T)(T)T(F)FFFF(F)T(T)T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3C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F)(T)(T)(F)(T)(F)(T)(T)(F)(T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05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FFTTFTFFFFT</text:p>
          </table:table-cell>
          <table:table-cell office:value-type="string">
            <text:p>normal</text:p>
          </table:table-cell>
          <table:table-cell office:value-type="string">
            <text:p>(F)TFFTFFTTFTFFF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10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FTFTFTFTFFF</text:p>
          </table:table-cell>
          <table:table-cell office:value-type="string">
            <text:p>normal</text:p>
          </table:table-cell>
          <table:table-cell office:value-type="string">
            <text:p>TFT(T)(F)(F)TFTF(T)FTF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15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FTFFFFFFFTF</text:p>
          </table:table-cell>
          <table:table-cell office:value-type="string">
            <text:p>normal</text:p>
          </table:table-cell>
          <table:table-cell office:value-type="string">
            <text:p>F(T)F(T)T(F)TFFF(F)FF(F)T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20C0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FTFFTFTTFTT</text:p>
          </table:table-cell>
          <table:table-cell office:value-type="string">
            <text:p>normal</text:p>
          </table:table-cell>
          <table:table-cell office:value-type="string">
            <text:p>TFFF(T)FTF(F)TFT(T)F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050C002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F------FFT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F)(F)(T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esAllocation-PT-R100C002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ing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TFTTTTTTFFF</text:p>
          </table:table-cell>
          <table:table-cell office:value-type="string">
            <text:p>normal</text:p>
          </table:table-cell>
          <table:table-cell office:value-type="string">
            <text:p>(T)(T)(F)(T)(F)(T)(F)(T)(T)(T)(T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TFTFTFTFTTFFF</text:p>
          </table:table-cell>
          <table:table-cell office:value-type="string">
            <text:p>normal</text:p>
          </table:table-cell>
          <table:table-cell office:value-type="string">
            <text:p>FF(F)T(F)TF(T)(F)TF(T)TF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TTTFFFFFTFFT</text:p>
          </table:table-cell>
          <table:table-cell office:value-type="string">
            <text:p>normal</text:p>
          </table:table-cell>
          <table:table-cell office:value-type="string">
            <text:p>(T)TT(T)(T)(T)(T)FFFFF(T)(F)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00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FTFTFTTFFTF</text:p>
          </table:table-cell>
          <table:table-cell office:value-type="string">
            <text:p>normal</text:p>
          </table:table-cell>
          <table:table-cell office:value-type="string">
            <text:p>(T)TF(T)F(F)T(F)T(F)(T)TFFTF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RwMutex-PT-r0010w01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TTTFFTFTFT</text:p>
          </table:table-cell>
          <table:table-cell office:value-type="string">
            <text:p>normal</text:p>
          </table:table-cell>
          <table:table-cell office:value-type="string">
            <text:p>FFFFF(F)(T)(T)T(F)FTFT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0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FFFFTFFTF</text:p>
          </table:table-cell>
          <table:table-cell office:value-type="string">
            <text:p>normal</text:p>
          </table:table-cell>
          <table:table-cell office:value-type="string">
            <text:p>FFFF(F)FF(F)FFF(T)F(F)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100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FT----FFFTFTTF</text:p>
          </table:table-cell>
          <table:table-cell office:value-type="string">
            <text:p>timeout</text:p>
          </table:table-cell>
          <table:table-cell office:value-type="string">
            <text:p>(T)TF(T)(T)(F)(F)(F)F(F)(F)(T)(F)TT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10w2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F)(T)(F)(F)(T)(T)(F)(T)(F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RwMutex-PT-r0020w00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F)(T)(F)(T)(T)(T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1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RwMutex-PT-r05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10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2000w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2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5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1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2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SharedMemory-COL-05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SharedMemory-COL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FFFFFFTFFF</text:p>
          </table:table-cell>
          <table:table-cell office:value-type="string">
            <text:p>normal</text:p>
          </table:table-cell>
          <table:table-cell office:value-type="string">
            <text:p>(F)TTTTFF(F)F(F)FFTF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FFFFTFTTFT</text:p>
          </table:table-cell>
          <table:table-cell office:value-type="string">
            <text:p>normal</text:p>
          </table:table-cell>
          <table:table-cell office:value-type="string">
            <text:p>T(T)TTFTF(F)(F)FTFTT(F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TFTTFFF</text:p>
          </table:table-cell>
          <table:table-cell office:value-type="string">
            <text:p>normal</text:p>
          </table:table-cell>
          <table:table-cell office:value-type="string">
            <text:p>(F)(F)(F)(F)(F)(F)(F)(T)(F)(T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haredMemory-PT-000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COL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COL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COL-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FTTFFFTTTT</text:p>
          </table:table-cell>
          <table:table-cell office:value-type="string">
            <text:p>normal</text:p>
          </table:table-cell>
          <table:table-cell office:value-type="string">
            <text:p>FTF(T)TTFT(T)FFFT(T)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FTTFTFTFTFF</text:p>
          </table:table-cell>
          <table:table-cell office:value-type="string">
            <text:p>normal</text:p>
          </table:table-cell>
          <table:table-cell office:value-type="string">
            <text:p>TTFTF(F)(T)T(F)(T)(F)(T)(F)(T)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PT-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------TFTTTT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F)(T)(T)(T)(T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PT-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impleLoadBal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EngCT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EngNC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FrnCT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FrnNC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Solitaire-PT-SqrCT5x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F)(F)(F)(F)(T)(T)(T)(T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Solitaire-PT-SqrNC5x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TFFFFFTTFFF</text:p>
          </table:table-cell>
          <table:table-cell office:value-type="string">
            <text:p>normal</text:p>
          </table:table-cell>
          <table:table-cell office:value-type="string">
            <text:p>(F)(F)(F)(F)(T)(T)(F)(F)(F)(F)(F)(T)(T)(F)(F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COL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TokenRing-COL-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_TokenRing-COL-0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COL-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TFTFTFTTFT</text:p>
          </table:table-cell>
          <table:table-cell office:value-type="string">
            <text:p>normal</text:p>
          </table:table-cell>
          <table:table-cell office:value-type="string">
            <text:p>(F)(F)TFTTTFTFTF(T)TF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TFFTFFTFTT</text:p>
          </table:table-cell>
          <table:table-cell office:value-type="string">
            <text:p>normal</text:p>
          </table:table-cell>
          <table:table-cell office:value-type="string">
            <text:p>(T)(T)(T)(T)(F)(T)(T)(F)(F)(T)(F)(F)(T)(F)(T)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TokenRing-PT-0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_TokenRing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UtahNoC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FTTTFFTTT</text:p>
          </table:table-cell>
          <table:table-cell office:value-type="string">
            <text:p>normal</text:p>
          </table:table-cell>
          <table:table-cell office:value-type="string">
            <text:p>FTFF(F)FTF(T)TT(F)FT(T)T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_Vasy2003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TTFTTFTTTTTF</text:p>
          </table:table-cell>
          <table:table-cell office:value-type="string">
            <text:p>normal</text:p>
          </table:table-cell>
          <table:table-cell office:value-type="string">
            <text:p>(T)(T)(F)(T)(T)(T)(F)(T)(T)(F)(T)(T)(T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0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5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COL-8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FTFFT</text:p>
          </table:table-cell>
          <table:table-cell office:value-type="string">
            <text:p>normal</text:p>
          </table:table-cell>
          <table:table-cell office:value-type="string">
            <text:p>FFTT(T)(F)FFFFFFT(F)F(T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PT-06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(T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afeBus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PT-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afeBus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haredMemory-COL-000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05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10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2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05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haredMemory-COL-01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haredMemory-COL-02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5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1000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FFFFFFTFFF</text:p>
          </table:table-cell>
          <table:table-cell office:value-type="string">
            <text:p>normal</text:p>
          </table:table-cell>
          <table:table-cell office:value-type="string">
            <text:p>(F)TTTTFF(F)F(F)FFT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FFFFTFTTFT</text:p>
          </table:table-cell>
          <table:table-cell office:value-type="string">
            <text:p>normal</text:p>
          </table:table-cell>
          <table:table-cell office:value-type="string">
            <text:p>T(T)TTFTF(F)(F)FTFTT(F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2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FFTFTFTTFFF</text:p>
          </table:table-cell>
          <table:table-cell office:value-type="string">
            <text:p>normal</text:p>
          </table:table-cell>
          <table:table-cell office:value-type="string">
            <text:p>(F)(F)(F)(F)(F)(F)(F)(T)(F)(T)(F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2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COL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COL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impleLoadBal-COL-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COL-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COL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TTTFTTFFFTTTT</text:p>
          </table:table-cell>
          <table:table-cell office:value-type="string">
            <text:p>normal</text:p>
          </table:table-cell>
          <table:table-cell office:value-type="string">
            <text:p>FTF(T)TTFT(T)FFFT(T)(T)T</text:p>
          </table:table-cell>
        </table:table-row>
        <table:table-row table:style-name="ro3">
          <table:table-cell table:style-name="ce2" office:value-type="string">
            <text:p>Marcie</text:p>
          </table:table-cell>
          <table:table-cell office:value-type="string">
            <text:p>SimpleLoadBal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FFTTFTFTFTFF</text:p>
          </table:table-cell>
          <table:table-cell office:value-type="string">
            <text:p>normal</text:p>
          </table:table-cell>
          <table:table-cell office:value-type="string">
            <text:p>TTFTF(F)(T)T(F)(T)(F)(T)(F)(T)F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PT-10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------TFTTTT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F)(T)(T)(T)(T)(NOVAL)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PT-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impleLoadBal-PT-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mallOperatingSystem-PT-MT0016DC00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FFFFFTTFFF</text:p>
          </table:table-cell>
          <table:table-cell office:value-type="string">
            <text:p>normal</text:p>
          </table:table-cell>
          <table:table-cell office:value-type="string">
            <text:p>(T)F(T)(T)(F)(T)(F)(F)(F)(F)(F)TT(F)(F)F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mallOperatingSystem-PT-MT0032DC000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TFTTF</text:p>
          </table:table-cell>
          <table:table-cell office:value-type="string">
            <text:p>normal</text:p>
          </table:table-cell>
          <table:table-cell office:value-type="string">
            <text:p>(F)(F)(T)(T)(T)(F)(F)(F)(F)(F)(F)(T)(F)(T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mallOperatingSystem-PT-MT0032DC001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TFFFFFFTFFT</text:p>
          </table:table-cell>
          <table:table-cell office:value-type="string">
            <text:p>normal</text:p>
          </table:table-cell>
          <table:table-cell office:value-type="string">
            <text:p>(F)(F)(F)(F)(F)(T)(F)(F)(F)(F)(F)F(T)(F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0064DC001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TTFTFFFTTFTF</text:p>
          </table:table-cell>
          <table:table-cell office:value-type="string">
            <text:p>normal</text:p>
          </table:table-cell>
          <table:table-cell office:value-type="string">
            <text:p>TTF(T)T(T)F(T)(F)(F)(F)T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64DC00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TFFFFFFTFFFF</text:p>
          </table:table-cell>
          <table:table-cell office:value-type="string">
            <text:p>normal</text:p>
          </table:table-cell>
          <table:table-cell office:value-type="string">
            <text:p>(F)(T)T(T)T(F)FF(F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128DC003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TTFFFFTFFFFF</text:p>
          </table:table-cell>
          <table:table-cell office:value-type="string">
            <text:p>normal</text:p>
          </table:table-cell>
          <table:table-cell office:value-type="string">
            <text:p>F(T)(T)(F)(T)(T)(F)F(F)(F)(T)(F)(F)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128DC006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FFTTFFFFFFFF</text:p>
          </table:table-cell>
          <table:table-cell office:value-type="string">
            <text:p>normal</text:p>
          </table:table-cell>
          <table:table-cell office:value-type="string">
            <text:p>(T)(F)(F)(F)(F)(F)(T)(T)(F)(F)F(F)(F)(F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256DC006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FTTFTFTTFFTF</text:p>
          </table:table-cell>
          <table:table-cell office:value-type="string">
            <text:p>normal</text:p>
          </table:table-cell>
          <table:table-cell office:value-type="string">
            <text:p>(F)(T)(T)(T)(F)(T)(T)(F)(T)(F)(T)(T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256DC01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FTFFFTFFFFFT</text:p>
          </table:table-cell>
          <table:table-cell office:value-type="string">
            <text:p>normal</text:p>
          </table:table-cell>
          <table:table-cell office:value-type="string">
            <text:p>(F)F(F)F(F)(T)(F)(F)(F)T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512DC012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FTFTFFFTFTFF</text:p>
          </table:table-cell>
          <table:table-cell office:value-type="string">
            <text:p>normal</text:p>
          </table:table-cell>
          <table:table-cell office:value-type="string">
            <text:p>(T)(F)T(T)(F)(T)(F)(T)(F)(F)(F)(T)(F)T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512DC025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TTTFTFTTTFFT</text:p>
          </table:table-cell>
          <table:table-cell office:value-type="string">
            <text:p>normal</text:p>
          </table:table-cell>
          <table:table-cell office:value-type="string">
            <text:p>(F)T(F)(F)(T)(T)(T)F(T)F(T)(T)(T)F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1024DC025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FFTTTTFTFFF</text:p>
          </table:table-cell>
          <table:table-cell office:value-type="string">
            <text:p>normal</text:p>
          </table:table-cell>
          <table:table-cell office:value-type="string">
            <text:p>(T)(T)(T)(T)(F)(F)F(T)(T)(T)(T)(F)(T)(F)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1024DC051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FFTFFTFFFTF</text:p>
          </table:table-cell>
          <table:table-cell office:value-type="string">
            <text:p>normal</text:p>
          </table:table-cell>
          <table:table-cell office:value-type="string">
            <text:p>(F)(T)(T)(F)(F)(F)(F)(T)(F)(F)(T)(F)(F)F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mallOperatingSystem-PT-MT2048DC051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TTFFTFTTFFF</text:p>
          </table:table-cell>
          <table:table-cell office:value-type="string">
            <text:p>normal</text:p>
          </table:table-cell>
          <table:table-cell office:value-type="string">
            <text:p>(T)(F)(F)(F)(T)(T)(T)(F)(F)(T)(F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2048DC10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TFFFFFT</text:p>
          </table:table-cell>
          <table:table-cell office:value-type="string">
            <text:p>normal</text:p>
          </table:table-cell>
          <table:table-cell office:value-type="string">
            <text:p>(F)(F)(T)(T)(T)(F)(F)(F)(F)(T)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4096DC102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TFFTFFFFF</text:p>
          </table:table-cell>
          <table:table-cell office:value-type="string">
            <text:p>normal</text:p>
          </table:table-cell>
          <table:table-cell office:value-type="string">
            <text:p>(F)(T)(F)(F)(F)(F)(T)(T)(F)(F)(T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4096DC20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TTFFFFFFTFFFF</text:p>
          </table:table-cell>
          <table:table-cell office:value-type="string">
            <text:p>normal</text:p>
          </table:table-cell>
          <table:table-cell office:value-type="string">
            <text:p>(F)(F)(T)(T)(T)(F)(F)(F)(F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8192DC2048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FFFFFFFFTFTF</text:p>
          </table:table-cell>
          <table:table-cell office:value-type="string">
            <text:p>normal</text:p>
          </table:table-cell>
          <table:table-cell office:value-type="string">
            <text:p>(F)(F)(T)(F)(F)(F)(F)(F)(F)(F)(F)(F)(T)(F)(T)(F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mallOperatingSystem-PT-MT8192DC4096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FFTFFFFTFTFTF</text:p>
          </table:table-cell>
          <table:table-cell office:value-type="string">
            <text:p>normal</text:p>
          </table:table-cell>
          <table:table-cell office:value-type="string">
            <text:p>(F)(T)(T)(F)(F)(T)(F)(F)(F)(F)(T)(F)(T)(F)(T)(F)</text:p>
          </table:table-cell>
        </table:table-row>
        <table:table-row table:style-name="ro3">
          <table:table-cell office:value-type="string">
            <text:p>Marcie</text:p>
          </table:table-cell>
          <table:table-cell office:value-type="string">
            <text:p>Solitaire-PT-EngCT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EngNC7x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FrnCT7x7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FrnNC7x7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olitaire-PT-SqrCT5x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F)(F)(F)(F)(F)(T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SqrNC5x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FFTTFFFFFTTFFF</text:p>
          </table:table-cell>
          <table:table-cell office:value-type="string">
            <text:p>normal</text:p>
          </table:table-cell>
          <table:table-cell office:value-type="string">
            <text:p>(F)(F)(F)(F)(T)(T)(F)(F)(F)(F)(F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201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FTFTFFTFTFFTT</text:p>
          </table:table-cell>
          <table:table-cell office:value-type="string">
            <text:p>normal</text:p>
          </table:table-cell>
          <table:table-cell office:value-type="string">
            <text:p>(T)(T)(T)(F)(T)(F)(T)(F)(F)(T)(F)(T)(F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40204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quareGrid-PT-080408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quareGrid-PT-1005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130613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1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TTFTFFTFFTTFF</text:p>
          </table:table-cell>
          <table:table-cell office:value-type="string">
            <text:p>normal</text:p>
          </table:table-cell>
          <table:table-cell office:value-type="string">
            <text:p>TFTTTFTFF(T)F(F)(T)T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2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TFTFTTTFFTFFFT</text:p>
          </table:table-cell>
          <table:table-cell office:value-type="string">
            <text:p>normal</text:p>
          </table:table-cell>
          <table:table-cell office:value-type="string">
            <text:p>TFTFTFTTTFFT(F)(F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3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FFFTFTFTTFFFTTF</text:p>
          </table:table-cell>
          <table:table-cell office:value-type="string">
            <text:p>normal</text:p>
          </table:table-cell>
          <table:table-cell office:value-type="string">
            <text:p>TFFFTFTF(T)(T)F(F)(F)(T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4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TTFFFTTFFTTFTT</text:p>
          </table:table-cell>
          <table:table-cell office:value-type="string">
            <text:p>normal</text:p>
          </table:table-cell>
          <table:table-cell office:value-type="string">
            <text:p>(F)TTTFFFTTFF(T)TF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FTTFTFFTFTTFT</text:p>
          </table:table-cell>
          <table:table-cell office:value-type="string">
            <text:p>normal</text:p>
          </table:table-cell>
          <table:table-cell office:value-type="string">
            <text:p>(T)(T)(F)(F)(T)(T)(F)(T)(F)(F)(T)(F)(T)(T)(F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SwimmingPool-PT-06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TT------FTFTTTT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T)(F)(T)(T)(T)(T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7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8</text:p>
          </table:table-cell>
          <table:table-cell office:value-type="string">
            <text:p>CTLFireability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9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1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1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COL-0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10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2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50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05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FTFTTTFTFTFTTFT</text:p>
          </table:table-cell>
          <table:table-cell office:value-type="string">
            <text:p>normal</text:p>
          </table:table-cell>
          <table:table-cell office:value-type="string">
            <text:p>(F)(F)TFTTTFTFTF(T)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10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TTFTTFFTFFTFTT</text:p>
          </table:table-cell>
          <table:table-cell office:value-type="string">
            <text:p>normal</text:p>
          </table:table-cell>
          <table:table-cell office:value-type="string">
            <text:p>(T)(T)(T)(T)(F)(T)(T)(F)(F)(T)(F)(F)(T)(F)(T)(T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15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2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3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4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TokenRing-PT-050</text:p>
          </table:table-cell>
          <table:table-cell office:value-type="string">
            <text:p>CTLFireability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UtahNoC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FTFFFFTFTTTFFTTT</text:p>
          </table:table-cell>
          <table:table-cell office:value-type="string">
            <text:p>normal</text:p>
          </table:table-cell>
          <table:table-cell office:value-type="string">
            <text:p>FTFF(F)FTF(T)TT(F)FT(T)T</text:p>
          </table:table-cell>
        </table:table-row>
        <table:table-row table:style-name="ro2">
          <table:table-cell table:style-name="ce2" office:value-type="string">
            <text:p>Marcie</text:p>
          </table:table-cell>
          <table:table-cell office:value-type="string">
            <text:p>Vasy2003-PT-none</text:p>
          </table:table-cell>
          <table:table-cell office:value-type="string">
            <text:p>CTLFireability</text:p>
          </table:table-cell>
          <table:table-cell office:value-type="string">
            <text:p>OK</text:p>
          </table:table-cell>
          <table:table-cell office:value-type="string">
            <text:p>TTFTTTFTTFTTTTTF</text:p>
          </table:table-cell>
          <table:table-cell office:value-type="string">
            <text:p>normal</text:p>
          </table:table-cell>
          <table:table-cell office:value-type="string">
            <text:p>(T)(T)(F)(T)(T)(T)(F)(T)(T)(F)(T)(T)(T)(T)(T)(F)</text:p>
          </table:table-cell>
        </table:table-row>
        <table:table-row table:style-name="ro4" table:number-rows-repeated="4">
          <table:table-cell table:style-name="ce4"/>
          <table:table-cell table:style-name="Default" table:number-columns-repeated="6"/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TFFTFTFFFFFFT</text:p>
          </table:table-cell>
          <table:table-cell office:value-type="string">
            <text:p>normal</text:p>
          </table:table-cell>
          <table:table-cell office:value-type="string">
            <text:p>F(T)F(T)FF(T)FT(F)FFF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FTTTTTTTTT</text:p>
          </table:table-cell>
          <table:table-cell office:value-type="string">
            <text:p>normal</text:p>
          </table:table-cell>
          <table:table-cell office:value-type="string">
            <text:p>(T)(T)(F)(T)(T)(T)(F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2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ngiogenesis-PT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ARMCacheCoherence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FFFFTTTTTTFF</text:p>
          </table:table-cell>
          <table:table-cell office:value-type="string">
            <text:p>normal</text:p>
          </table:table-cell>
          <table:table-cell office:value-type="string">
            <text:p>(T)(T)(F)(T)(F)(F)(F)(F)(T)(T)(T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04P05N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F--------F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10P10N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-----T-F------F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10N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F-----------</text:p>
          </table:table-cell>
          <table:table-cell office:value-type="string">
            <text:p>normal</text:p>
          </table:table-cell>
          <table:table-cell office:value-type="string">
            <text:p>(NOVAL)(NOVAL)(NOVAL)(NOVAL)(F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10N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T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T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10N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20N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FF----------</text:p>
          </table:table-cell>
          <table:table-cell office:value-type="string">
            <text:p>normal</text:p>
          </table:table-cell>
          <table:table-cell office:value-type="string">
            <text:p>(NOVAL)(NOVAL)(NOVAL)(NOVAL)(F)(F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20N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20P20N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F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F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----------F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F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2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2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50N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F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F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5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50P5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20N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2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2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COL-V80P5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04P05N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FFFFTTTTFFFT</text:p>
          </table:table-cell>
          <table:table-cell office:value-type="string">
            <text:p>normal</text:p>
          </table:table-cell>
          <table:table-cell office:value-type="string">
            <text:p>(F)(T)(T)(T)(F)(F)(T)(T)(T)(T)(T)(T)(T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10P10N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TFTFFFTTTT</text:p>
          </table:table-cell>
          <table:table-cell office:value-type="string">
            <text:p>normal</text:p>
          </table:table-cell>
          <table:table-cell office:value-type="string">
            <text:p>(T)(F)(T)(F)(T)(T)(T)(T)(T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F------F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2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F------FFFFF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F)(F)(F)(F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10N5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F-------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FTFT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T)(F)(T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2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F------F--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20P2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2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50P5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2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BridgeAndVehicles-PT-V80P50N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0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TFFTFFTFTFF</text:p>
          </table:table-cell>
          <table:table-cell office:value-type="string">
            <text:p>normal</text:p>
          </table:table-cell>
          <table:table-cell office:value-type="string">
            <text:p>FFF(T)(T)TFFTFFTF(T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TFFFFFFTTFFFF</text:p>
          </table:table-cell>
          <table:table-cell office:value-type="string">
            <text:p>normal</text:p>
          </table:table-cell>
          <table:table-cell office:value-type="string">
            <text:p>(F)TFT(F)FF(F)FF(T)T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TFFFFTFFF</text:p>
          </table:table-cell>
          <table:table-cell office:value-type="string">
            <text:p>normal</text:p>
          </table:table-cell>
          <table:table-cell office:value-type="string">
            <text:p>(F)FFFTF(F)(T)FFFF(T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0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TFFTFFTFFFF</text:p>
          </table:table-cell>
          <table:table-cell office:value-type="string">
            <text:p>normal</text:p>
          </table:table-cell>
          <table:table-cell office:value-type="string">
            <text:p>(F)(F)(F)(F)(T)(T)(F)(F)(T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adianClock-PT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1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FTFTFFFFFTTFT</text:p>
          </table:table-cell>
          <table:table-cell office:value-type="string">
            <text:p>normal</text:p>
          </table:table-cell>
          <table:table-cell office:value-type="string">
            <text:p>TFFF(T)FTFFFFF(T)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FFTFFTTTT</text:p>
          </table:table-cell>
          <table:table-cell office:value-type="string">
            <text:p>normal</text:p>
          </table:table-cell>
          <table:table-cell office:value-type="string">
            <text:p>(T)(T)FT(T)FFFF(T)FF(T)T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FTTFFTTFTTTT</text:p>
          </table:table-cell>
          <table:table-cell office:value-type="string">
            <text:p>normal</text:p>
          </table:table-cell>
          <table:table-cell office:value-type="string">
            <text:p>(T)(F)(T)(T)(F)(T)(T)(F)(F)(T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09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192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-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38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ircularTrains-PT-76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TFFFFFFFF</text:p>
          </table:table-cell>
          <table:table-cell office:value-type="string">
            <text:p>normal</text:p>
          </table:table-cell>
          <table:table-cell office:value-type="string">
            <text:p>(F)(F)FFT(F)FT(F)(F)(F)(F)(F)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FFFFFTTTFFFT</text:p>
          </table:table-cell>
          <table:table-cell office:value-type="string">
            <text:p>normal</text:p>
          </table:table-cell>
          <table:table-cell office:value-type="string">
            <text:p>(T)(F)(T)(T)(F)(F)(F)(F)(F)(T)(T)(T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T)(T)(T)(T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CSRepetitions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0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COL-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FFFFFFFFF</text:p>
          </table:table-cell>
          <table:table-cell office:value-type="string">
            <text:p>normal</text:p>
          </table:table-cell>
          <table:table-cell office:value-type="string">
            <text:p>FT(F)FFFFFFFF(F)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04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-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atabaseWithMutex-PT-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TFFFFFFFT</text:p>
          </table:table-cell>
          <table:table-cell office:value-type="string">
            <text:p>normal</text:p>
          </table:table-cell>
          <table:table-cell office:value-type="string">
            <text:p>FFFTFFF(T)FFFFF(F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TFFFTTFFTFFFT</text:p>
          </table:table-cell>
          <table:table-cell office:value-type="string">
            <text:p>normal</text:p>
          </table:table-cell>
          <table:table-cell office:value-type="string">
            <text:p>TF(F)(T)(F)FF(T)TFFT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FFFFF</text:p>
          </table:table-cell>
          <table:table-cell office:value-type="string">
            <text:p>normal</text:p>
          </table:table-cell>
          <table:table-cell office:value-type="string">
            <text:p>FFFFF(T)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ekker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TTFFFF</text:p>
          </table:table-cell>
          <table:table-cell office:value-type="string">
            <text:p>normal</text:p>
          </table:table-cell>
          <table:table-cell office:value-type="string">
            <text:p>FFFFFFFFFFTT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TFFFT</text:p>
          </table:table-cell>
          <table:table-cell office:value-type="string">
            <text:p>normal</text:p>
          </table:table-cell>
          <table:table-cell office:value-type="string">
            <text:p>FFFFFTFFFFFT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1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FFFT</text:p>
          </table:table-cell>
          <table:table-cell office:value-type="string">
            <text:p>normal</text:p>
          </table:table-cell>
          <table:table-cell office:value-type="string">
            <text:p>FFFTFFFF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TFFTTFFFFF</text:p>
          </table:table-cell>
          <table:table-cell office:value-type="string">
            <text:p>normal</text:p>
          </table:table-cell>
          <table:table-cell office:value-type="string">
            <text:p>FTFFFFTFFTT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2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FFFT</text:p>
          </table:table-cell>
          <table:table-cell office:value-type="string">
            <text:p>normal</text:p>
          </table:table-cell>
          <table:table-cell office:value-type="string">
            <text:p>FFFTFFFF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3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TFFFFTFFF</text:p>
          </table:table-cell>
          <table:table-cell office:value-type="string">
            <text:p>normal</text:p>
          </table:table-cell>
          <table:table-cell office:value-type="string">
            <text:p>FFFFFFFTFFF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05N3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TFFFTFFFFFF</text:p>
          </table:table-cell>
          <table:table-cell office:value-type="string">
            <text:p>normal</text:p>
          </table:table-cell>
          <table:table-cell office:value-type="string">
            <text:p>(F)(F)(T)(F)(F)(T)(F)(F)(F)(T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FTTTTTTTF</text:p>
          </table:table-cell>
          <table:table-cell office:value-type="string">
            <text:p>normal</text:p>
          </table:table-cell>
          <table:table-cell office:value-type="string">
            <text:p>TTTTTTTFTTTT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FFTFFTTTTTTTT</text:p>
          </table:table-cell>
          <table:table-cell office:value-type="string">
            <text:p>normal</text:p>
          </table:table-cell>
          <table:table-cell office:value-type="string">
            <text:p>TTTFFTFF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TFTTTTTTTT</text:p>
          </table:table-cell>
          <table:table-cell office:value-type="string">
            <text:p>normal</text:p>
          </table:table-cell>
          <table:table-cell office:value-type="string">
            <text:p>TTTTFFTF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15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T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T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10N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20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20N05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2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2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30N0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3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3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3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4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iffusion2D-PT-D5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otAndBoxes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1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7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COL-9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TTTTFFFFFTFT</text:p>
          </table:table-cell>
          <table:table-cell office:value-type="string">
            <text:p>normal</text:p>
          </table:table-cell>
          <table:table-cell office:value-type="string">
            <text:p>FF(T)(T)(T)T(T)(T)FFFFF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DrinkVendingMachine-PT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------F-------</text:p>
          </table:table-cell>
          <table:table-cell office:value-type="string">
            <text:p>normal</text:p>
          </table:table-cell>
          <table:table-cell office:value-type="string">
            <text:p>(T)(T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2r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2r11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2r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2r1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3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3r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3r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4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cho-PT-d05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nergyBus-PT-none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TTTT--TTTFFTTT</text:p>
          </table:table-cell>
          <table:table-cell office:value-type="string">
            <text:p>timeout</text:p>
          </table:table-cell>
          <table:table-cell office:value-type="string">
            <text:p>(T)(T)(T)(T)T(T)(F)(F)(T)(T)(T)FF(T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TFTFTFTFFTTT</text:p>
          </table:table-cell>
          <table:table-cell office:value-type="string">
            <text:p>normal</text:p>
          </table:table-cell>
          <table:table-cell office:value-type="string">
            <text:p>TFTTTFTFT(F)T(F)F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atosthenes-PT-50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F------FFF-----</text:p>
          </table:table-cell>
          <table:table-cell office:value-type="string">
            <text:p>timeout</text:p>
          </table:table-cell>
          <table:table-cell office:value-type="string">
            <text:p>(F)(F)(NOVAL)(NOVAL)(NOVAL)(NOVAL)(NOVAL)(NOVAL)(F)(F)(F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000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TFFFFFFFFF</text:p>
          </table:table-cell>
          <table:table-cell office:value-type="string">
            <text:p>normal</text:p>
          </table:table-cell>
          <table:table-cell office:value-type="string">
            <text:p>(F)FFF(T)FTFFFFF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FFFFTFFTTTFT</text:p>
          </table:table-cell>
          <table:table-cell office:value-type="string">
            <text:p>normal</text:p>
          </table:table-cell>
          <table:table-cell office:value-type="string">
            <text:p>FT(T)F(F)F(F)F(T)(F)F(T)T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TFFFFFFTFT</text:p>
          </table:table-cell>
          <table:table-cell office:value-type="string">
            <text:p>normal</text:p>
          </table:table-cell>
          <table:table-cell office:value-type="string">
            <text:p>(F)(F)(F)(F)(T)(F)(T)(F)(F)(F)(F)(F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ERK-PT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FFTTTFFFFF</text:p>
          </table:table-cell>
          <table:table-cell office:value-type="string">
            <text:p>normal</text:p>
          </table:table-cell>
          <table:table-cell office:value-type="string">
            <text:p>TTT(T)F(F)(F)(F)TTTFF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TTTTTT</text:p>
          </table:table-cell>
          <table:table-cell office:value-type="string">
            <text:p>normal</text:p>
          </table:table-cell>
          <table:table-cell office:value-type="string">
            <text:p>TTTTTTFTTTT(T)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TTFFTTFTTTTT</text:p>
          </table:table-cell>
          <table:table-cell office:value-type="string">
            <text:p>normal</text:p>
          </table:table-cell>
          <table:table-cell office:value-type="string">
            <text:p>FT(T)(T)T(T)FFTTF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TTFTTTFTTFT</text:p>
          </table:table-cell>
          <table:table-cell office:value-type="string">
            <text:p>normal</text:p>
          </table:table-cell>
          <table:table-cell office:value-type="string">
            <text:p>T(T)TTFTTF(T)TTFT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TFTTTTTTTFT</text:p>
          </table:table-cell>
          <table:table-cell office:value-type="string">
            <text:p>normal</text:p>
          </table:table-cell>
          <table:table-cell office:value-type="string">
            <text:p>TTTTF(T)FTTTTT(T)(T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TTTTFFFFT</text:p>
          </table:table-cell>
          <table:table-cell office:value-type="string">
            <text:p>normal</text:p>
          </table:table-cell>
          <table:table-cell office:value-type="string">
            <text:p>TTFTTFFT(T)TT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F)(T)(T)(F)(T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FMS-PT-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COL-11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FTTTFFTT</text:p>
          </table:table-cell>
          <table:table-cell office:value-type="string">
            <text:p>normal</text:p>
          </table:table-cell>
          <table:table-cell office:value-type="string">
            <text:p>(T)(T)(T)(T)(T)(T)F(T)F(T)(T)(T)FF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GlobalResAllocation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(T)T(T)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2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F)(T)(T)(T)(F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T)(T)(T)(T)(T)(T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T)(F)(T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F)(T)(T)(T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ouseConstruction-PT-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T)(T)(T)(T)(T)(T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ypercubeGrid-PT-C3K4P4B1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ypercubeGrid-PT-C4K3P3B1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HypercubeGrid-PT-C5K3P3B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F)(T)(T)(T)(F)(F)(F)(F)(F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BM319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FTFFFFTTF</text:p>
          </table:table-cell>
          <table:table-cell office:value-type="string">
            <text:p>normal</text:p>
          </table:table-cell>
          <table:table-cell office:value-type="string">
            <text:p>(F)(F)(F)(F)(T)F(F)(F)TF(F)(F)(F)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BM5964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TFTFFTF</text:p>
          </table:table-cell>
          <table:table-cell office:value-type="string">
            <text:p>normal</text:p>
          </table:table-cell>
          <table:table-cell office:value-type="string">
            <text:p>(F)F(F)FF(F)FFF(T)(F)T(F)(F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BM703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FFFFFFFFF</text:p>
          </table:table-cell>
          <table:table-cell office:value-type="string">
            <text:p>normal</text:p>
          </table:table-cell>
          <table:table-cell office:value-type="string">
            <text:p>(F)(F)(F)(F)T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BMB2S565S3960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01M01P01D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TFFTFFFFFFFFT</text:p>
          </table:table-cell>
          <table:table-cell office:value-type="string">
            <text:p>normal</text:p>
          </table:table-cell>
          <table:table-cell office:value-type="string">
            <text:p>(T)FFTFF(T)F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03M03P03D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T(T)(T)T(T)(T)TT(T)TTT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05M04P03D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TT(T)TTTT(T)TT(T)TT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IOTPpurchase-PT-C12M10P15D17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TTTTTTT</text:p>
          </table:table-cell>
          <table:table-cell office:value-type="string">
            <text:p>timeout</text:p>
          </table:table-cell>
          <table:table-cell office:value-type="string">
            <text:p>TT(F)(T)(T)(F)(F)(F)TTT(T)(T)T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FFFFF(F)F(F)(F)(F)(F)FT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TTFFFFF</text:p>
          </table:table-cell>
          <table:table-cell office:value-type="string">
            <text:p>normal</text:p>
          </table:table-cell>
          <table:table-cell office:value-type="string">
            <text:p>FF(F)(T)FFFF(F)(T)(T)F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TFFFFTFFFF</text:p>
          </table:table-cell>
          <table:table-cell office:value-type="string">
            <text:p>normal</text:p>
          </table:table-cell>
          <table:table-cell office:value-type="string">
            <text:p>FFFF(F)FT(F)FFFTFF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TTFFTFFFF</text:p>
          </table:table-cell>
          <table:table-cell office:value-type="string">
            <text:p>normal</text:p>
          </table:table-cell>
          <table:table-cell office:value-type="string">
            <text:p>FFFTFFFTTF(F)(T)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TTTFFTFFTFTF</text:p>
          </table:table-cell>
          <table:table-cell office:value-type="string">
            <text:p>normal</text:p>
          </table:table-cell>
          <table:table-cell office:value-type="string">
            <text:p>FF(T)F(T)(T)TFFTF(F)(T)F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T)(T)(T)(F)(T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Kanban-PT-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COL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TTFTFFFFFFFT</text:p>
          </table:table-cell>
          <table:table-cell office:value-type="string">
            <text:p>normal</text:p>
          </table:table-cell>
          <table:table-cell office:value-type="string">
            <text:p>FTFF(T)(T)FT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TTTTTTTTT</text:p>
          </table:table-cell>
          <table:table-cell office:value-type="string">
            <text:p>normal</text:p>
          </table:table-cell>
          <table:table-cell office:value-type="string">
            <text:p>TTF(T)TFF(T)(T)T(T)TT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FTFTTFTFFFF</text:p>
          </table:table-cell>
          <table:table-cell office:value-type="string">
            <text:p>normal</text:p>
          </table:table-cell>
          <table:table-cell office:value-type="string">
            <text:p>(T)(T)(F)(F)(T)(F)(T)(F)(T)(T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LamportFastMutEx-PT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0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TFFFFFFFFF</text:p>
          </table:table-cell>
          <table:table-cell office:value-type="string">
            <text:p>normal</text:p>
          </table:table-cell>
          <table:table-cell office:value-type="string">
            <text:p>(F)(F)FFFFT(F)(F)FFF(F)(F)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(F)(F)(F)(F)(F)(F)(F)(F)(F)(F)(F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04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TFFFFFTFF</text:p>
          </table:table-cell>
          <table:table-cell office:value-type="string">
            <text:p>normal</text:p>
          </table:table-cell>
          <table:table-cell office:value-type="string">
            <text:p>(F)(F)(F)(F)(F)(T)(F)(T)(F)(F)(F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08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TFFFFFFF</text:p>
          </table:table-cell>
          <table:table-cell office:value-type="string">
            <text:p>normal</text:p>
          </table:table-cell>
          <table:table-cell office:value-type="string">
            <text:p>(F)(F)(F)(F)(F)(T)(F)(F)(T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16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TFTFFF--FT</text:p>
          </table:table-cell>
          <table:table-cell office:value-type="string">
            <text:p>normal</text:p>
          </table:table-cell>
          <table:table-cell office:value-type="string">
            <text:p>(F)(F)(T)(T)(F)(F)(T)(F)(T)(F)(F)(F)(NOVAL)(NOVAL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APK-PT-3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MultiwaySync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FFFFTFTFTFFT</text:p>
          </table:table-cell>
          <table:table-cell office:value-type="string">
            <text:p>normal</text:p>
          </table:table-cell>
          <table:table-cell office:value-type="string">
            <text:p>TTFTFFFFTFTFT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COL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FFFTTFFFF</text:p>
          </table:table-cell>
          <table:table-cell office:value-type="string">
            <text:p>normal</text:p>
          </table:table-cell>
          <table:table-cell office:value-type="string">
            <text:p>(F)(F)(F)(F)(T)(F)(F)(F)(F)(F)(T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NeoElection-PT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FTTTFTFTTTT</text:p>
          </table:table-cell>
          <table:table-cell office:value-type="string">
            <text:p>normal</text:p>
          </table:table-cell>
          <table:table-cell office:value-type="string">
            <text:p>T(T)FF(T)F(T)T(T)F(T)FT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FTFTFFTTTFFF</text:p>
          </table:table-cell>
          <table:table-cell office:value-type="string">
            <text:p>normal</text:p>
          </table:table-cell>
          <table:table-cell office:value-type="string">
            <text:p>FT(T)(T)F(T)F(T)FF(T)T(T)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FTTTTF</text:p>
          </table:table-cell>
          <table:table-cell office:value-type="string">
            <text:p>normal</text:p>
          </table:table-cell>
          <table:table-cell office:value-type="string">
            <text:p>(T)(T)(T)(T)(T)(T)F(T)(T)(T)F(T)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TTTFTTTTTTTT</text:p>
          </table:table-cell>
          <table:table-cell office:value-type="string">
            <text:p>normal</text:p>
          </table:table-cell>
          <table:table-cell office:value-type="string">
            <text:p>F(T)(T)(T)T(T)(T)F(T)(T)(T)(T)(T)(T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TTFTTT</text:p>
          </table:table-cell>
          <table:table-cell office:value-type="string">
            <text:p>normal</text:p>
          </table:table-cell>
          <table:table-cell office:value-type="string">
            <text:p>(T)TT(T)T(T)F(T)T(T)(T)(T)F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amProductionCell-PT-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TFTTTTTTTT</text:p>
          </table:table-cell>
          <table:table-cell office:value-type="string">
            <text:p>normal</text:p>
          </table:table-cell>
          <table:table-cell office:value-type="string">
            <text:p>(T)(T)F(T)(T)TTF(T)(T)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10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TTTTTFFTFT</text:p>
          </table:table-cell>
          <table:table-cell office:value-type="string">
            <text:p>normal</text:p>
          </table:table-cell>
          <table:table-cell office:value-type="string">
            <text:p>FF(T)TF(F)TTTTTFF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2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TFTTFFTFTFTT</text:p>
          </table:table-cell>
          <table:table-cell office:value-type="string">
            <text:p>normal</text:p>
          </table:table-cell>
          <table:table-cell office:value-type="string">
            <text:p>FTTF(T)FT(T)F(F)T(F)TF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416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(F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43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83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arking-PT-86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COL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(T)TTTTTTTTT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F)(T)(F)(T)(F)(F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T)(T)(T)(T)(F)(F)(T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F)(F)(T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rmAdmissibility-PT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T)(T)(T)(F)(F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FFFFTTTTFTFT</text:p>
          </table:table-cell>
          <table:table-cell office:value-type="string">
            <text:p>normal</text:p>
          </table:table-cell>
          <table:table-cell office:value-type="string">
            <text:p>T(F)TF(F)FFFTTTT(F)T(F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TTFTTTFTTFFF</text:p>
          </table:table-cell>
          <table:table-cell office:value-type="string">
            <text:p>normal</text:p>
          </table:table-cell>
          <table:table-cell office:value-type="string">
            <text:p>F(F)TTTT(F)TTT(F)T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eterson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02CS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02CS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F(F)(F)(F)(F)(F)F(F)(F)(F)(F)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05CS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05CS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10CS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10CS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20CS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20CS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30CS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aseVariation-PT-D30CS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2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05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05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COL-10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TFFFFFFFFTF</text:p>
          </table:table-cell>
          <table:table-cell office:value-type="string">
            <text:p>normal</text:p>
          </table:table-cell>
          <table:table-cell office:value-type="string">
            <text:p>(F)(F)T(F)(F)T(F)F(F)(F)(F)(F)(F)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(F)F(F)F(F)FFF(F)FF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TTFFFFFFFFFT</text:p>
          </table:table-cell>
          <table:table-cell office:value-type="string">
            <text:p>normal</text:p>
          </table:table-cell>
          <table:table-cell office:value-type="string">
            <text:p>(F)(T)(T)(F)(T)(T)(F)(F)(F)(F)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TTFFFFTFFFF</text:p>
          </table:table-cell>
          <table:table-cell office:value-type="string">
            <text:p>normal</text:p>
          </table:table-cell>
          <table:table-cell office:value-type="string">
            <text:p>(T)(T)(F)(F)(T)(T)(T)(F)(F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(F)(F)(F)(F)(F)(F)(F)(F)(F)(F)(F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0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2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05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COL-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COL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COL-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hilosophersDyn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lanning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2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4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6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COL-S06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T)(F)(F)(T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T)(T)(T)(F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T)(T)(T)(T)(T)(F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F)(F)(T)(T)(T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F)(T)(T)(F)(T)(T)(T)(T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2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T)(T)(F)(T)(F)(F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T)(T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T)(T)(T)(F)(F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T)(T)(T)(T)(F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T)(F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4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T)(T)(T)(T)(F)(F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4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T)(F)(F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F)(F)(F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T)(T)(T)(T)(F)(F)(F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6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F)(T)(F)(F)(F)(T)(F)(F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F)(T)(F)(T)(T)(T)(T)(T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LF-PT-S06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F)(T)(T)(T)(T)(F)(F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05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05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05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05J6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05J8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10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10J3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10J4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10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COL-S10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T)(T)(T)(T)(F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3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T)(T)(T)(T)(T)(T)(T)(T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4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T)(T)(F)(T)(T)(T)(T)(F)(T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F)(T)(T)(T)(F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05J8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T)(T)(F)(F)(T)(T)(T)(F)(T)(T)(F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T)(T)(F)(T)(T)(T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T)(T)(F)(T)(F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F)(F)(T)(T)(F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F)(T)(F)(F)(F)(T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olyORBNT-PT-S10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F)(T)(F)(F)(F)(T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ProductionCell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--F--F---FF-F-F</text:p>
          </table:table-cell>
          <table:table-cell office:value-type="string">
            <text:p>normal</text:p>
          </table:table-cell>
          <table:table-cell office:value-type="string">
            <text:p>(F)(NOVAL)(NOVAL)(F)(NOVAL)(NOVAL)(F)(NOVAL)(NOVAL)(NOVAL)(F)(F)(NOVAL)(F)(NOVAL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table:formula="of:=--tffft--#NAVN?[.$E#REF!]---#NAVN?[.$E#REF!]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T)(F)(F)(F)(T)(NOVAL)(NOVAL)(T)(NOVAL)(NOVAL)(NOVAL)(T)(NOVAL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1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2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COL-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FFTFFTFFTTFT</text:p>
          </table:table-cell>
          <table:table-cell office:value-type="string">
            <text:p>normal</text:p>
          </table:table-cell>
          <table:table-cell office:value-type="string">
            <text:p>(T)(F)(T)(F)(F)(F)(T)(F)(F)(T)(F)(F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1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2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QuasiCertifProtocol-PT-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FFTFTTFFTFFF</text:p>
          </table:table-cell>
          <table:table-cell office:value-type="string">
            <text:p>normal</text:p>
          </table:table-cell>
          <table:table-cell office:value-type="string">
            <text:p>TTFFFF(T)FTTF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FFFFTFFFFTFF</text:p>
          </table:table-cell>
          <table:table-cell office:value-type="string">
            <text:p>normal</text:p>
          </table:table-cell>
          <table:table-cell office:value-type="string">
            <text:p>TTFFFFFFTFF(F)F(T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FFTFTFFFFFTF</text:p>
          </table:table-cell>
          <table:table-cell office:value-type="string">
            <text:p>normal</text:p>
          </table:table-cell>
          <table:table-cell office:value-type="string">
            <text:p>TTFFFF(T)FTFFFFF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TFTTTTTTFF</text:p>
          </table:table-cell>
          <table:table-cell office:value-type="string">
            <text:p>normal</text:p>
          </table:table-cell>
          <table:table-cell office:value-type="string">
            <text:p>TTF(T)TFTFTTTTT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FFTTTTTTTTFFF</text:p>
          </table:table-cell>
          <table:table-cell office:value-type="string">
            <text:p>normal</text:p>
          </table:table-cell>
          <table:table-cell office:value-type="string">
            <text:p>TT(T)FFT(T)(T)TTTT(T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7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TFFFTFFF</text:p>
          </table:table-cell>
          <table:table-cell office:value-type="string">
            <text:p>normal</text:p>
          </table:table-cell>
          <table:table-cell office:value-type="string">
            <text:p>(F)(F)(F)(F)(F)(T)(F)(F)(T)(F)(F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ft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ilroad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TTFTFTFF</text:p>
          </table:table-cell>
          <table:table-cell office:value-type="string">
            <text:p>normal</text:p>
          </table:table-cell>
          <table:table-cell office:value-type="string">
            <text:p>FFFFFFFFTT(F)(T)(F)T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ilroad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TFFFFTTF</text:p>
          </table:table-cell>
          <table:table-cell office:value-type="string">
            <text:p>normal</text:p>
          </table:table-cell>
          <table:table-cell office:value-type="string">
            <text:p>FF(T)TFFFF(T)FFFFT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ilroad-PT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ilroad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ailroad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2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FFTFFTFFFFTF</text:p>
          </table:table-cell>
          <table:table-cell office:value-type="string">
            <text:p>normal</text:p>
          </table:table-cell>
          <table:table-cell office:value-type="string">
            <text:p>TTFFF(F)(T)FF(T)FF(F)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FTFTFFFFF</text:p>
          </table:table-cell>
          <table:table-cell office:value-type="string">
            <text:p>normal</text:p>
          </table:table-cell>
          <table:table-cell office:value-type="string">
            <text:p>FT(F)FF(F)(F)(F)(T)(F)TF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TFFFFTTFF</text:p>
          </table:table-cell>
          <table:table-cell office:value-type="string">
            <text:p>normal</text:p>
          </table:table-cell>
          <table:table-cell office:value-type="string">
            <text:p>FF(F)(F)FF(F)TFFFFT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FFFFFFFFFFF</text:p>
          </table:table-cell>
          <table:table-cell office:value-type="string">
            <text:p>normal</text:p>
          </table:table-cell>
          <table:table-cell office:value-type="string">
            <text:p>FFTFFFFFFF(F)(F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TFTTTFTFTTF</text:p>
          </table:table-cell>
          <table:table-cell office:value-type="string">
            <text:p>normal</text:p>
          </table:table-cell>
          <table:table-cell office:value-type="string">
            <text:p>F(F)F(T)F(T)F(T)(T)(T)F(T)(F)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FTFFTFTFFT</text:p>
          </table:table-cell>
          <table:table-cell office:value-type="string">
            <text:p>normal</text:p>
          </table:table-cell>
          <table:table-cell office:value-type="string">
            <text:p>(T)(F)(T)F(T)F(F)(T)F(F)(T)F(T)(F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TFFTFTFFFFF</text:p>
          </table:table-cell>
          <table:table-cell office:value-type="string">
            <text:p>normal</text:p>
          </table:table-cell>
          <table:table-cell office:value-type="string">
            <text:p>(F)(F)F(T)T(T)F(F)TF(T)F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FTFFTFFFFF</text:p>
          </table:table-cell>
          <table:table-cell office:value-type="string">
            <text:p>normal</text:p>
          </table:table-cell>
          <table:table-cell office:value-type="string">
            <text:p>T(T)(T)(T)(F)F(F)T(F)F(T)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3C10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FTF----TFTTFTTF</text:p>
          </table:table-cell>
          <table:table-cell office:value-type="string">
            <text:p>timeout</text:p>
          </table:table-cell>
          <table:table-cell office:value-type="string">
            <text:p>TF(T)F(F)(F)(T)(T)TFTT(F)(T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05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TFFFTFTFF</text:p>
          </table:table-cell>
          <table:table-cell office:value-type="string">
            <text:p>normal</text:p>
          </table:table-cell>
          <table:table-cell office:value-type="string">
            <text:p>F(T)FFFFFTFFFTF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10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FFFFFFFF</text:p>
          </table:table-cell>
          <table:table-cell office:value-type="string">
            <text:p>normal</text:p>
          </table:table-cell>
          <table:table-cell office:value-type="string">
            <text:p>FF(T)(T)F(F)FFFFF(F)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15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FFFFF</text:p>
          </table:table-cell>
          <table:table-cell office:value-type="string">
            <text:p>normal</text:p>
          </table:table-cell>
          <table:table-cell office:value-type="string">
            <text:p>FFFFFTFFFFF(F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20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TTFFFFF</text:p>
          </table:table-cell>
          <table:table-cell office:value-type="string">
            <text:p>normal</text:p>
          </table:table-cell>
          <table:table-cell office:value-type="string">
            <text:p>FFFFFF(F)FFTT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050C002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TF----TFFTFFTF</text:p>
          </table:table-cell>
          <table:table-cell office:value-type="string">
            <text:p>timeout</text:p>
          </table:table-cell>
          <table:table-cell office:value-type="string">
            <text:p>(T)(T)(T)(F)(NOVAL)(NOVAL)(NOVAL)(NOVAL)(T)(F)(F)(T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esAllocation-PT-R100C0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ing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FFFTTTFFTTF</text:p>
          </table:table-cell>
          <table:table-cell office:value-type="string">
            <text:p>normal</text:p>
          </table:table-cell>
          <table:table-cell office:value-type="string">
            <text:p>(F)FTFF(F)FF(T)(T)T(F)F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FTFFTTTTFFF</text:p>
          </table:table-cell>
          <table:table-cell office:value-type="string">
            <text:p>normal</text:p>
          </table:table-cell>
          <table:table-cell office:value-type="string">
            <text:p>FFF(T)TF(T)(F)F(T)TTT(F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TFFF</text:p>
          </table:table-cell>
          <table:table-cell office:value-type="string">
            <text:p>normal</text:p>
          </table:table-cell>
          <table:table-cell office:value-type="string">
            <text:p>(F)(F)(F)TF(F)(F)(F)(F)(F)(F)FT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TFFFTTFF</text:p>
          </table:table-cell>
          <table:table-cell office:value-type="string">
            <text:p>normal</text:p>
          </table:table-cell>
          <table:table-cell office:value-type="string">
            <text:p>FFF(F)FFFFTFFFT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FFTTFFFTFFF</text:p>
          </table:table-cell>
          <table:table-cell office:value-type="string">
            <text:p>normal</text:p>
          </table:table-cell>
          <table:table-cell office:value-type="string">
            <text:p>FF(F)T(T)FF(T)TFF(F)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FFFFFFF(F)FFF(F)(F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10w200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---------------</text:p>
          </table:table-cell>
          <table:table-cell office:value-type="string">
            <text:p>timeout</text:p>
          </table:table-cell>
          <table:table-cell office:value-type="string">
            <text:p>F(T)(F)(F)(F)(F)(T)(T)(T)(T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020w00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FFT-----</text:p>
          </table:table-cell>
          <table:table-cell office:value-type="string">
            <text:p>timeout</text:p>
          </table:table-cell>
          <table:table-cell office:value-type="string">
            <text:p>(T)(T)(F)(F)(F)(F)(F)(F)FF(T)(F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1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05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10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RwMutex-PT-r20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TFFTFTFFFFFFT</text:p>
          </table:table-cell>
          <table:table-cell office:value-type="string">
            <text:p>normal</text:p>
          </table:table-cell>
          <table:table-cell office:value-type="string">
            <text:p>F(T)F(T)FF(T)FT(F)FFF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FTTTTTTTTT</text:p>
          </table:table-cell>
          <table:table-cell office:value-type="string">
            <text:p>normal</text:p>
          </table:table-cell>
          <table:table-cell office:value-type="string">
            <text:p>(T)(T)(F)(T)(T)(T)(F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2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ngiogenesis-PT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ARMCacheCoherence-PT-none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-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0000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TFFTFFTFTFF</text:p>
          </table:table-cell>
          <table:table-cell office:value-type="string">
            <text:p>normal</text:p>
          </table:table-cell>
          <table:table-cell office:value-type="string">
            <text:p>FFF(T)(T)TFFTFFTF(T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TFFFFFFTTFFFF</text:p>
          </table:table-cell>
          <table:table-cell office:value-type="string">
            <text:p>normal</text:p>
          </table:table-cell>
          <table:table-cell office:value-type="string">
            <text:p>(F)TFT(F)FF(F)FF(T)T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TFFFFTFFF</text:p>
          </table:table-cell>
          <table:table-cell office:value-type="string">
            <text:p>normal</text:p>
          </table:table-cell>
          <table:table-cell office:value-type="string">
            <text:p>(F)FFFTF(F)(T)FFFF(T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00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TFFTFFTFFFF</text:p>
          </table:table-cell>
          <table:table-cell office:value-type="string">
            <text:p>normal</text:p>
          </table:table-cell>
          <table:table-cell office:value-type="string">
            <text:p>(F)(F)(F)(F)(T)(T)(F)(F)(T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adianClock-PT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01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FTFTFFFFFTTFT</text:p>
          </table:table-cell>
          <table:table-cell office:value-type="string">
            <text:p>normal</text:p>
          </table:table-cell>
          <table:table-cell office:value-type="string">
            <text:p>TFFF(T)FTFFFFF(T)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0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FFTFFTTTT</text:p>
          </table:table-cell>
          <table:table-cell office:value-type="string">
            <text:p>normal</text:p>
          </table:table-cell>
          <table:table-cell office:value-type="string">
            <text:p>(T)(T)FT(T)FFFF(T)FF(T)T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0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FTTFFTTFTTTT</text:p>
          </table:table-cell>
          <table:table-cell office:value-type="string">
            <text:p>normal</text:p>
          </table:table-cell>
          <table:table-cell office:value-type="string">
            <text:p>(T)(F)(T)(T)(F)(T)(T)(F)(F)(T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09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192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-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38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ircularTrains-PT-76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TFFFFFFFF</text:p>
          </table:table-cell>
          <table:table-cell office:value-type="string">
            <text:p>normal</text:p>
          </table:table-cell>
          <table:table-cell office:value-type="string">
            <text:p>(F)(F)FFT(F)FT(F)(F)(F)(F)(F)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FFFFFTTTFFFT</text:p>
          </table:table-cell>
          <table:table-cell office:value-type="string">
            <text:p>normal</text:p>
          </table:table-cell>
          <table:table-cell office:value-type="string">
            <text:p>(T)(F)(T)(T)(F)(F)(F)(F)(F)(T)(T)(T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F)(T)(T)(T)(T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CSRepetitions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COL-0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COL-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FFFFFFFFF</text:p>
          </table:table-cell>
          <table:table-cell office:value-type="string">
            <text:p>normal</text:p>
          </table:table-cell>
          <table:table-cell office:value-type="string">
            <text:p>FT(F)FFFFFFFF(F)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PT-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atabaseWithMutex-PT-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TFFFFFFFT</text:p>
          </table:table-cell>
          <table:table-cell office:value-type="string">
            <text:p>normal</text:p>
          </table:table-cell>
          <table:table-cell office:value-type="string">
            <text:p>FFFTFFF(T)FFFFF(F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TFFFTTFFTFFFT</text:p>
          </table:table-cell>
          <table:table-cell office:value-type="string">
            <text:p>normal</text:p>
          </table:table-cell>
          <table:table-cell office:value-type="string">
            <text:p>TF(F)(T)(F)FF(T)TFFT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FFFFF</text:p>
          </table:table-cell>
          <table:table-cell office:value-type="string">
            <text:p>normal</text:p>
          </table:table-cell>
          <table:table-cell office:value-type="string">
            <text:p>FFFFF(T)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ekker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TTFFFF</text:p>
          </table:table-cell>
          <table:table-cell office:value-type="string">
            <text:p>normal</text:p>
          </table:table-cell>
          <table:table-cell office:value-type="string">
            <text:p>FFFFFFFFFFTT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TFFFT</text:p>
          </table:table-cell>
          <table:table-cell office:value-type="string">
            <text:p>normal</text:p>
          </table:table-cell>
          <table:table-cell office:value-type="string">
            <text:p>FFFFFTFFFFFT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1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FFFT</text:p>
          </table:table-cell>
          <table:table-cell office:value-type="string">
            <text:p>normal</text:p>
          </table:table-cell>
          <table:table-cell office:value-type="string">
            <text:p>FFFTFFFF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TFFTTFFFFF</text:p>
          </table:table-cell>
          <table:table-cell office:value-type="string">
            <text:p>normal</text:p>
          </table:table-cell>
          <table:table-cell office:value-type="string">
            <text:p>FTFFFFTFFTT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2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FFFT</text:p>
          </table:table-cell>
          <table:table-cell office:value-type="string">
            <text:p>normal</text:p>
          </table:table-cell>
          <table:table-cell office:value-type="string">
            <text:p>FFFTFFFF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3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TFFFFTFFF</text:p>
          </table:table-cell>
          <table:table-cell office:value-type="string">
            <text:p>normal</text:p>
          </table:table-cell>
          <table:table-cell office:value-type="string">
            <text:p>FFFFFFFTFFFF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05N3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TFFFTFFFFFF</text:p>
          </table:table-cell>
          <table:table-cell office:value-type="string">
            <text:p>normal</text:p>
          </table:table-cell>
          <table:table-cell office:value-type="string">
            <text:p>(F)(F)(T)(F)(F)(T)(F)(F)(F)(T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FTTTTTTTF</text:p>
          </table:table-cell>
          <table:table-cell office:value-type="string">
            <text:p>normal</text:p>
          </table:table-cell>
          <table:table-cell office:value-type="string">
            <text:p>TTTTTTTFTTTT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FFTFFTTTTTTTT</text:p>
          </table:table-cell>
          <table:table-cell office:value-type="string">
            <text:p>normal</text:p>
          </table:table-cell>
          <table:table-cell office:value-type="string">
            <text:p>TTTFFTFF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TFTTTTTTTT</text:p>
          </table:table-cell>
          <table:table-cell office:value-type="string">
            <text:p>normal</text:p>
          </table:table-cell>
          <table:table-cell office:value-type="string">
            <text:p>TTTTFFTF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15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T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T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10N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05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2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0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---------------</text:p>
          </table:table-cell>
          <table:table-cell office:value-type="string">
            <text:p>timeout</text:p>
          </table:table-cell>
          <table:table-cell office:value-type="string">
            <text:p>T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3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40N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4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4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4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50N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50N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50N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iffusion2D-PT-D50N1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otAndBoxes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otAndBoxes-COL-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otAndBoxes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otAndBoxes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1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7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COL-9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TTTTFFFFFTFT</text:p>
          </table:table-cell>
          <table:table-cell office:value-type="string">
            <text:p>normal</text:p>
          </table:table-cell>
          <table:table-cell office:value-type="string">
            <text:p>FF(T)(T)(T)T(T)(T)FFFFF(T)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DrinkVendingMachine-PT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------F-------</text:p>
          </table:table-cell>
          <table:table-cell office:value-type="string">
            <text:p>normal</text:p>
          </table:table-cell>
          <table:table-cell office:value-type="string">
            <text:p>(T)(T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2r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2r11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2r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2r1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3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3r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3r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4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cho-PT-d05r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nergyBus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FFTTT</text:p>
          </table:table-cell>
          <table:table-cell office:value-type="string">
            <text:p>normal</text:p>
          </table:table-cell>
          <table:table-cell office:value-type="string">
            <text:p>(T)(T)(T)(T)T(T)(T)(T)(T)(T)(T)FF(T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TTFTFTFTFFTTT</text:p>
          </table:table-cell>
          <table:table-cell office:value-type="string">
            <text:p>normal</text:p>
          </table:table-cell>
          <table:table-cell office:value-type="string">
            <text:p>TFTTTFTFT(F)T(F)F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atosthenes-PT-50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FFF-----FFFFFFFF</text:p>
          </table:table-cell>
          <table:table-cell office:value-type="string">
            <text:p>timeout</text:p>
          </table:table-cell>
          <table:table-cell office:value-type="string">
            <text:p>(F)(F)(F)(NOVAL)(NOVAL)(NOVAL)(NOVAL)(NOVAL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0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TFFFFFFFFF</text:p>
          </table:table-cell>
          <table:table-cell office:value-type="string">
            <text:p>normal</text:p>
          </table:table-cell>
          <table:table-cell office:value-type="string">
            <text:p>(F)FFF(T)FTFFFFF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FFFFTFFTTTFT</text:p>
          </table:table-cell>
          <table:table-cell office:value-type="string">
            <text:p>normal</text:p>
          </table:table-cell>
          <table:table-cell office:value-type="string">
            <text:p>FT(T)F(F)F(F)F(T)(F)F(T)T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TFFFFFFTFT</text:p>
          </table:table-cell>
          <table:table-cell office:value-type="string">
            <text:p>normal</text:p>
          </table:table-cell>
          <table:table-cell office:value-type="string">
            <text:p>(F)(F)(F)(F)(T)(F)(T)(F)(F)(F)(F)(F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ERK-PT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FFTTTFFFFF</text:p>
          </table:table-cell>
          <table:table-cell office:value-type="string">
            <text:p>normal</text:p>
          </table:table-cell>
          <table:table-cell office:value-type="string">
            <text:p>TTT(T)F(F)(F)(F)TTTFF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TTTTTT</text:p>
          </table:table-cell>
          <table:table-cell office:value-type="string">
            <text:p>normal</text:p>
          </table:table-cell>
          <table:table-cell office:value-type="string">
            <text:p>TTTTTTFTTTT(T)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TTFFTTFTTTTT</text:p>
          </table:table-cell>
          <table:table-cell office:value-type="string">
            <text:p>normal</text:p>
          </table:table-cell>
          <table:table-cell office:value-type="string">
            <text:p>FT(T)(T)T(T)FFTTF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TTFTTTFTTFT</text:p>
          </table:table-cell>
          <table:table-cell office:value-type="string">
            <text:p>normal</text:p>
          </table:table-cell>
          <table:table-cell office:value-type="string">
            <text:p>T(T)TTFTTF(T)TTFT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TFTTTTTTTFT</text:p>
          </table:table-cell>
          <table:table-cell office:value-type="string">
            <text:p>normal</text:p>
          </table:table-cell>
          <table:table-cell office:value-type="string">
            <text:p>TTTTF(T)FTTTTT(T)(T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TTTTFFFFT</text:p>
          </table:table-cell>
          <table:table-cell office:value-type="string">
            <text:p>normal</text:p>
          </table:table-cell>
          <table:table-cell office:value-type="string">
            <text:p>TTFTTFFT(T)TT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F)(T)(F)(F)(T)(T)(F)(T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FMS-PT-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COL-11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FTTTFFTT</text:p>
          </table:table-cell>
          <table:table-cell office:value-type="string">
            <text:p>normal</text:p>
          </table:table-cell>
          <table:table-cell office:value-type="string">
            <text:p>(T)(T)(T)(T)(T)(T)F(T)F(T)(T)(T)FF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GlobalResAllocation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(T)T(T)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TTTTTTTTT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F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T)(T)(T)(T)(T)(T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T)(F)(T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F)(T)(T)(T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HouseConstruction-PT-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T)(T)(T)(T)(T)(T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IBMB2S565S3960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FFFFF(F)F(F)(F)(F)(F)FT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TTFFFFF</text:p>
          </table:table-cell>
          <table:table-cell office:value-type="string">
            <text:p>normal</text:p>
          </table:table-cell>
          <table:table-cell office:value-type="string">
            <text:p>FF(F)(T)FFFF(F)(T)(T)F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TFFFFTFFFF</text:p>
          </table:table-cell>
          <table:table-cell office:value-type="string">
            <text:p>normal</text:p>
          </table:table-cell>
          <table:table-cell office:value-type="string">
            <text:p>FFFF(F)FT(F)FFFTFF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TTFFTFFFF</text:p>
          </table:table-cell>
          <table:table-cell office:value-type="string">
            <text:p>normal</text:p>
          </table:table-cell>
          <table:table-cell office:value-type="string">
            <text:p>FFFTFFFTTF(F)(T)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TTTFFTFFTFTF</text:p>
          </table:table-cell>
          <table:table-cell office:value-type="string">
            <text:p>normal</text:p>
          </table:table-cell>
          <table:table-cell office:value-type="string">
            <text:p>FF(T)F(T)(T)TFFTF(F)(T)F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F)(F)(T)(T)(T)(T)(F)(T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Kanban-PT-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COL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TTFTFFFFFFFT</text:p>
          </table:table-cell>
          <table:table-cell office:value-type="string">
            <text:p>normal</text:p>
          </table:table-cell>
          <table:table-cell office:value-type="string">
            <text:p>FTFF(T)(T)FTFFFFFF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FFTTTTTTTTT</text:p>
          </table:table-cell>
          <table:table-cell office:value-type="string">
            <text:p>normal</text:p>
          </table:table-cell>
          <table:table-cell office:value-type="string">
            <text:p>TTF(T)TFF(T)(T)T(T)TT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FTFTTFTFFFF</text:p>
          </table:table-cell>
          <table:table-cell office:value-type="string">
            <text:p>normal</text:p>
          </table:table-cell>
          <table:table-cell office:value-type="string">
            <text:p>(T)(T)(F)(F)(T)(F)(T)(F)(T)(T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LamportFastMutEx-PT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0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TFFFFFFFFF</text:p>
          </table:table-cell>
          <table:table-cell office:value-type="string">
            <text:p>normal</text:p>
          </table:table-cell>
          <table:table-cell office:value-type="string">
            <text:p>(F)(F)FFFFT(F)(F)FFF(F)(F)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(F)(F)(F)(F)(F)(F)(F)(F)(F)(F)(F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04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TFFFFFTFF</text:p>
          </table:table-cell>
          <table:table-cell office:value-type="string">
            <text:p>normal</text:p>
          </table:table-cell>
          <table:table-cell office:value-type="string">
            <text:p>(F)(F)(F)(F)(F)(T)(F)(T)(F)(F)(F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08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TFFFFFFF</text:p>
          </table:table-cell>
          <table:table-cell office:value-type="string">
            <text:p>normal</text:p>
          </table:table-cell>
          <table:table-cell office:value-type="string">
            <text:p>(F)(F)(F)(F)(F)(T)(F)(F)(T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16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TFTFFF--FT</text:p>
          </table:table-cell>
          <table:table-cell office:value-type="string">
            <text:p>normal</text:p>
          </table:table-cell>
          <table:table-cell office:value-type="string">
            <text:p>(F)(F)(T)(T)(F)(F)(T)(F)(T)(F)(F)(F)(NOVAL)(NOVAL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APK-PT-3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MultiwaySync-PT-none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FTFTFF-</text:p>
          </table:table-cell>
          <table:table-cell office:value-type="string">
            <text:p>timeout</text:p>
          </table:table-cell>
          <table:table-cell office:value-type="string">
            <text:p>TT(F)(T)(F)(F)(F)(F)TFTFTF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COL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TFFFFFTTFFFF</text:p>
          </table:table-cell>
          <table:table-cell office:value-type="string">
            <text:p>normal</text:p>
          </table:table-cell>
          <table:table-cell office:value-type="string">
            <text:p>(F)(F)(F)(F)(T)(F)(F)(F)(F)(F)(T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NeoElection-PT-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FTTTFTFTTTT</text:p>
          </table:table-cell>
          <table:table-cell office:value-type="string">
            <text:p>normal</text:p>
          </table:table-cell>
          <table:table-cell office:value-type="string">
            <text:p>T(T)FF(T)F(T)T(T)F(T)FT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FTFTFFTTTFFF</text:p>
          </table:table-cell>
          <table:table-cell office:value-type="string">
            <text:p>normal</text:p>
          </table:table-cell>
          <table:table-cell office:value-type="string">
            <text:p>FT(T)(T)F(T)F(T)FF(T)T(T)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FTTTTF</text:p>
          </table:table-cell>
          <table:table-cell office:value-type="string">
            <text:p>normal</text:p>
          </table:table-cell>
          <table:table-cell office:value-type="string">
            <text:p>(T)(T)(T)(T)(T)(T)F(T)(T)(T)F(T)T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TTTTFTTTTTTTT</text:p>
          </table:table-cell>
          <table:table-cell office:value-type="string">
            <text:p>normal</text:p>
          </table:table-cell>
          <table:table-cell office:value-type="string">
            <text:p>F(T)(T)(T)T(T)(T)F(T)(T)(T)(T)(T)(T)T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FTTTTTFTTT</text:p>
          </table:table-cell>
          <table:table-cell office:value-type="string">
            <text:p>normal</text:p>
          </table:table-cell>
          <table:table-cell office:value-type="string">
            <text:p>(T)TT(T)T(T)F(T)T(T)(T)(T)F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aramProductionCell-PT-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TFTTTTTTTT</text:p>
          </table:table-cell>
          <table:table-cell office:value-type="string">
            <text:p>normal</text:p>
          </table:table-cell>
          <table:table-cell office:value-type="string">
            <text:p>(T)(T)F(T)(T)TTF(T)(T)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COL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(T)TTTTTTTTT(T)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0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F)(T)(F)(T)(F)(F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T)(T)(T)(T)(F)(F)(T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F)(F)(F)(T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rmAdmissibility-PT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T)(T)(T)(T)(F)(F)(F)(F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COL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FFFFTTTTFTFT</text:p>
          </table:table-cell>
          <table:table-cell office:value-type="string">
            <text:p>normal</text:p>
          </table:table-cell>
          <table:table-cell office:value-type="string">
            <text:p>T(F)TF(F)FFFTTTT(F)T(F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TTFTTTFTTFFF</text:p>
          </table:table-cell>
          <table:table-cell office:value-type="string">
            <text:p>normal</text:p>
          </table:table-cell>
          <table:table-cell office:value-type="string">
            <text:p>F(F)TTTT(F)TTT(F)T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eterson-PT-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2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05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05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COL-10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TFFFFFFFFTF</text:p>
          </table:table-cell>
          <table:table-cell office:value-type="string">
            <text:p>normal</text:p>
          </table:table-cell>
          <table:table-cell office:value-type="string">
            <text:p>(F)(F)T(F)(F)T(F)F(F)(F)(F)(F)(F)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(F)F(F)F(F)FFF(F)FFF(F)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TFTTFFFFFFFFFT</text:p>
          </table:table-cell>
          <table:table-cell office:value-type="string">
            <text:p>normal</text:p>
          </table:table-cell>
          <table:table-cell office:value-type="string">
            <text:p>(F)(T)(T)(F)(T)(T)(F)(F)(F)(F)(F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TTTFFFFTFFFF</text:p>
          </table:table-cell>
          <table:table-cell office:value-type="string">
            <text:p>normal</text:p>
          </table:table-cell>
          <table:table-cell office:value-type="string">
            <text:p>(T)(T)(F)(F)(T)(T)(T)(F)(F)(F)(F)(T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TFFF</text:p>
          </table:table-cell>
          <table:table-cell office:value-type="string">
            <text:p>normal</text:p>
          </table:table-cell>
          <table:table-cell office:value-type="string">
            <text:p>(F)(F)(F)(F)(F)(F)(F)(F)(F)(F)(F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0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2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05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-PT-010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COL-0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COL-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COL-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hilosophersDyn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lanning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2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4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4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6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COL-S06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T)(F)(F)(T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T)(T)(T)(F)(F)(T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T)(T)(T)(T)(T)(F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F)(F)(T)(T)(T)(T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T)(F)(T)(T)(F)(T)(T)(T)(T)(T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2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F)(T)(T)(T)(T)(F)(T)(F)(F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T)(T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T)(T)(T)(T)(T)(F)(F)(T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4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T)(T)(T)(T)(T)(T)(T)(F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F)(T)(T)(T)(F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4J06T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T)(T)(T)(T)(F)(F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4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T)(F)(F)(T)(T)(T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4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T)(T)(F)(T)(F)(F)(F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4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T)(F)(T)(T)(T)(T)(F)(F)(F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F)(T)(F)(F)(F)(T)(F)(F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6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F)(T)(F)(T)(T)(T)(T)(T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LF-PT-S06J06T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T)(F)(T)(T)(T)(T)(F)(F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05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10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10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10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10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COL-S10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05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F)(T)(T)(T)(T)(T)(F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05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T)(F)(T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05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T)(F)(T)(T)(T)(T)(F)(T)(T)(F)(F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05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T)(T)(F)(T)(T)(T)(F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05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T)(F)(F)(T)(T)(T)(F)(T)(T)(F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T)(F)(T)(F)(T)(T)(F)(T)(T)(T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T)(F)(T)(T)(F)(T)(F)(F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F)(F)(T)(T)(F)(T)(F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6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T)(F)(F)(T)(F)(T)(F)(F)(F)(T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olyORBNT-PT-S10J8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T)(F)(F)(T)(F)(F)(F)(T)(T)(T)(T)(F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ProductionCell-PT-none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--F--F---FF-F-F</text:p>
          </table:table-cell>
          <table:table-cell office:value-type="string">
            <text:p>normal</text:p>
          </table:table-cell>
          <table:table-cell office:value-type="string">
            <text:p>(F)(NOVAL)(NOVAL)(F)(NOVAL)(NOVAL)(F)(NOVAL)(NOVAL)(NOVAL)(F)(F)(NOVAL)(F)(NOVAL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table:formula="of:=--tffft--#NAVN?[.$E#REF!]---#NAVN?[.$E#REF!]-#NAVN?[.$E#REF!]" office:value-type="string" office:string-value="#REF!">
            <text:p>#REF!</text:p>
          </table:table-cell>
          <table:table-cell office:value-type="string">
            <text:p>normal</text:p>
          </table:table-cell>
          <table:table-cell office:value-type="string">
            <text:p>(NOVAL)(NOVAL)(T)(F)(F)(F)(T)(NOVAL)(NOVAL)(T)(NOVAL)(NOVAL)(NOVAL)(T)(NOVAL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1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2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COL-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FFTFFTFFTTFT</text:p>
          </table:table-cell>
          <table:table-cell office:value-type="string">
            <text:p>normal</text:p>
          </table:table-cell>
          <table:table-cell office:value-type="string">
            <text:p>(T)(F)(T)(F)(F)(F)(T)(F)(F)(T)(F)(F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1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2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QuasiCertifProtocol-PT-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TTFTFTFF</text:p>
          </table:table-cell>
          <table:table-cell office:value-type="string">
            <text:p>normal</text:p>
          </table:table-cell>
          <table:table-cell office:value-type="string">
            <text:p>FFFFFFFFTT(F)(T)(F)T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TFFFFTTF</text:p>
          </table:table-cell>
          <table:table-cell office:value-type="string">
            <text:p>normal</text:p>
          </table:table-cell>
          <table:table-cell office:value-type="string">
            <text:p>FF(T)TFFFF(T)FFFFT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ailroad-PT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2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FFFTFFTFFFFTF</text:p>
          </table:table-cell>
          <table:table-cell office:value-type="string">
            <text:p>normal</text:p>
          </table:table-cell>
          <table:table-cell office:value-type="string">
            <text:p>TTFFF(F)(T)FF(T)FF(F)(F)T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FTFTFFFFF</text:p>
          </table:table-cell>
          <table:table-cell office:value-type="string">
            <text:p>normal</text:p>
          </table:table-cell>
          <table:table-cell office:value-type="string">
            <text:p>FT(F)FF(F)(F)(F)(T)(F)TF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TFFFFTTFF</text:p>
          </table:table-cell>
          <table:table-cell office:value-type="string">
            <text:p>normal</text:p>
          </table:table-cell>
          <table:table-cell office:value-type="string">
            <text:p>FF(F)(F)FF(F)TFFFFT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FFFFFFFFFFF</text:p>
          </table:table-cell>
          <table:table-cell office:value-type="string">
            <text:p>normal</text:p>
          </table:table-cell>
          <table:table-cell office:value-type="string">
            <text:p>FFTFFFFFFF(F)(F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TFTTTFTFTTF</text:p>
          </table:table-cell>
          <table:table-cell office:value-type="string">
            <text:p>normal</text:p>
          </table:table-cell>
          <table:table-cell office:value-type="string">
            <text:p>F(F)F(T)F(T)F(T)(T)(T)F(T)(F)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FTFFTFTFFT</text:p>
          </table:table-cell>
          <table:table-cell office:value-type="string">
            <text:p>normal</text:p>
          </table:table-cell>
          <table:table-cell office:value-type="string">
            <text:p>(T)(F)(T)F(T)F(F)(T)F(F)(T)F(T)(F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TFFTFTFFFFF</text:p>
          </table:table-cell>
          <table:table-cell office:value-type="string">
            <text:p>normal</text:p>
          </table:table-cell>
          <table:table-cell office:value-type="string">
            <text:p>(F)(F)F(T)T(T)F(F)TF(T)F(F)FF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FFFTFFTFFFFF</text:p>
          </table:table-cell>
          <table:table-cell office:value-type="string">
            <text:p>normal</text:p>
          </table:table-cell>
          <table:table-cell office:value-type="string">
            <text:p>T(T)(T)(T)(F)F(F)T(F)F(T)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3C10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FTF----TFTTFTTF</text:p>
          </table:table-cell>
          <table:table-cell office:value-type="string">
            <text:p>timeout</text:p>
          </table:table-cell>
          <table:table-cell office:value-type="string">
            <text:p>TF(T)F(F)(F)(T)(T)TFTT(F)(T)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05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FFFTFFFTFTFF</text:p>
          </table:table-cell>
          <table:table-cell office:value-type="string">
            <text:p>normal</text:p>
          </table:table-cell>
          <table:table-cell office:value-type="string">
            <text:p>F(T)FFFFFTFFFTF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10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FFFFFFFF</text:p>
          </table:table-cell>
          <table:table-cell office:value-type="string">
            <text:p>normal</text:p>
          </table:table-cell>
          <table:table-cell office:value-type="string">
            <text:p>FF(T)(T)F(F)FFFFF(F)(F)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15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FFFFFFFFFF</text:p>
          </table:table-cell>
          <table:table-cell office:value-type="string">
            <text:p>normal</text:p>
          </table:table-cell>
          <table:table-cell office:value-type="string">
            <text:p>FFFFFTFFFFF(F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20C0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TTFFFFF</text:p>
          </table:table-cell>
          <table:table-cell office:value-type="string">
            <text:p>normal</text:p>
          </table:table-cell>
          <table:table-cell office:value-type="string">
            <text:p>FFFFFF(F)FFTT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050C002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FFTFFTF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F)(F)(T)(F)(F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esAllocation-PT-R100C002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ing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FFFFFTTTFFTTF</text:p>
          </table:table-cell>
          <table:table-cell office:value-type="string">
            <text:p>normal</text:p>
          </table:table-cell>
          <table:table-cell office:value-type="string">
            <text:p>(F)FTFF(F)FF(T)(T)T(F)F(T)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FTFFTTTTFFF</text:p>
          </table:table-cell>
          <table:table-cell office:value-type="string">
            <text:p>normal</text:p>
          </table:table-cell>
          <table:table-cell office:value-type="string">
            <text:p>FFF(T)TF(T)(F)F(T)TTT(F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00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FFFFFFFFTFFF</text:p>
          </table:table-cell>
          <table:table-cell office:value-type="string">
            <text:p>normal</text:p>
          </table:table-cell>
          <table:table-cell office:value-type="string">
            <text:p>(F)(F)(F)TF(F)(F)(F)(F)(F)(F)FTF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01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TFFFTTFF</text:p>
          </table:table-cell>
          <table:table-cell office:value-type="string">
            <text:p>normal</text:p>
          </table:table-cell>
          <table:table-cell office:value-type="string">
            <text:p>FFF(F)FFFFTFFFTT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0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TTFFTTFFFTFFF</text:p>
          </table:table-cell>
          <table:table-cell office:value-type="string">
            <text:p>normal</text:p>
          </table:table-cell>
          <table:table-cell office:value-type="string">
            <text:p>FF(F)T(T)FF(T)TFF(F)T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1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FFFFFFF(F)FFF(F)(F)(F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10w2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F)(F)(F)(F)(T)(T)(T)(T)(T)(F)(F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020w00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F)(F)(F)(F)(F)(F)(F)(F)(F)(F)(F)(T)(T)(F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1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05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10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RwMutex-PT-r2000w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0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2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05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1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2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05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COL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TTTTFTFTFT</text:p>
          </table:table-cell>
          <table:table-cell office:value-type="string">
            <text:p>normal</text:p>
          </table:table-cell>
          <table:table-cell office:value-type="string">
            <text:p>TT(F)TTTTTTTFT(F)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haredMemory-PT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COL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COL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COL-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FTFTFFFF</text:p>
          </table:table-cell>
          <table:table-cell office:value-type="string">
            <text:p>normal</text:p>
          </table:table-cell>
          <table:table-cell office:value-type="string">
            <text:p>FFT(T)FFFFF(T)F(T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TFFFTTTTFT</text:p>
          </table:table-cell>
          <table:table-cell office:value-type="string">
            <text:p>normal</text:p>
          </table:table-cell>
          <table:table-cell office:value-type="string">
            <text:p>TFTFT(F)(T)FFF(T)TT(T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PT-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F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F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PT-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impleLoadBal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EngCT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EngNC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FrnCT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FrnNC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SqrCT5x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Solitaire-PT-SqrNC5x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COL-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FTFTTFTTTT</text:p>
          </table:table-cell>
          <table:table-cell office:value-type="string">
            <text:p>normal</text:p>
          </table:table-cell>
          <table:table-cell office:value-type="string">
            <text:p>TFTFT(F)FTFTTF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TTTFTTTTTT</text:p>
          </table:table-cell>
          <table:table-cell office:value-type="string">
            <text:p>normal</text:p>
          </table:table-cell>
          <table:table-cell office:value-type="string">
            <text:p>(F)(F)(F)(F)(F)(T)(T)(T)(T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15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F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TokenRing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UtahNoC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(T)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_Vasy2003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0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5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COL-8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FFTFFFFFFFFFTF</text:p>
          </table:table-cell>
          <table:table-cell office:value-type="string">
            <text:p>normal</text:p>
          </table:table-cell>
          <table:table-cell office:value-type="string">
            <text:p>(T)FFF(T)FFFFFFFFF(T)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PT-06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F--------------</text:p>
          </table:table-cell>
          <table:table-cell office:value-type="string">
            <text:p>timeout</text:p>
          </table:table-cell>
          <table:table-cell office:value-type="string">
            <text:p>(T)(F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PT-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afeBus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05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10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2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05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1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2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05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COL-1000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TTTTFTFTFT</text:p>
          </table:table-cell>
          <table:table-cell office:value-type="string">
            <text:p>normal</text:p>
          </table:table-cell>
          <table:table-cell office:value-type="string">
            <text:p>TT(F)TTTTTTTFT(F)TF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FFFFFFFFFFFF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2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haredMemory-PT-0002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COL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COL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COL-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COL-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COL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TTFFFFFTFTFFFF</text:p>
          </table:table-cell>
          <table:table-cell office:value-type="string">
            <text:p>normal</text:p>
          </table:table-cell>
          <table:table-cell office:value-type="string">
            <text:p>FFT(T)FFFFF(T)F(T)FFF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TFFFTTTTFT</text:p>
          </table:table-cell>
          <table:table-cell office:value-type="string">
            <text:p>normal</text:p>
          </table:table-cell>
          <table:table-cell office:value-type="string">
            <text:p>TFTFT(F)(T)FFF(T)TT(T)F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10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TF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T)(F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1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impleLoadBal-PT-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16DC00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32DC000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32DC001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64DC001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064DC00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128DC003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128DC006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256DC006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256DC01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512DC012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0512DC025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1024DC025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1024DC051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2048DC051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2048DC10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4096DC102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4096DC20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8192DC2048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mallOperatingSystem-PT-MT8192DC4096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EngCT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EngNC7x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FrnCT7x7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FrnNC7x7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SqrCT5x5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F)(T)(T)(T)(T)(T)(T)(T)(F)(T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olitaire-PT-SqrNC5x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FFFFFFFFFF</text:p>
          </table:table-cell>
          <table:table-cell office:value-type="string">
            <text:p>normal</text:p>
          </table:table-cell>
          <table:table-cell office:value-type="string">
            <text:p>(F)(F)(F)(F)(F)(F)(F)(F)(F)(F)(F)(F)(F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201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FTFFFTFTFFF</text:p>
          </table:table-cell>
          <table:table-cell office:value-type="string">
            <text:p>normal</text:p>
          </table:table-cell>
          <table:table-cell office:value-type="string">
            <text:p>(F)(F)(F)(F)(F)(F)(T)(F)(F)(F)(T)(F)(T)(F)(F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40204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080408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1005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quareGrid-PT-130613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1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FTTTTTFTTFTTTT</text:p>
          </table:table-cell>
          <table:table-cell office:value-type="string">
            <text:p>normal</text:p>
          </table:table-cell>
          <table:table-cell office:value-type="string">
            <text:p>T(T)F(T)(T)TTTFTTFT(T)(T)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2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FTFTTTTFTTF</text:p>
          </table:table-cell>
          <table:table-cell office:value-type="string">
            <text:p>normal</text:p>
          </table:table-cell>
          <table:table-cell office:value-type="string">
            <text:p>T(T)TTTFTFTTT(T)FTTF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3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TFFTTTTFTTTFTTT</text:p>
          </table:table-cell>
          <table:table-cell office:value-type="string">
            <text:p>normal</text:p>
          </table:table-cell>
          <table:table-cell office:value-type="string">
            <text:p>F(T)FF(T)T(T)(T)FTTTF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4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FTTTTTTTT</text:p>
          </table:table-cell>
          <table:table-cell office:value-type="string">
            <text:p>normal</text:p>
          </table:table-cell>
          <table:table-cell office:value-type="string">
            <text:p>TTTT(T)TTFTT(T)T(T)(T)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FTTTTF</text:p>
          </table:table-cell>
          <table:table-cell office:value-type="string">
            <text:p>normal</text:p>
          </table:table-cell>
          <table:table-cell office:value-type="string">
            <text:p>(T)(T)(T)(T)(T)(T)(T)(T)(T)(T)(F)(T)(T)(T)(T)(F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6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FTT-FTTT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T)(T)(NOVAL)(F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7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8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----------------</text:p>
          </table:table-cell>
          <table:table-cell office:value-type="string">
            <text:p>timeout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09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SwimmingPool-PT-1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1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----------------</text:p>
          </table:table-cell>
          <table:table-cell office:value-type="string">
            <text:p>normal</text:p>
          </table:table-cell>
          <table:table-cell office:value-type="string">
            <text:p>(NOVAL)(NOVAL)(NOVAL)(NOVAL)(NOVAL)(NOVAL)(NOVAL)(NOVAL)(NOVAL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10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2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COL-50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CC</text:p>
          </table:table-cell>
          <table:table-cell office:value-type="string">
            <text:p>normal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05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FTFTFFTFTTFTTTT</text:p>
          </table:table-cell>
          <table:table-cell office:value-type="string">
            <text:p>normal</text:p>
          </table:table-cell>
          <table:table-cell office:value-type="string">
            <text:p>TFTFT(F)FTFTTF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10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FFFFFTTTTFTTTTTT</text:p>
          </table:table-cell>
          <table:table-cell office:value-type="string">
            <text:p>normal</text:p>
          </table:table-cell>
          <table:table-cell office:value-type="string">
            <text:p>(F)(F)(F)(F)(F)(T)(T)(T)(T)(F)(T)(T)(T)(T)(T)(T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15</text:p>
          </table:table-cell>
          <table:table-cell office:value-type="string">
            <text:p>CTLFireabilitySimple</text:p>
          </table:table-cell>
          <table:table-cell office:value-type="string">
            <text:p>DNF</text:p>
          </table:table-cell>
          <table:table-cell office:value-type="string">
            <text:p>TT------F-------</text:p>
          </table:table-cell>
          <table:table-cell office:value-type="string">
            <text:p>timeout</text:p>
          </table:table-cell>
          <table:table-cell office:value-type="string">
            <text:p>(T)(T)(NOVAL)(NOVAL)(NOVAL)(NOVAL)(NOVAL)(NOVAL)(F)(NOVAL)(NOVAL)(NOVAL)(NOVAL)(NOVAL)(NOVAL)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2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3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4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TokenRing-PT-050</text:p>
          </table:table-cell>
          <table:table-cell office:value-type="string">
            <text:p>CTLFireabilitySimple</text:p>
          </table:table-cell>
          <table:table-cell table:number-columns-repeated="2" office:value-type="string">
            <text:p>DNF</text:p>
          </table:table-cell>
          <table:table-cell office:value-type="string">
            <text:p>timeout</text:p>
          </table:table-cell>
          <table:table-cell office:value-type="string">
            <text:p>(NOVAL)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UtahNoC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TTT(T)TTTTTTTTTTTT</text:p>
          </table:table-cell>
        </table:table-row>
        <table:table-row table:style-name="ro2">
          <table:table-cell office:value-type="string">
            <text:p>Marcie</text:p>
          </table:table-cell>
          <table:table-cell office:value-type="string">
            <text:p>Vasy2003-PT-none</text:p>
          </table:table-cell>
          <table:table-cell office:value-type="string">
            <text:p>CTLFireabilitySimple</text:p>
          </table:table-cell>
          <table:table-cell office:value-type="string">
            <text:p>OK</text:p>
          </table:table-cell>
          <table:table-cell office:value-type="string">
            <text:p>TTTTTTTTTTTTTTTT</text:p>
          </table:table-cell>
          <table:table-cell office:value-type="string">
            <text:p>normal</text:p>
          </table:table-cell>
          <table:table-cell office:value-type="string">
            <text:p>(T)(T)(T)(T)(T)(T)(T)(T)(T)(T)(T)(T)(T)(T)(T)(T)</text:p>
          </table:table-cell>
        </table:table-row>
      </table:table>
      <table:table table:name="Ark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Ark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a" number:country="DK">
      <number:number number:min-integer-digits="1"/>
    </number:number-style>
    <number:number-style style:name="N8106P0" style:volatile="true" number:language="da" number:country="DK">
      <number:text>kr </number:text>
      <number:number number:decimal-places="0" number:min-integer-digits="1" number:grouping="true"/>
    </number:number-style>
    <number:number-style style:name="N8106" number:language="da" number:country="DK">
      <number:text>kr 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a" number:country="DK">
      <number:text>kr </number:text>
      <number:number number:decimal-places="0" number:min-integer-digits="1" number:grouping="true"/>
    </number:number-style>
    <number:number-style style:name="N8107" number:language="da" number:country="DK">
      <style:text-properties fo:color="#ff0000"/>
      <number:text>k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a" number:country="DK">
      <number:text>kr </number:text>
      <number:number number:decimal-places="2" number:min-integer-digits="1" number:grouping="true"/>
    </number:number-style>
    <number:number-style style:name="N8108" number:language="da" number:country="DK">
      <number:text>kr 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a" number:country="DK">
      <number:text>kr </number:text>
      <number:number number:decimal-places="2" number:min-integer-digits="1" number:grouping="true"/>
    </number:number-style>
    <number:number-style style:name="N8109" number:language="da" number:country="DK">
      <style:text-properties fo:color="#ff0000"/>
      <number:text>kr -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8111" number:language="da" number:country="DK">
      <number:month number:textual="true"/>
      <number:text>-</number:text>
      <number:year/>
    </number:date-style>
    <number:time-style style:name="N8112" number:language="da" number:country="DK">
      <number:hours/>
      <number:text>:</number:text>
      <number:minutes number:style="long"/>
      <number:text> </number:text>
      <number:am-pm/>
    </number:time-style>
    <number:time-style style:name="N8113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a" number:country="DK">
      <number:number number:decimal-places="0" number:min-integer-digits="1" number:grouping="true"/>
    </number:number-style>
    <number:number-style style:name="N8115" number:language="da" number:country="DK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a" number:country="DK">
      <number:number number:decimal-places="0" number:min-integer-digits="1" number:grouping="true"/>
    </number:number-style>
    <number:number-style style:name="N8116" number:language="da" number:country="DK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a" number:country="DK">
      <number:number number:decimal-places="2" number:min-integer-digits="1" number:grouping="true"/>
    </number:number-style>
    <number:number-style style:name="N8117" number:language="da" number:country="DK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a" number:country="DK">
      <number:number number:decimal-places="2" number:min-integer-digits="1" number:grouping="true"/>
    </number:number-style>
    <number:number-style style:name="N8118" number:language="da" number:country="DK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a" number:country="DK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a" number:country="DK">
      <number:text> -</number:text>
      <number:number number:decimal-places="0" number:min-integer-digits="1" number:grouping="true"/>
      <number:text> </number:text>
    </number:number-style>
    <number:number-style style:name="N8119P2" style:volatile="true" number:language="da" number:country="DK">
      <number:text> - </number:text>
    </number:number-style>
    <number:text-style style:name="N8119" number:language="da" number:country="DK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a" number:country="DK">
      <number:text> kr </number:text>
      <number:number number:decimal-places="0" number:min-integer-digits="1" number:grouping="true"/>
      <number:text> </number:text>
    </number:number-style>
    <number:number-style style:name="N8120P1" style:volatile="true" number:language="da" number:country="DK">
      <number:text> kr -</number:text>
      <number:number number:decimal-places="0" number:min-integer-digits="1" number:grouping="true"/>
      <number:text> </number:text>
    </number:number-style>
    <number:number-style style:name="N8120P2" style:volatile="true" number:language="da" number:country="DK">
      <number:text> kr - </number:text>
    </number:number-style>
    <number:text-style style:name="N8120" number:language="da" number:country="DK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a" number:country="DK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a" number:country="DK">
      <number:text> -</number:text>
      <number:number number:decimal-places="2" number:min-integer-digits="1" number:grouping="true"/>
      <number:text> </number:text>
    </number:number-style>
    <number:number-style style:name="N8121P2" style:volatile="true" number:language="da" number:country="DK">
      <number:text> -</number:text>
      <number:number number:decimal-places="0" number:min-integer-digits="0"/>
      <number:text> </number:text>
    </number:number-style>
    <number:text-style style:name="N8121" number:language="da" number:country="DK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a" number:country="DK">
      <number:text> kr </number:text>
      <number:number number:decimal-places="2" number:min-integer-digits="1" number:grouping="true"/>
      <number:text> </number:text>
    </number:number-style>
    <number:number-style style:name="N8122P1" style:volatile="true" number:language="da" number:country="DK">
      <number:text> kr -</number:text>
      <number:number number:decimal-places="2" number:min-integer-digits="1" number:grouping="true"/>
      <number:text> </number:text>
    </number:number-style>
    <number:number-style style:name="N8122P2" style:volatile="true" number:language="da" number:country="DK">
      <number:text> kr -</number:text>
      <number:number number:decimal-places="0" number:min-integer-digits="0"/>
      <number:text> </number:text>
    </number:number-style>
    <number:text-style style:name="N8122" number:language="da" number:country="DK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a" number:country="DK">
      <number:minutes number:style="long"/>
      <number:text>:</number:text>
      <number:seconds number:style="long"/>
    </number:time-style>
    <number:time-style style:name="N8124" number:language="da" number:country="D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a" number:country="DK">
      <number:minutes number:style="long"/>
      <number:text>:</number:text>
      <number:seconds number:style="long" number:decimal-places="1"/>
    </number:time-style>
    <number:number-style style:name="N8126" number:language="da" number:country="DK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a6a6a6" fo:font-style="normal" fo:font-weight="normal" style:font-style-asian="normal" style:font-weight-asian="normal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-10-2015</text:date>, <text:time>13:49:1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øren </meta:initial-creator>
    <meta:creation-date>2015-10-27T13:35:20.80</meta:creation-date>
    <meta:generator>OpenOffice/4.1.1$Win32 OpenOffice.org_project/411m6$Build-9775</meta:generator>
    <meta:document-statistic meta:table-count="3" meta:cell-count="19376" meta:object-count="0"/>
  </office:meta>
</office:document-meta>
</file>